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Lohit Hindi3" svg:font-family="'Lohit Hindi'"/>
    <style:font-face style:name="OpenSymbol" svg:font-family="OpenSymbol"/>
    <style:font-face style:name="Times New Roman2" svg:font-family="'Times New Roman'"/>
    <style:font-face style:name="TimesNewRomanPSMT2" svg:font-family="TimesNewRomanPSMT"/>
    <style:font-face style:name="Times-Roman" svg:font-family="Times-Roman"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Century Schoolbook L" svg:font-family="'Century Schoolbook L'" style:font-family-generic="roman" style:font-pitch="variable"/>
    <style:font-face style:name="DejaVu Sans1" svg:font-family="'DejaVu Sans'" style:font-family-generic="roman" style:font-pitch="variable"/>
    <style:font-face style:name="Lohit Hindi2" svg:font-family="'Lohit Hindi'"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NewRomanPSMT1" svg:font-family="TimesNewRomanPSMT"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fo:color="#000000" style:text-outline="false" style:text-position="0% 100%" style:font-name="TimesNewRomanPSMT" fo:font-size="11pt" fo:letter-spacing="normal" style:text-underline-style="none" fo:font-weight="normal" style:letter-kerning="false" style:font-name-asian="TimesNewRomanPSMT" style:font-size-asian="11pt" style:font-weight-asian="normal" style:font-name-complex="TimesNewRomanPSMT" style:font-size-complex="11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color="#000000" style:text-outline="false" style:text-position="0% 100%" style:font-name="TimesNewRomanPSMT" fo:font-size="10pt" fo:letter-spacing="normal" style:text-underline-style="none" fo:font-weight="normal" style:letter-kerning="false" style:font-name-asian="TimesNewRomanPSMT" style:font-size-asian="10pt" style:font-weight-asian="normal" style:font-name-complex="TimesNewRomanPSMT" style:font-size-complex="10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fo:color="#000000" style:text-outline="false" style:text-position="0% 100%" style:font-name="Times New Roman1" fo:font-size="10.1000003814697pt" fo:letter-spacing="normal" style:text-underline-style="none" fo:font-weight="normal" style:letter-kerning="false" style:font-name-asian="TimesNewRomanPSMT" style:font-size-asian="10.1000003814697pt" style:font-weight-asian="normal" style:font-name-complex="TimesNewRomanPSMT" style:font-size-complex="10.1000003814697pt" style:font-weight-complex="normal"/>
    </style:style>
    <style:style style:name="P8" style:family="paragraph" style:parent-style-name="Standard">
      <style:paragraph-properties fo:margin-left="0in" fo:margin-right="0in" fo:text-align="justify" style:justify-single-word="false" fo:text-indent="0in" style:auto-text-indent="false" style:text-autospace="none"/>
      <style:text-properties fo:color="#000000" style:text-outline="false" style:text-position="0% 100%" style:font-name="Times New Roman1" fo:font-size="10.1000003814697pt" fo:letter-spacing="normal" style:text-underline-style="none" style:letter-kerning="false" style:font-name-asian="TimesNewRomanPSMT" style:font-size-asian="10.1000003814697pt" style:font-name-complex="TimesNewRomanPSMT" style:font-size-complex="10.1000003814697pt"/>
    </style:style>
    <style:style style:name="P9" style:family="paragraph" style:parent-style-name="Standard">
      <style:paragraph-properties fo:margin-left="0in" fo:margin-right="0in" fo:text-indent="0in" style:auto-text-indent="false" style:text-autospace="none"/>
      <style:text-properties fo:color="#000000" style:text-outline="false" style:text-position="0% 100%" style:font-name="Times New Roman1" fo:font-size="10.1000003814697pt" fo:letter-spacing="normal" style:text-underline-style="none" style:letter-kerning="false" style:font-name-asian="TimesNewRomanPSMT" style:font-size-asian="10.1000003814697pt" style:font-name-complex="TimesNewRomanPSMT" style:font-size-complex="10.1000003814697pt"/>
    </style:style>
    <style:style style:name="P10" style:family="paragraph" style:parent-style-name="Standard">
      <style:paragraph-properties fo:margin-left="0in" fo:margin-right="0in" fo:text-align="justify" style:justify-single-word="false" fo:text-indent="0in" style:auto-text-indent="false" style:text-autospace="none"/>
      <style:text-properties fo:color="#000000" style:text-outline="false" style:text-position="0% 100%" style:font-name="Times New Roman1" fo:font-size="10.1000003814697pt" fo:letter-spacing="normal" style:text-underline-style="none" style:letter-kerning="false" style:font-name-asian="Times-Roman" style:font-size-asian="10.1000003814697pt" style:font-name-complex="Times-Roman" style:font-size-complex="10.1000003814697pt"/>
    </style:style>
    <style:style style:name="P11" style:family="paragraph" style:parent-style-name="Standard">
      <style:paragraph-properties fo:margin-left="0in" fo:margin-right="0in" fo:text-align="justify" style:justify-single-word="false" fo:text-indent="0in" style:auto-text-indent="false" style:text-autospace="none"/>
      <style:text-properties fo:color="#000000" style:text-outline="false" style:text-position="0% 100%" style:font-name="Times New Roman1" fo:font-size="10.1000003814697pt" fo:letter-spacing="normal" fo:font-style="normal" style:text-underline-style="none" style:letter-kerning="false" style:font-name-asian="TimesNewRomanPSMT" style:font-size-asian="10.1000003814697pt" style:font-style-asian="normal" style:font-name-complex="TimesNewRomanPSMT" style:font-size-complex="10.1000003814697pt" style:font-style-complex="normal"/>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1" fo:font-size="10.1000003814697pt" fo:font-weight="normal" style:font-size-asian="10.1000003814697pt" style:font-weight-asian="normal" style:font-size-complex="10.1000003814697pt" style:font-weight-complex="normal"/>
    </style:style>
    <style:style style:name="P13" style:family="paragraph" style:parent-style-name="Standard">
      <style:paragraph-properties fo:margin-left="0in" fo:margin-right="0in" fo:text-align="justify" style:justify-single-word="false" fo:text-indent="0in" style:auto-text-indent="false" style:text-autospace="none"/>
      <style:text-properties style:font-name="Times New Roman1" fo:font-size="10.1000003814697pt" style:font-size-asian="10.1000003814697pt" style:font-size-complex="10.1000003814697pt"/>
    </style:style>
    <style:style style:name="P14" style:family="paragraph" style:parent-style-name="Standard">
      <style:paragraph-properties fo:margin-left="0in" fo:margin-right="0in" fo:text-indent="0in" style:auto-text-indent="false" style:text-autospace="none"/>
      <style:text-properties style:font-name="Times New Roman1" fo:font-size="10.1000003814697pt" style:font-size-asian="10.1000003814697pt" style:font-size-complex="10.1000003814697pt"/>
    </style:style>
    <style:style style:name="P15" style:family="paragraph" style:parent-style-name="Standard">
      <style:paragraph-properties fo:margin-left="0in" fo:margin-right="0in" fo:text-align="justify" style:justify-single-word="false" fo:text-indent="0in" style:auto-text-indent="false"/>
      <style:text-properties style:font-name="TimesNewRomanPSMT" fo:font-size="10pt" fo:font-weight="normal" style:font-size-asian="10pt" style:font-weight-asian="normal" style:font-size-complex="10pt" style:font-weight-complex="normal"/>
    </style:style>
    <style:style style:name="P16"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7"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8" style:family="paragraph" style:parent-style-name="Standard">
      <style:paragraph-properties fo:margin-left="0in" fo:margin-right="0in" fo:text-align="justify" style:justify-single-word="false" fo:text-indent="0.1965in" style:auto-text-indent="false"/>
      <style:text-properties fo:color="#000000" style:text-outline="false" style:text-position="0% 100%" style:font-name="Times New Roman1" fo:font-size="10.1000003814697pt" fo:letter-spacing="normal" style:text-underline-style="none" fo:font-weight="normal" style:letter-kerning="false" style:font-name-asian="TimesNewRomanPSMT" style:font-size-asian="10.1000003814697pt" style:font-weight-asian="normal" style:font-name-complex="TimesNewRomanPSMT" style:font-size-complex="10.1000003814697pt" style:font-weight-complex="normal"/>
    </style:style>
    <style:style style:name="P19" style:family="paragraph" style:parent-style-name="Standard">
      <style:paragraph-properties fo:margin-left="0.3626in" fo:margin-right="0.3626in" fo:text-align="justify" style:justify-single-word="false" fo:text-indent="0in" style:auto-text-indent="false"/>
      <style:text-properties style:font-name="Times New Roman1" fo:font-size="10.1000003814697pt" fo:font-weight="normal" style:font-size-asian="10.1000003814697pt" style:font-weight-asian="normal" style:font-size-complex="10.1000003814697pt" style:font-weight-complex="normal"/>
    </style:style>
    <style:style style:name="P20" style:family="paragraph" style:parent-style-name="Standard" style:master-page-name="">
      <style:paragraph-properties fo:margin-left="0.0098in" fo:margin-right="0in" fo:text-align="justify" style:justify-single-word="false" fo:text-indent="0in" style:auto-text-indent="false" style:page-number="auto" style:text-autospace="none"/>
      <style:text-properties style:font-name="Times New Roman1" fo:font-size="10.1000003814697pt" style:font-size-asian="10.1000003814697pt" style:font-size-complex="10.1000003814697pt"/>
    </style:style>
    <style:style style:name="P21" style:family="paragraph" style:parent-style-name="Standard" style:master-page-name="">
      <style:paragraph-properties fo:margin-left="0.0193in" fo:margin-right="0in" fo:text-align="justify" style:justify-single-word="false" fo:text-indent="0in" style:auto-text-indent="false" style:page-number="auto" style:text-autospace="none"/>
      <style:text-properties style:font-name="TimesNewRomanPSMT" fo:font-size="11pt" style:font-size-asian="11pt" style:font-size-complex="11pt"/>
    </style:style>
    <style:style style:name="P22" style:family="paragraph" style:parent-style-name="Standard">
      <style:paragraph-properties fo:text-align="center" style:justify-single-word="false" style:text-autospace="none"/>
      <style:text-properties fo:color="#000000" style:text-outline="false" style:text-position="0% 100%" style:font-name="TimesNewRomanPSMT" fo:font-size="10pt" fo:letter-spacing="normal" style:text-underline-style="none" style:letter-kerning="false" style:font-name-asian="TimesNewRomanPSMT" style:font-size-asian="10pt" style:font-name-complex="TimesNewRomanPSMT" style:font-size-complex="10pt"/>
    </style:style>
    <style:style style:name="P23" style:family="paragraph" style:parent-style-name="Standard" style:master-page-name="">
      <style:paragraph-properties fo:margin-left="0.0098in" fo:margin-right="-0.0098in" fo:text-align="justify" style:justify-single-word="false" fo:text-indent="0in" style:auto-text-indent="false" style:page-number="auto" style:text-autospace="none"/>
      <style:text-properties fo:color="#000000" style:text-outline="false" style:text-position="0% 100%" style:font-name="Times New Roman1" fo:font-size="10.1000003814697pt" fo:letter-spacing="normal" style:text-underline-style="none" style:letter-kerning="false" style:font-name-asian="TimesNewRomanPSMT" style:font-size-asian="10.1000003814697pt" style:font-name-complex="TimesNewRomanPSMT" style:font-size-complex="10.1000003814697pt"/>
    </style:style>
    <style:style style:name="P24" style:family="paragraph" style:parent-style-name="Standard" style:list-style-name="L1">
      <style:paragraph-properties fo:margin-left="0in" fo:margin-right="0in" fo:text-align="justify" style:justify-single-word="false" fo:text-indent="0.1965in" style:auto-text-indent="false"/>
      <style:text-properties fo:color="#000000" style:text-outline="false" style:text-position="0% 100%" style:font-name="Times New Roman1" fo:font-size="10.1000003814697pt" fo:letter-spacing="normal" style:text-underline-style="none" fo:font-weight="normal" style:letter-kerning="false" style:font-name-asian="TimesNewRomanPSMT" style:font-size-asian="10.1000003814697pt" style:font-weight-asian="normal" style:font-name-complex="TimesNewRomanPSMT" style:font-size-complex="10.1000003814697pt" style:font-weight-complex="normal"/>
    </style:style>
    <style:style style:name="P25" style:family="paragraph" style:parent-style-name="Standard" style:master-page-name="">
      <style:paragraph-properties fo:margin-left="0in" fo:margin-right="0in" fo:text-align="justify" style:justify-single-word="false" fo:text-indent="0in" style:auto-text-indent="false" style:page-number="auto" style:text-autospace="none"/>
      <style:text-properties fo:color="#000000" style:text-outline="false" style:text-position="0% 100%" style:font-name="Times New Roman1" fo:font-size="10.1000003814697pt" fo:letter-spacing="normal" style:text-underline-style="none" style:letter-kerning="false" style:font-name-asian="TimesNewRomanPSMT" style:font-size-asian="10.1000003814697pt" style:font-name-complex="TimesNewRomanPSMT" style:font-size-complex="10.1000003814697pt"/>
    </style:style>
    <style:style style:name="P26" style:family="paragraph" style:parent-style-name="Standard">
      <style:paragraph-properties fo:margin-left="0in" fo:margin-right="0in" fo:text-align="justify" style:justify-single-word="false" fo:text-indent="0in" style:auto-text-indent="false" style:text-autospace="none"/>
      <style:text-properties fo:color="#000000" style:text-outline="false" style:text-position="0% 100%" style:font-name="Times New Roman1" fo:font-size="10.1000003814697pt" fo:letter-spacing="normal" style:text-underline-style="none" style:letter-kerning="false" style:font-name-asian="TimesNewRomanPSMT" style:font-size-asian="10.1000003814697pt" style:font-name-complex="TimesNewRomanPSMT" style:font-size-complex="10.1000003814697pt"/>
    </style:style>
    <style:style style:name="P27" style:family="paragraph" style:parent-style-name="Standard">
      <style:paragraph-properties fo:margin-left="0in" fo:margin-right="0in" fo:text-align="justify" style:justify-single-word="false" fo:text-indent="0in" style:auto-text-indent="false" style:text-autospace="none"/>
      <style:text-properties fo:color="#000000" style:text-outline="false" style:text-position="0% 100%" style:font-name="Times New Roman1" fo:font-size="10.1000003814697pt" fo:letter-spacing="normal" fo:font-style="normal" style:text-underline-style="none" style:letter-kerning="false" style:font-name-asian="TimesNewRomanPSMT" style:font-size-asian="10.1000003814697pt" style:font-style-asian="normal" style:font-name-complex="TimesNewRomanPSMT" style:font-size-complex="10.1000003814697pt" style:font-style-complex="normal"/>
    </style:style>
    <style:style style:name="P28"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9"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30" style:family="paragraph" style:parent-style-name="Standard" style:master-page-name="">
      <style:paragraph-properties fo:margin-left="0.0098in" fo:margin-right="0in" fo:text-align="justify" style:justify-single-word="false" fo:text-indent="0in" style:auto-text-indent="false" style:page-number="auto" style:text-autospace="none"/>
      <style:text-properties fo:color="#000000" style:text-outline="false" style:text-position="0% 100%" style:font-name="Times New Roman1" fo:font-size="10.1000003814697pt" fo:letter-spacing="normal" style:text-underline-style="none" style:letter-kerning="false" style:font-name-asian="TimesNewRomanPSMT" style:font-size-asian="10.1000003814697pt" style:font-name-complex="TimesNewRomanPSMT" style:font-size-complex="10.1000003814697pt"/>
    </style:style>
    <style:style style:name="P31" style:family="paragraph" style:parent-style-name="Standard">
      <style:paragraph-properties fo:margin-left="0.0098in" fo:margin-right="0in" fo:text-align="justify" style:justify-single-word="false" fo:text-indent="0in" style:auto-text-indent="false" style:text-autospace="none"/>
      <style:text-properties fo:color="#000000" style:text-outline="false" style:text-position="0% 100%" style:font-name="Century Schoolbook L"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32" style:family="paragraph" style:parent-style-name="Standard">
      <style:paragraph-properties fo:margin-left="0.0098in" fo:margin-right="0in" fo:text-align="justify" style:justify-single-word="false" fo:text-indent="0in" style:auto-text-indent="false" style:text-autospace="non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34"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35" style:family="paragraph" style:parent-style-name="Heading_20_2">
      <style:text-properties fo:font-size="12pt" fo:font-style="normal" style:font-size-asian="12pt" style:font-style-asian="normal" style:font-size-complex="12pt" style:font-style-complex="normal"/>
    </style:style>
    <style:style style:name="P36"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Heading_20_1">
      <style:paragraph-properties fo:text-align="center" style:justify-single-word="false"/>
      <style:text-properties style:font-name="Century Schoolbook L" fo:font-size="14pt" style:font-size-asian="14pt" style:font-size-complex="14pt"/>
    </style:style>
    <style:style style:name="P38" style:family="paragraph">
      <style:paragraph-properties fo:text-align="start" style:writing-mode="lr-tb"/>
    </style:style>
    <style:style style:name="P39" style:family="paragraph">
      <style:paragraph-properties fo:text-align="start" style:writing-mode="lr-tb"/>
      <style:text-properties fo:font-size="24pt"/>
    </style:style>
    <style:style style:name="P40" style:family="paragraph">
      <style:paragraph-properties style:text-autospace="none"/>
    </style:style>
    <style:style style:name="P41" style:family="paragraph">
      <style:paragraph-properties fo:text-align="center" style:text-autospace="none"/>
    </style:style>
    <style:style style:name="P42" style:family="paragraph">
      <style:paragraph-properties style:line-height-at-least="0.1102in" style:text-autospace="none"/>
    </style:style>
    <style:style style:name="P43" style:family="paragraph">
      <style:paragraph-properties style:line-height-at-least="0.0866in" fo:text-align="center" style:text-autospace="none"/>
    </style:style>
    <style:style style:name="P44" style:family="paragraph">
      <style:paragraph-properties style:line-height-at-least="0.1102in" fo:text-align="justify" style:text-autospace="none"/>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color="#000000" style:text-outline="false" style:text-position="0% 100%" style:font-name="TimesNewRomanPSMT" fo:font-size="10pt" fo:letter-spacing="normal" style:text-underline-style="solid" style:text-underline-width="auto" style:text-underline-color="#000000" style:letter-kerning="false" style:font-name-asian="TimesNewRomanPSMT" style:font-size-asian="10pt" style:font-name-complex="TimesNewRomanPSMT" style:font-size-complex="10pt"/>
    </style:style>
    <style:style style:name="T5" style:family="text">
      <style:text-properties fo:color="#000000" style:text-outline="false" style:text-position="0% 100%" style:font-name="TimesNewRomanPSMT" fo:font-size="10pt" fo:letter-spacing="normal" style:text-underline-style="none" style:letter-kerning="false" style:font-name-asian="TimesNewRomanPSMT" style:font-size-asian="10pt" style:font-name-complex="TimesNewRomanPSMT" style:font-size-complex="10pt"/>
    </style:style>
    <style:style style:name="T6" style:family="text">
      <style:text-properties fo:color="#000000" style:text-outline="false" style:text-position="0% 100%" fo:letter-spacing="normal" style:text-underline-style="none" style:letter-kerning="false" style:font-name-asian="TimesNewRomanPSMT" style:font-name-complex="TimesNewRomanPSMT"/>
    </style:style>
    <style:style style:name="T7" style:family="text">
      <style:text-properties fo:color="#000000" style:text-outline="false" style:text-position="0% 100%" fo:letter-spacing="normal" style:text-underline-style="none" style:letter-kerning="false" style:font-name-asian="Times-Roman" style:font-name-complex="Times-Roman"/>
    </style:style>
    <style:style style:name="T8" style:family="text">
      <style:text-properties fo:color="#000000" style:text-outline="false" style:text-position="0% 100%" fo:letter-spacing="normal" style:text-underline-style="none" fo:font-weight="bold" style:letter-kerning="false" style:font-name-asian="TimesNewRomanPS-BoldMT" style:font-weight-asian="bold" style:font-name-complex="TimesNewRomanPS-BoldMT" style:font-weight-complex="bold"/>
    </style:style>
    <style:style style:name="T9" style:family="text">
      <style:text-properties fo:color="#000000" style:text-outline="false" style:text-position="0% 100%" fo:letter-spacing="normal" fo:font-style="italic" style:text-underline-style="none" style:letter-kerning="false" style:font-name-asian="TimesNewRomanPS-ItalicMT" style:font-style-asian="italic" style:font-name-complex="TimesNewRomanPS-ItalicMT" style:font-style-complex="italic"/>
    </style:style>
    <style:style style:name="T10" style:family="text">
      <style:text-properties fo:color="#000000" style:text-outline="false" style:text-position="0% 100%" fo:letter-spacing="normal" fo:font-style="normal" style:text-underline-style="none" style:letter-kerning="false" style:font-name-asian="TimesNewRomanPSMT" style:font-style-asian="normal" style:font-name-complex="TimesNewRomanPSMT" style:font-style-complex="normal"/>
    </style:style>
    <style:style style:name="T11" style:family="text">
      <style:text-properties fo:color="#000000" style:text-outline="false" style:text-position="0% 100%" style:font-name="Times New Roman1" fo:font-size="10.1000003814697pt" fo:letter-spacing="normal" style:text-underline-style="none" style:letter-kerning="false" style:font-name-asian="TimesNewRomanPSMT" style:font-size-asian="10.1000003814697pt" style:font-name-complex="TimesNewRomanPSMT" style:font-size-complex="10.1000003814697pt"/>
    </style:style>
    <style:style style:name="T12" style:family="text">
      <style:text-properties fo:color="#000000" style:text-outline="false" style:text-position="0% 100%" fo:font-size="7pt" fo:letter-spacing="normal" fo:font-style="italic" style:text-underline-style="none" style:letter-kerning="false" style:font-name-asian="TimesNewRomanPS-ItalicMT" style:font-size-asian="7pt" style:font-style-asian="italic" style:font-name-complex="TimesNewRomanPS-ItalicMT" style:font-size-complex="7pt" style:font-style-complex="italic"/>
    </style:style>
    <style:style style:name="T13" style:family="text">
      <style:text-properties style:font-name="Times New Roman1" fo:font-size="10.1000003814697pt" style:font-size-asian="10.1000003814697pt" style:font-size-complex="10.1000003814697pt"/>
    </style:style>
    <style:style style:name="T14" style:family="text">
      <style:text-properties fo:color="#000000" style:font-name="Arial1" fo:font-size="7.19999980926514pt" style:font-size-asian="7.19999980926514pt" style:font-name-complex="Arial1" style:font-size-complex="7.19999980926514pt"/>
    </style:style>
    <style:style style:name="T15" style:family="text">
      <style:text-properties fo:color="#000000" style:font-name="Arial1" fo:font-size="6.90000009536743pt" style:font-size-asian="6.90000009536743pt" style:font-name-complex="Arial1" style:font-size-complex="6.90000009536743pt"/>
    </style:style>
    <style:style style:name="T16" style:family="text">
      <style:text-properties fo:color="#000000" style:font-name="Arial1" fo:font-size="6.90000009536743pt" style:letter-kerning="false" style:font-name-asian="TimesNewRomanPSMT" style:font-size-asian="6.90000009536743pt" style:font-name-complex="Arial1" style:font-size-complex="6.90000009536743pt"/>
    </style:style>
    <style:style style:name="T17" style:family="text">
      <style:text-properties fo:color="#000000" style:font-name="Arial1" fo:font-size="7.09999990463257pt" style:font-size-asian="7.09999990463257pt" style:font-name-complex="Arial1" style:font-size-complex="7.09999990463257pt"/>
    </style:style>
    <style:style style:name="T18" style:family="text">
      <style:text-properties fo:color="#000000" style:font-name="Arial1" fo:font-size="7.09999990463257pt" style:letter-kerning="false" style:font-name-asian="TimesNewRomanPSMT" style:font-size-asian="7.09999990463257pt" style:font-name-complex="Arial1" style:font-size-complex="7.09999990463257pt"/>
    </style:style>
    <style:style style:name="T19" style:family="text">
      <style:text-properties fo:color="#000000" style:font-name="Arial1" fo:font-size="6.09999990463257pt" style:font-size-asian="6.09999990463257pt" style:font-name-complex="Arial1" style:font-size-complex="6.09999990463257pt"/>
    </style:style>
    <style:style style:name="T20" style:family="text">
      <style:text-properties fo:color="#000000" style:font-name="Arial1" fo:font-size="6.09999990463257pt" style:letter-kerning="false" style:font-name-asian="TimesNewRomanPSMT" style:font-size-asian="6.09999990463257pt" style:font-name-complex="Arial1" style:font-size-complex="6.09999990463257pt"/>
    </style:style>
    <style:style style:name="T21" style:family="text">
      <style:text-properties fo:color="#000000" style:font-name="Times New Roman2" fo:font-size="11pt" fo:font-style="italic" style:font-size-asian="11pt" style:font-name-complex="Times New Roman2" style:font-size-complex="11pt" style:font-style-complex="italic"/>
    </style:style>
    <style:style style:name="T22" style:family="text">
      <style:text-properties fo:color="#000000" style:font-name="Times New Roman2" fo:font-size="6.59999990463257pt" fo:font-style="italic" style:font-size-asian="6.59999990463257pt" style:font-name-complex="Times New Roman2" style:font-size-complex="6.59999990463257pt" style:font-style-complex="italic"/>
    </style:style>
    <style:style style:name="T23" style:family="text">
      <style:text-properties fo:color="#000000" style:font-name="OpenSymbol" fo:font-size="11pt" style:font-size-asian="11pt" style:font-name-complex="OpenSymbol" style:font-size-complex="11pt"/>
    </style:style>
    <style:style style:name="T24" style:family="text">
      <style:text-properties fo:color="#000000" style:font-name="OpenSymbol" fo:font-size="29.8999996185303pt" style:font-size-asian="29.8999996185303pt" style:font-name-complex="OpenSymbol" style:font-size-complex="29.8999996185303pt"/>
    </style:style>
    <style:style style:name="T25" style:family="text">
      <style:text-properties fo:color="#000000" style:font-name="Times New Roman2" fo:font-size="11pt" style:font-size-asian="11pt" style:font-name-complex="Times New Roman2" style:font-size-complex="11pt"/>
    </style:style>
    <style:style style:name="T26" style:family="text">
      <style:text-properties fo:color="#000000" style:font-name="OpenSymbol" fo:font-size="16pt" style:font-size-asian="16pt" style:font-name-complex="OpenSymbol" style:font-size-complex="16pt"/>
    </style:style>
    <style:style style:name="T27" style:family="text">
      <style:text-properties fo:color="#000000" style:font-name="OpenSymbol" fo:font-size="6.59999990463257pt" style:font-size-asian="6.59999990463257pt" style:font-name-complex="OpenSymbol" style:font-size-complex="6.59999990463257pt"/>
    </style:style>
    <style:style style:name="T28" style:family="text">
      <style:text-properties fo:color="#000000" style:font-name="Times New Roman2" fo:font-size="6.59999990463257pt" style:font-size-asian="6.59999990463257pt" style:font-name-complex="Times New Roman2" style:font-size-complex="6.59999990463257pt"/>
    </style:style>
    <style:style style:name="T29" style:family="text">
      <style:text-properties fo:color="#000000" style:font-name="OpenSymbol" fo:font-size="14.6000003814697pt" style:font-size-asian="14.6000003814697pt" style:font-name-complex="OpenSymbol" style:font-size-complex="14.6000003814697pt"/>
    </style:style>
    <style:style style:name="T30" style:family="text">
      <style:text-properties fo:color="#000000" style:font-name="Courier New" fo:font-size="8pt" style:font-size-asian="8pt" style:font-name-complex="Courier New" style:font-size-complex="8pt"/>
    </style:style>
    <style:style style:name="T31"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3091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2575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5528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965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2898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5409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2409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2.1902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2.2516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8854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5563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1.4409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953in" fo:min-width="1.848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248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172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11in" fo:min-width="0.2528in" fo:padding-top="0in" fo:padding-bottom="0in" fo:padding-left="0in" fo:padding-right="0in" style:run-through="foreground"/>
    </style:style>
    <style:style style:name="gr39"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0984in" fo:min-width="0.4217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3272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468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465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1535in" fo:min-width="1.2453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1953in" fo:min-width="1.5465in" fo:padding-top="0in" fo:padding-bottom="0in" fo:padding-left="0in" fo:padding-right="0in" style:run-through="foreground"/>
    </style:style>
    <style:style style:name="gr48" style:family="graphic">
      <style:graphic-properties style:run-through="foreground" style:vertical-pos="middle" style:vertical-rel="baseline" style:horizontal-pos="from-left" style:horizontal-rel="paragraph" draw:wrap-influence-on-position="once-concurrent" style:flow-with-text="false"/>
    </style:style>
    <style:style style:name="gr49"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89in" fo:min-width="0.1709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3.3354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2.1354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2.5354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3.2689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90" style:family="graphic">
      <style:graphic-properties style:run-through="foreground" style:vertical-pos="from-top" style:horizontal-pos="from-left" style:horizontal-rel="paragraph" draw:wrap-influence-on-position="once-concurrent" style:flow-with-text="false"/>
    </style:style>
    <style:style style:name="gr91" style:family="graphic">
      <style:graphic-properties draw:stroke="none" draw:marker-start="" draw:marker-end="" draw:fill="none" draw:textarea-horizontal-align="left" draw:textarea-vertical-align="top" draw:auto-grow-height="true" draw:auto-grow-width="true" fo:min-height="0.1134in" fo:min-width="0.5055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34in" fo:min-width="0.5339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34in" fo:min-width="0.5618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4in" fo:min-width="0.4646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34in" fo:min-width="0.4811in" fo:padding-top="0in" fo:padding-bottom="0in" fo:padding-left="0in" fo:padding-right="0in" style:run-through="foreground"/>
    </style:style>
    <style:style style:name="gr96" style:family="graphic">
      <style:graphic-properties draw:stroke="dash" svg:stroke-color="#000000" draw:marker-start="" draw:marker-end="" draw:fill="none"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134in" fo:min-width="0.2283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134in" fo:min-width="0.502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134in" fo:min-width="0.5102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Bitcoin: Ένα Ηλεκτρονικό Σύστημα Πληρωμών από Χρήστη σε Χρήστη (Peer-to-Peer)</text:h>
      <text:p text:style-name="P2"/>
      <text:p text:style-name="P2">Satoshi Nakamoto</text:p>
      <text:p text:style-name="P2">satoshin@gmx.com</text:p>
      <text:p text:style-name="P2"><text:a xlink:type="simple" xlink:href="http://www.bitcoin.org/" text:style-name="Internet_20_link" text:visited-style-name="Visited_20_Internet_20_Link">www.bitcoin.org</text:a></text:p>
      <text:p text:style-name="P2"/>
      <text:p text:style-name="P2"><text:span text:style-name="T5">Translated in Greek from </text:span><text:a xlink:type="simple" xlink:href="http://bitcoin.org/bitcoin.pdf" text:style-name="Internet_20_link" text:visited-style-name="Visited_20_Internet_20_Link"><text:span text:style-name="T4">bitcoin.org/bitcoin.pdf</text:span></text:a></text:p>
      <text:p text:style-name="P22">by @mctsimo</text:p>
      <text:p text:style-name="P2"/>
      <text:p text:style-name="P19"><text:span text:style-name="T8">Περίληψη. </text:span><text:span text:style-name="T6">Μια εκδοχή αμιγώς ηλεκτρονικού χρήματος, θα επέτρεπε πληρωμές σε απευθείας σύνδεση (online) από το ένα μέρος στο άλλο χωρίς να περνούν μέσα από ένα χρηματοπιστωτικό ίδρυμα. Οι ηλεκτρονικές υπογραφές αποτελούν μέρος της λύσης, αλλά τα κύρια πλεονεκτήματα χάνονται εάν εξακολουθεί να χρειάζεται ένα αξιόπιστο τρίτο μέρος για την αποφυγή των διπλών δαπανών. Προτείνουμε μια λύση στο πρόβλημα των διπλών δαπανών χρησιμοποιώντας ένα δίκτυο απευθείας από χρήστη σε χρήστη (peer-to-peer). Το δίκτυο αυτό, σφραγίζει χρονικά τις συναλλαγές τοποθετώντας τις σε μια συνεχιζόμενη κρυπτογραφημένη αλυσίδα βασισμένη στην απόδειξη εργασίας (proof-of-work), <text:s/>σχηματίζοντας ένα μητρώο που δεν μπορεί να αλλάξει χωρίς να πρέπει να επαναληφθεί όλη η προηγούμενη εργασία. Η πιο μεγάλη αλυσίδα χρησιμεύει όχι μόνο ως απόδειξη της ακολουθίας γεγονότων που παρατηρήθηκαν αλλά και ως απόδειξη ότι προήλθε από τη μεγαλύτερη δεξαμενή υπολογιστικής ισχύος (CPU power). Όσο η πλειοψηφία της υπολογιστικής ισχύος ελέγχεται από κόμβους (nodes) που δεν συνεργάζονται για να επιτεθούν στο δίκτυο, θα παράγουν την μεγαλύτερη αλυσίδα και θα ξεπερνούν τους επιτιθέμενους κόμβους. Το ίδιο το δίκτυο χρειάζεται ελάχιστη δομή. Τα μηνύματα μεταδίδονται με βάση την καλύτερη δυνατή προσπάθεια και οι κόμβοι μπορούν να αποχωρήσουν και να επανέλθουν στο δίκτυο κατά βούληση, αποδεχόμενοι τη μεγαλύτερη αλυσίδα απόδειξης εργασίας ως απόδειξη του τι συνέβη όταν είχαν φύγει. </text:span></text:p>
      <text:h text:style-name="P35" text:outline-level="2"><text:span text:style-name="T3">1. <text:s text:c="3"/>Εισαγωγή</text:span> </text:h>
      <text:p text:style-name="P7">Το ηλεκτρονικό εμπόριο έχει καταλήξει να βασίζεται αποκλειστικά σε χρηματοπιστωτικά ιδρύματα που εξυπηρετούν ως αξιόπιστα τρίτα μέρη για να επεξεργάζονται τις ηλεκτρονικές πληρωμές. Ενώ το σύστημα λειτουργεί αρκετά καλά για τις περισσότερες συναλλαγές, εξακολουθεί να πάσχει από τις εγγενείς αδυναμίες του μοντέλου που βασίζεται στην εμπιστοσύνη. Δεν είναι πραγματικά δυνατόν να συμβούν εντελώς μη αναστρέψιμες συναλλαγές, δεδομένου του ότι τα χρηματοπιστωτικά ιδρύματα δεν μπορούν να αποφύγουν τη διαμεσολάβηση διαφορών. Το κόστος της διαμεσολάβησης αυξάνει το κόστος συναλλαγής, μειώνοντας το ελάχιστο μέγεθος μιας χρήσιμης συναλλαγής και περικόπτοντας τη δυνατότητα για μικρές καθημερινές συναλλαγές. Επίσης, εξαιτίας της απώλειας της δυνατότητας πραγματοποίησης μη αναστρέψιμων πληρωμών για μη αναστρέψιμες υπηρεσίες υπάρχει ένα μεγαλύτερο κόστος. Λόγω της δυνατότητας αντιστροφής, η ανάγκη για εμπιστοσύνη εξαπλώνεται. Οι έμποροι πρέπει να είναι προσεκτικοί με τους πελάτες γι’αυτό και ζητούν περισσότερες πληροφορίες που δεν θα χρειάζονταν σε άλλη περίπτωση, προκαλώντας τους μεγάλη ταλαιπωρία. Ένα ορισμένο ποσοστό απάτης γίνεται αποδεκτό ως αναπόφευκτο. Αυτά τα κόστη και η αβεβαιότητα στις πληρωμές μπορεί να αποφευχθεί αυτοπροσώπως χρησιμοποιώντας μετρητά, όμως δεν υπάρχει κάποιος μηχανισμός πληρωμών μέσω ενός καναλιού επικοινωνίας <text:soft-page-break/>χωρίς ένα τρίτο αξιόπιστο μέρος. </text:p>
      <text:p text:style-name="P23"><text:tab/>Αυτό που χρειάζεται είναι ένα ηλεκτρονικό σύστημα πληρωμών βασισμένο στην κρυπτογραφική απόδειξη αντί της εμπιστοσύνης, επιτρέποντας σε δύο μέρη να συνδιαλλαγούν απευθείας μεταξύ τους χωρίς να χρειάζεται ένα αξιόπιστο τρίτο μέρος. Συναλλαγές που είναι πρακτικά αδύνατον να αντιστραφούν υπολογιστικά θα μπορούσαν να προστατέψουν αυτούς που πωλούν από απάτες, ενώ για την προστασία των αγοραστών θα μπορούσαν εύκολα να εφαρμοστούν οι συνήθεις μηχανισμοί μεσεγγύησης. Σε αυτή την εργασία, προτείνουμε μια λύση για το πρόβλημα των διπλών δαπανών χρησιμοποιώντας έναν διανεμημένο διακομιστή χρονοσήμανσης (timestamp server), που να παράγει υπολογιστική απόδειξη της χρονολογικής σειράς των συναλλαγών. Το σύστημα θα είναι ασφαλές, όσο οι έντιμοι κόμβοι κατέχουν αθροιστικά περισσότερη υπολογιστική ισχύ από μια επιτιθέμενη ομάδα ανέντιμων κόμβων. </text:p>
      <text:h text:style-name="P36" text:outline-level="2">2. <text:s text:c="3"/>Συναλλαγές</text:h>
      <text:p text:style-name="P7">Ορίζουμε ένα ηλεκτρονικό νόμισμα ως μια αλυσίδα ψηφιακών υπογραφών. Κάθε κάτοχος μεταφέρει το νόμισμα στον επόμενο υπογράφοντας ψηφιακά ένα hash (κρυπτογραφική σύνοψη) της προηγούμενης συναλλαγής και το δημόσιο κλειδί του επόμενου κατόχου, προσθέτοντας τα στο τέλος του νομίσματος. Ο δικαιούχος μπορεί να επαληθεύσει τις υπογραφές για να επαληθεύσει την αλυσίδα ιδιοκτησίας.</text:p>
      <text:p text:style-name="P3"/>
      <text:p text:style-name="P4"><draw:g text:anchor-type="as-char" svg:y="-1.0764in" draw:z-index="13" draw:style-name="gr90"><draw:polygon draw:style-name="gr4" svg:width="0.8508in" svg:height="1.5484in" svg:x="0.2319in" svg:y="0in" svg:viewBox="0 0 2162 3934" draw:points="1083,3934 0,3934 0,0 2162,0 2162,3934"><text:p/></draw:polygon><draw:polygon draw:style-name="gr4" svg:width="0.6957in" svg:height="0.3094in" svg:x="0.3094in" svg:y="0.2319in" svg:viewBox="0 0 1768 787" draw:points="886,787 0,787 0,0 1768,0 1768,787"><text:p/></draw:polygon><draw:frame draw:style-name="gr91" draw:text-style-name="P39" svg:width="0.5059in" svg:height="0.1134in" svg:x="0.3055in" svg:y="0.0555in"><draw:text-box><text:p text:style-name="P38"><text:span text:style-name="T31">Συναλλαγή</text:span></text:p></draw:text-box></draw:frame><draw:frame draw:style-name="gr92" draw:text-style-name="P39" svg:width="0.5343in" svg:height="0.1134in" svg:x="0.4402in" svg:y="0.2902in"><draw:text-box><text:p text:style-name="P38"><text:span text:style-name="T31">Δημόσιο Κλ.</text:span></text:p></draw:text-box></draw:frame><draw:polygon draw:style-name="gr4" svg:width="0.5413in" svg:height="0.3091in" svg:x="0.3874in" svg:y="1.1598in" svg:viewBox="0 0 1376 786" draw:points="688,786 0,786 0,0 1376,0 1376,786"><text:p/></draw:polygon><draw:frame draw:style-name="gr93" draw:text-style-name="P39" svg:width="0.5622in" svg:height="0.1134in" svg:x="0.428in" svg:y="0.3972in"><draw:text-box><text:p text:style-name="P38"><text:span text:style-name="T31">1ου Κατόχου</text:span></text:p></draw:text-box></draw:frame><draw:frame draw:style-name="gr94" draw:text-style-name="P39" svg:width="0.465in" svg:height="0.1134in" svg:x="0.4429in" svg:y="1.2165in"><draw:text-box><text:p text:style-name="P38"><text:span text:style-name="T31">Υπογραφή</text:span></text:p></draw:text-box></draw:frame><draw:polygon draw:style-name="gr5" svg:width="0.3091in" svg:height="0.1551in" svg:x="0.4638in" svg:y="0.7736in" svg:viewBox="0 0 786 395" draw:points="395,395 0,395 0,0 786,0 786,395"><text:p/></draw:polygon><draw:polygon draw:style-name="gr6" svg:width="0.3091in" svg:height="0.1551in" svg:x="0.4638in" svg:y="0.7736in" svg:viewBox="0 0 786 395" draw:points="395,395 0,395 0,0 786,0 786,395"><text:p/></draw:polygon><draw:frame draw:style-name="gr95" draw:text-style-name="P39" svg:width="0.4815in" svg:height="0.1134in" svg:x="0.4516in" svg:y="1.3236in"><draw:text-box><text:p text:style-name="P38"><text:span text:style-name="T31">0ου Κατόχ.</text:span></text:p></draw:text-box></draw:frame><draw:polygon draw:style-name="gr2" svg:width="0.0622in" svg:height="0.0913in" svg:x="0.665in" svg:y="0.6819in" svg:viewBox="0 0 159 233" draw:points="78,233 0,0 159,0"><text:p/></draw:polygon><draw:line draw:style-name="gr3" svg:x1="0.6953in" svg:y1="0.5421in" svg:x2="0.6953in" svg:y2="0.7004in"><text:p/></draw:line><draw:polygon draw:style-name="gr2" svg:width="0.0606in" svg:height="0.0929in" svg:x="0.5886in" svg:y="1.0685in" svg:viewBox="0 0 155 237" draw:points="78,237 0,0 155,0"><text:p/></draw:polygon><draw:line draw:style-name="gr3" svg:x1="0.6189in" svg:y1="0.9291in" svg:x2="0.6189in" svg:y2="1.0878in"><text:p/></draw:line><draw:line draw:style-name="gr96" svg:x1="0.9291in" svg:y1="0.5421in" svg:x2="0.9291in" svg:y2="0.9295in"><text:p/></draw:line><draw:polygon draw:style-name="gr4" svg:width="0.8512in" svg:height="1.5484in" svg:x="1.4705in" svg:y="0in" svg:viewBox="0 0 2163 3934" draw:points="1080,3934 0,3934 0,0 2163,0 2163,3934"><text:p/></draw:polygon><draw:frame draw:style-name="gr97" draw:text-style-name="P39" svg:width="0.2287in" svg:height="0.1134in" svg:x="0.5083in" svg:y="0.8055in"><draw:text-box><text:p text:style-name="P38"><text:span text:style-name="T31">Hash</text:span></text:p></draw:text-box></draw:frame><draw:polygon draw:style-name="gr4" svg:width="0.6969in" svg:height="0.3094in" svg:x="1.5469in" svg:y="0.2319in" svg:viewBox="0 0 1771 787" draw:points="886,787 0,787 0,0 1771,0 1771,787"><text:p/></draw:polygon><draw:frame draw:style-name="gr91" draw:text-style-name="P39" svg:width="0.5059in" svg:height="0.1134in" svg:x="1.5472in" svg:y="0.0555in"><draw:text-box><text:p text:style-name="P38"><text:span text:style-name="T31">Συναλλαγή</text:span></text:p></draw:text-box></draw:frame><draw:frame draw:style-name="gr92" draw:text-style-name="P39" svg:width="0.5343in" svg:height="0.1134in" svg:x="1.6819in" svg:y="0.2902in"><draw:text-box><text:p text:style-name="P38"><text:span text:style-name="T31">Δημόσιο Κλ.</text:span></text:p></draw:text-box></draw:frame><draw:polygon draw:style-name="gr4" svg:width="0.5413in" svg:height="0.3091in" svg:x="1.6248in" svg:y="1.1598in" svg:viewBox="0 0 1376 786" draw:points="688,786 0,786 0,0 1376,0 1376,786"><text:p/></draw:polygon><draw:frame draw:style-name="gr93" draw:text-style-name="P39" svg:width="0.5622in" svg:height="0.1134in" svg:x="1.6681in" svg:y="0.3972in"><draw:text-box><text:p text:style-name="P38"><text:span text:style-name="T31">2ου Κατόχου</text:span></text:p></draw:text-box></draw:frame><draw:frame draw:style-name="gr94" draw:text-style-name="P39" svg:width="0.465in" svg:height="0.1134in" svg:x="1.6764in" svg:y="1.2165in"><draw:text-box><text:p text:style-name="P38"><text:span text:style-name="T31">Υπογραφή</text:span></text:p></draw:text-box></draw:frame><draw:polygon draw:style-name="gr5" svg:width="0.3094in" svg:height="0.1551in" svg:x="1.7024in" svg:y="0.7736in" svg:viewBox="0 0 787 395" draw:points="392,395 0,395 0,0 787,0 787,395"><text:p/></draw:polygon><draw:polygon draw:style-name="gr6" svg:width="0.3094in" svg:height="0.1551in" svg:x="1.7024in" svg:y="0.7736in" svg:viewBox="0 0 787 395" draw:points="392,395 0,395 0,0 787,0 787,395"><text:p/></draw:polygon><draw:frame draw:style-name="gr95" draw:text-style-name="P39" svg:width="0.4815in" svg:height="0.1134in" svg:x="1.6846in" svg:y="1.3236in"><draw:text-box><text:p text:style-name="P38"><text:span text:style-name="T31">1ου Κατόχ.</text:span></text:p></draw:text-box></draw:frame><draw:polygon draw:style-name="gr2" svg:width="0.0606in" svg:height="0.0913in" svg:x="1.9039in" svg:y="0.6819in" svg:viewBox="0 0 155 233" draw:points="78,233 0,0 155,0"><text:p/></draw:polygon><draw:line draw:style-name="gr3" svg:x1="1.9346in" svg:y1="0.5421in" svg:x2="1.9346in" svg:y2="0.7004in"><text:p/></draw:line><draw:polygon draw:style-name="gr2" svg:width="0.0622in" svg:height="0.0929in" svg:x="1.826in" svg:y="1.0685in" svg:viewBox="0 0 159 237" draw:points="78,237 0,0 159,0"><text:p/></draw:polygon><draw:line draw:style-name="gr3" svg:x1="1.8567in" svg:y1="0.9291in" svg:x2="1.8567in" svg:y2="1.0878in"><text:p/></draw:line><draw:polygon draw:style-name="gr2" svg:width="0.0969in" svg:height="0.065in" svg:x="1.5276in" svg:y="1.1736in" svg:viewBox="0 0 247 166" draw:points="247,166 0,141 63,0"><text:p/></draw:polygon><draw:line draw:style-name="gr3" svg:x1="0.9291in" svg:y1="0.9291in" svg:x2="0.9429in" svg:y2="0.9362in"><text:p/></draw:line><draw:line draw:style-name="gr3" svg:x1="0.9567in" svg:y1="0.9421in" svg:x2="0.9705in" svg:y2="0.9492in"><text:p/></draw:line><draw:line draw:style-name="gr3" svg:x1="0.9846in" svg:y1="0.9543in" svg:x2="0.9996in" svg:y2="0.9614in"><text:p/></draw:line><draw:line draw:style-name="gr3" svg:x1="1.0138in" svg:y1="0.9661in" svg:x2="1.0276in" svg:y2="0.9728in"><text:p/></draw:line><draw:line draw:style-name="gr3" svg:x1="1.0413in" svg:y1="0.9791in" svg:x2="1.0567in" svg:y2="0.9862in"><text:p/></draw:line><draw:line draw:style-name="gr3" svg:x1="1.0705in" svg:y1="0.9921in" svg:x2="1.0846in" svg:y2="0.9992in"><text:p/></draw:line><draw:line draw:style-name="gr3" svg:x1="1.098in" svg:y1="1.0055in" svg:x2="1.1134in" svg:y2="1.0114in"><text:p/></draw:line><draw:line draw:style-name="gr3" svg:x1="1.1276in" svg:y1="1.0185in" svg:x2="1.1413in" svg:y2="1.024in"><text:p/></draw:line><draw:line draw:style-name="gr3" svg:x1="1.1555in" svg:y1="1.0307in" svg:x2="1.1693in" svg:y2="1.0362in"><text:p/></draw:line><draw:line draw:style-name="gr3" svg:x1="1.1846in" svg:y1="1.0425in" svg:x2="1.1984in" svg:y2="1.048in"><text:p/></draw:line><draw:line draw:style-name="gr3" svg:x1="1.2122in" svg:y1="1.0555in" svg:x2="1.226in" svg:y2="1.0614in"><text:p/></draw:line><draw:line draw:style-name="gr3" svg:x1="1.2398in" svg:y1="1.0685in" svg:x2="1.2551in" svg:y2="1.074in"><text:p/></draw:line><draw:line draw:style-name="gr3" svg:x1="1.2689in" svg:y1="1.0807in" svg:x2="1.2827in" svg:y2="1.0878in"><text:p/></draw:line><draw:line draw:style-name="gr3" svg:x1="1.2969in" svg:y1="1.0925in" svg:x2="1.3122in" svg:y2="1.0992in"><text:p/></draw:line><draw:line draw:style-name="gr3" svg:x1="1.326in" svg:y1="1.1055in" svg:x2="1.3402in" svg:y2="1.1126in"><text:p/></draw:line><draw:line draw:style-name="gr3" svg:x1="1.3539in" svg:y1="1.1185in" svg:x2="1.3693in" svg:y2="1.1256in"><text:p/></draw:line><draw:line draw:style-name="gr3" svg:x1="1.3831in" svg:y1="1.1307in" svg:x2="1.3969in" svg:y2="1.1378in"><text:p/></draw:line><draw:line draw:style-name="gr3" svg:x1="1.411in" svg:y1="1.1425in" svg:x2="1.4248in" svg:y2="1.1492in"><text:p/></draw:line><draw:line draw:style-name="gr3" svg:x1="1.4398in" svg:y1="1.1571in" svg:x2="1.4535in" svg:y2="1.1626in"><text:p/></draw:line><draw:line draw:style-name="gr3" svg:x1="1.4677in" svg:y1="1.1689in" svg:x2="1.4819in" svg:y2="1.1744in"><text:p/></draw:line><draw:line draw:style-name="gr3" svg:x1="1.4969in" svg:y1="1.1819in" svg:x2="1.511in" svg:y2="1.1878in"><text:p/></draw:line><draw:line draw:style-name="gr3" svg:x1="1.5248in" svg:y1="1.1949in" svg:x2="1.5386in" svg:y2="1.2004in"><text:p/></draw:line><draw:line draw:style-name="gr3" svg:x1="1.5539in" svg:y1="1.2071in" svg:x2="1.5567in" svg:y2="1.2087in"><text:p/></draw:line><draw:frame draw:style-name="gr97" draw:text-style-name="P39" svg:width="0.2287in" svg:height="0.1134in" svg:x="1.7417in" svg:y="0.8055in"><draw:text-box><text:p text:style-name="P38"><text:span text:style-name="T31">Hash</text:span></text:p></draw:text-box></draw:frame><draw:frame draw:style-name="gr98" draw:text-style-name="P39" svg:width="0.0287in" svg:height="0.1134in" draw:transform="rotate (-0.404916386463795) translate (1.17222222222222in 0.97707239720035in)"><draw:text-box><text:p text:style-name="P38"><text:span text:style-name="T31"><text:s/></text:span></text:p></draw:text-box></draw:frame><draw:line draw:style-name="gr96" svg:x1="2.1661in" svg:y1="0.5421in" svg:x2="2.1661in" svg:y2="0.9295in"><text:p/></draw:line><draw:polygon draw:style-name="gr4" svg:width="0.8508in" svg:height="1.5484in" svg:x="2.7083in" svg:y="0in" svg:viewBox="0 0 2162 3934" draw:points="1083,3934 0,3934 0,0 2162,0 2162,3934"><text:p/></draw:polygon><draw:polygon draw:style-name="gr4" svg:width="0.6957in" svg:height="0.3094in" svg:x="2.7858in" svg:y="0.2319in" svg:viewBox="0 0 1768 787" draw:points="886,787 0,787 0,0 1768,0 1768,787"><text:p/></draw:polygon><draw:frame draw:style-name="gr91" draw:text-style-name="P39" svg:width="0.5059in" svg:height="0.1134in" svg:x="2.7807in" svg:y="0.0555in"><draw:text-box><text:p text:style-name="P38"><text:span text:style-name="T31">Συναλλαγή</text:span></text:p></draw:text-box></draw:frame><draw:frame draw:style-name="gr92" draw:text-style-name="P39" svg:width="0.5343in" svg:height="0.1134in" svg:x="2.9154in" svg:y="0.2902in"><draw:text-box><text:p text:style-name="P38"><text:span text:style-name="T31">Δημόσιο Κλ.</text:span></text:p></draw:text-box></draw:frame><draw:polygon draw:style-name="gr4" svg:width="0.5413in" svg:height="0.3091in" svg:x="2.8638in" svg:y="1.1598in" svg:viewBox="0 0 1376 786" draw:points="688,786 0,786 0,0 1376,0 1376,786"><text:p/></draw:polygon><draw:frame draw:style-name="gr93" draw:text-style-name="P39" svg:width="0.5622in" svg:height="0.1134in" svg:x="2.9016in" svg:y="0.3972in"><draw:text-box><text:p text:style-name="P38"><text:span text:style-name="T31">3ου Κατόχου</text:span></text:p></draw:text-box></draw:frame><draw:frame draw:style-name="gr94" draw:text-style-name="P39" svg:width="0.465in" svg:height="0.1134in" svg:x="2.9181in" svg:y="1.2165in"><draw:text-box><text:p text:style-name="P38"><text:span text:style-name="T31">Υπογραφή</text:span></text:p></draw:text-box></draw:frame><draw:polygon draw:style-name="gr5" svg:width="0.3091in" svg:height="0.1551in" svg:x="2.9398in" svg:y="0.7736in" svg:viewBox="0 0 786 395" draw:points="395,395 0,395 0,0 786,0 786,395"><text:p/></draw:polygon><draw:polygon draw:style-name="gr6" svg:width="0.3091in" svg:height="0.1551in" svg:x="2.9398in" svg:y="0.7736in" svg:viewBox="0 0 786 395" draw:points="395,395 0,395 0,0 786,0 786,395"><text:p/></draw:polygon><draw:frame draw:style-name="gr95" draw:text-style-name="P39" svg:width="0.4815in" svg:height="0.1134in" svg:x="2.9264in" svg:y="1.3236in"><draw:text-box><text:p text:style-name="P38"><text:span text:style-name="T31">2ου Κατόχ.</text:span></text:p></draw:text-box></draw:frame><draw:polygon draw:style-name="gr2" svg:width="0.0622in" svg:height="0.0913in" svg:x="3.1413in" svg:y="0.6819in" svg:viewBox="0 0 159 233" draw:points="78,233 0,0 159,0"><text:p/></draw:polygon><draw:line draw:style-name="gr3" svg:x1="3.1717in" svg:y1="0.5421in" svg:x2="3.1717in" svg:y2="0.7004in"><text:p/></draw:line><draw:polygon draw:style-name="gr2" svg:width="0.0606in" svg:height="0.0929in" svg:x="3.065in" svg:y="1.0685in" svg:viewBox="0 0 155 237" draw:points="78,237 0,0 155,0"><text:p/></draw:polygon><draw:line draw:style-name="gr3" svg:x1="3.0953in" svg:y1="0.9291in" svg:x2="3.0953in" svg:y2="1.0878in"><text:p/></draw:line><draw:polygon draw:style-name="gr2" svg:width="0.0606in" svg:height="0.0913in" svg:x="2.9874in" svg:y="0.6819in" svg:viewBox="0 0 155 233" draw:points="77,233 0,0 155,0"><text:p/></draw:polygon><draw:line draw:style-name="gr3" svg:x1="3.0177in" svg:y1="0.6189in" svg:x2="3.0177in" svg:y2="0.6992in"><text:p/></draw:line><draw:polygon draw:style-name="gr2" svg:width="0.0969in" svg:height="0.065in" svg:x="2.7661in" svg:y="1.1736in" svg:viewBox="0 0 247 166" draw:points="247,166 0,141 63,0"><text:p/></draw:polygon><draw:line draw:style-name="gr3" svg:x1="2.1661in" svg:y1="0.9291in" svg:x2="2.1799in" svg:y2="0.9362in"><text:p/></draw:line><draw:line draw:style-name="gr3" svg:x1="2.1941in" svg:y1="0.9421in" svg:x2="2.2094in" svg:y2="0.9492in"><text:p/></draw:line><draw:line draw:style-name="gr3" svg:x1="2.2232in" svg:y1="0.9543in" svg:x2="2.2374in" svg:y2="0.9614in"><text:p/></draw:line><draw:line draw:style-name="gr3" svg:x1="2.2524in" svg:y1="0.9661in" svg:x2="2.2665in" svg:y2="0.9728in"><text:p/></draw:line><draw:line draw:style-name="gr3" svg:x1="2.2803in" svg:y1="0.9791in" svg:x2="2.2941in" svg:y2="0.9862in"><text:p/></draw:line><draw:line draw:style-name="gr3" svg:x1="2.3083in" svg:y1="0.9921in" svg:x2="2.3232in" svg:y2="0.9992in"><text:p/></draw:line><draw:line draw:style-name="gr3" svg:x1="2.3374in" svg:y1="1.0055in" svg:x2="2.3512in" svg:y2="1.0114in"><text:p/></draw:line><draw:line draw:style-name="gr3" svg:x1="2.365in" svg:y1="1.0185in" svg:x2="2.3791in" svg:y2="1.024in"><text:p/></draw:line><draw:line draw:style-name="gr3" svg:x1="2.3941in" svg:y1="1.0307in" svg:x2="2.4083in" svg:y2="1.0362in"><text:p/></draw:line><draw:line draw:style-name="gr3" svg:x1="2.4217in" svg:y1="1.0425in" svg:x2="2.4354in" svg:y2="1.048in"><text:p/></draw:line><draw:line draw:style-name="gr3" svg:x1="2.4512in" svg:y1="1.0555in" svg:x2="2.465in" svg:y2="1.0614in"><text:p/></draw:line><draw:line draw:style-name="gr3" svg:x1="2.4791in" svg:y1="1.0685in" svg:x2="2.4929in" svg:y2="1.074in"><text:p/></draw:line><draw:line draw:style-name="gr3" svg:x1="2.5083in" svg:y1="1.0807in" svg:x2="2.522in" svg:y2="1.0878in"><text:p/></draw:line><draw:line draw:style-name="gr3" svg:x1="2.5358in" svg:y1="1.0925in" svg:x2="2.5496in" svg:y2="1.0992in"><text:p/></draw:line><draw:line draw:style-name="gr3" svg:x1="2.5638in" svg:y1="1.1055in" svg:x2="2.5791in" svg:y2="1.1126in"><text:p/></draw:line><draw:line draw:style-name="gr3" svg:x1="2.5925in" svg:y1="1.1185in" svg:x2="2.6063in" svg:y2="1.1256in"><text:p/></draw:line><draw:line draw:style-name="gr3" svg:x1="2.6205in" svg:y1="1.1307in" svg:x2="2.6346in" svg:y2="1.1378in"><text:p/></draw:line><draw:line draw:style-name="gr3" svg:x1="2.6496in" svg:y1="1.1425in" svg:x2="2.6638in" svg:y2="1.1492in"><text:p/></draw:line><draw:line draw:style-name="gr3" svg:x1="2.6776in" svg:y1="1.1571in" svg:x2="2.6913in" svg:y2="1.1626in"><text:p/></draw:line><draw:line draw:style-name="gr3" svg:x1="2.7067in" svg:y1="1.1689in" svg:x2="2.7205in" svg:y2="1.1744in"><text:p/></draw:line><draw:line draw:style-name="gr3" svg:x1="2.7346in" svg:y1="1.1819in" svg:x2="2.7484in" svg:y2="1.1878in"><text:p/></draw:line><draw:line draw:style-name="gr3" svg:x1="2.7622in" svg:y1="1.1949in" svg:x2="2.7776in" svg:y2="1.2004in"><text:p/></draw:line><draw:line draw:style-name="gr3" svg:x1="2.7913in" svg:y1="1.2071in" svg:x2="2.7957in" svg:y2="1.2087in"><text:p/></draw:line><draw:frame draw:style-name="gr97" draw:text-style-name="P39" svg:width="0.2287in" svg:height="0.1134in" svg:x="2.9835in" svg:y="0.8055in"><draw:text-box><text:p text:style-name="P38"><text:span text:style-name="T31">Hash</text:span></text:p></draw:text-box></draw:frame><draw:frame draw:style-name="gr98" draw:text-style-name="P39" svg:width="0.0287in" svg:height="0.1134in" draw:transform="rotate (-0.404916386463795) translate (2.41041666666667in 0.97707239720035in)"><draw:text-box><text:p text:style-name="P38"><text:span text:style-name="T31"><text:s/></text:span></text:p></draw:text-box></draw:frame><draw:frame draw:style-name="gr99" draw:text-style-name="P39" svg:width="0.5024in" svg:height="0.1134in" draw:transform="rotate (-0.409279709593779) translate (2.43958333333333in 0.917350174978128in)"><draw:text-box><text:p text:style-name="P38"><text:span text:style-name="T31">Επικύρωση</text:span></text:p></draw:text-box></draw:frame><draw:polygon draw:style-name="gr4" svg:width="0.6969in" svg:height="0.3094in" svg:x="1.5469in" svg:y="1.7807in" svg:viewBox="0 0 1771 787" draw:points="886,787 0,787 0,0 1771,0 1771,787"><text:p/></draw:polygon><draw:frame draw:style-name="gr100" draw:text-style-name="P39" svg:width="0.5106in" svg:height="0.1134in" svg:x="1.6764in" svg:y="1.8374in"><draw:text-box><text:p text:style-name="P38"><text:span text:style-name="T31">Ιδιωτικό Κλ.</text:span></text:p></draw:text-box></draw:frame><draw:polygon draw:style-name="gr4" svg:width="0.6957in" svg:height="0.3094in" svg:x="0.3094in" svg:y="1.7807in" svg:viewBox="0 0 1768 787" draw:points="886,787 0,787 0,0 1768,0 1768,787"><text:p/></draw:polygon><draw:frame draw:style-name="gr93" draw:text-style-name="P39" svg:width="0.5622in" svg:height="0.1134in" svg:x="1.6445in" svg:y="1.9457in"><draw:text-box><text:p text:style-name="P38"><text:span text:style-name="T31">2ου Κατόχου</text:span></text:p></draw:text-box></draw:frame><draw:frame draw:style-name="gr100" draw:text-style-name="P39" svg:width="0.5106in" svg:height="0.1134in" svg:x="0.4429in" svg:y="1.8374in"><draw:text-box><text:p text:style-name="P38"><text:span text:style-name="T31">Ιδιωτικό Κλ.</text:span></text:p></draw:text-box></draw:frame><draw:polygon draw:style-name="gr2" svg:width="0.0929in" svg:height="0.0799in" svg:x="2.7705in" svg:y="1.3925in" svg:viewBox="0 0 237 204" draw:points="237,0 92,204 0,81"><text:p/></draw:polygon><draw:line draw:style-name="gr3" svg:x1="2.2441in" svg:y1="1.8579in" svg:x2="2.2567in" svg:y2="1.848in"><text:p/></draw:line><draw:line draw:style-name="gr3" svg:x1="2.2689in" svg:y1="1.839in" svg:x2="2.2815in" svg:y2="1.8307in"><text:p/></draw:line><draw:line draw:style-name="gr3" svg:x1="2.2941in" svg:y1="1.8193in" svg:x2="2.3067in" svg:y2="1.8098in"><text:p/></draw:line><draw:line draw:style-name="gr3" svg:x1="2.3189in" svg:y1="1.8008in" svg:x2="2.3315in" svg:y2="1.7925in"><text:p/></draw:line><draw:line draw:style-name="gr3" svg:x1="2.3425in" svg:y1="1.7835in" svg:x2="2.3551in" svg:y2="1.7736in"><text:p/></draw:line><draw:line draw:style-name="gr3" svg:x1="2.3677in" svg:y1="1.7654in" svg:x2="2.3803in" svg:y2="1.7555in"><text:p/></draw:line><draw:line draw:style-name="gr3" svg:x1="2.3925in" svg:y1="1.7445in" svg:x2="2.4051in" svg:y2="1.7362in"><text:p/></draw:line><draw:line draw:style-name="gr3" svg:x1="2.4177in" svg:y1="1.7283in" svg:x2="2.4303in" svg:y2="1.7185in"><text:p/></draw:line><draw:line draw:style-name="gr3" svg:x1="2.4425in" svg:y1="1.7087in" svg:x2="2.4551in" svg:y2="1.7in"><text:p/></draw:line><draw:line draw:style-name="gr3" svg:x1="2.4677in" svg:y1="1.6906in" svg:x2="2.4803in" svg:y2="1.6807in"><text:p/></draw:line><draw:line draw:style-name="gr3" svg:x1="2.4925in" svg:y1="1.6736in" svg:x2="2.5051in" svg:y2="1.6638in"><text:p/></draw:line><draw:line draw:style-name="gr3" svg:x1="2.5177in" svg:y1="1.652in" svg:x2="2.5303in" svg:y2="1.6425in"><text:p/></draw:line><draw:line draw:style-name="gr3" svg:x1="2.5425in" svg:y1="1.6354in" svg:x2="2.5551in" svg:y2="1.6256in"><text:p/></draw:line><draw:line draw:style-name="gr3" svg:x1="2.5677in" svg:y1="1.6154in" svg:x2="2.5803in" svg:y2="1.6071in"><text:p/></draw:line><draw:line draw:style-name="gr3" svg:x1="2.5913in" svg:y1="1.5957in" svg:x2="2.6039in" svg:y2="1.5862in"><text:p/></draw:line><draw:line draw:style-name="gr3" svg:x1="2.6161in" svg:y1="1.5772in" svg:x2="2.6287in" svg:y2="1.5689in"><text:p/></draw:line><draw:line draw:style-name="gr3" svg:x1="2.6413in" svg:y1="1.5598in" svg:x2="2.6539in" svg:y2="1.55in"><text:p/></draw:line><draw:line draw:style-name="gr3" svg:x1="2.6661in" svg:y1="1.5417in" svg:x2="2.6787in" svg:y2="1.5319in"><text:p/></draw:line><draw:line draw:style-name="gr3" svg:x1="2.6913in" svg:y1="1.5236in" svg:x2="2.7039in" svg:y2="1.5138in"><text:p/></draw:line><draw:line draw:style-name="gr3" svg:x1="2.7161in" svg:y1="1.5047in" svg:x2="2.7287in" svg:y2="1.4949in"><text:p/></draw:line><draw:line draw:style-name="gr3" svg:x1="2.7413in" svg:y1="1.4854in" svg:x2="2.7539in" svg:y2="1.4756in"><text:p/></draw:line><draw:line draw:style-name="gr3" svg:x1="2.7661in" svg:y1="1.4669in" svg:x2="2.7787in" svg:y2="1.4571in"><text:p/></draw:line><draw:line draw:style-name="gr3" svg:x1="2.7913in" svg:y1="1.4476in" svg:x2="2.8039in" svg:y2="1.4394in"><text:p/></draw:line><draw:frame draw:style-name="gr93" draw:text-style-name="P39" svg:width="0.5622in" svg:height="0.1134in" svg:x="0.411in" svg:y="1.9457in"><draw:text-box><text:p text:style-name="P38"><text:span text:style-name="T31">1ου Κατόχου</text:span></text:p></draw:text-box></draw:frame><draw:frame draw:style-name="gr98" draw:text-style-name="P39" svg:width="0.0287in" svg:height="0.1134in" draw:transform="rotate (0.647866218340173) translate (2.58333333333333in 1.53332239720035in)"><draw:text-box><text:p text:style-name="P38"><text:span text:style-name="T31"><text:s/></text:span></text:p></draw:text-box></draw:frame><draw:polygon draw:style-name="gr2" svg:width="0.0925in" svg:height="0.0799in" svg:x="1.5319in" svg:y="1.3925in" svg:viewBox="0 0 236 204" draw:points="236,0 95,204 0,81"><text:p/></draw:polygon><draw:line draw:style-name="gr3" svg:x1="1.0055in" svg:y1="1.8579in" svg:x2="1.0177in" svg:y2="1.848in"><text:p/></draw:line><draw:line draw:style-name="gr3" svg:x1="1.0303in" svg:y1="1.839in" svg:x2="1.0429in" svg:y2="1.8307in"><text:p/></draw:line><draw:line draw:style-name="gr3" svg:x1="1.0555in" svg:y1="1.8193in" svg:x2="1.0677in" svg:y2="1.8098in"><text:p/></draw:line><draw:line draw:style-name="gr3" svg:x1="1.0803in" svg:y1="1.8008in" svg:x2="1.0929in" svg:y2="1.7925in"><text:p/></draw:line><draw:line draw:style-name="gr3" svg:x1="1.1055in" svg:y1="1.7835in" svg:x2="1.1177in" svg:y2="1.7736in"><text:p/></draw:line><draw:line draw:style-name="gr3" svg:x1="1.1303in" svg:y1="1.7654in" svg:x2="1.1429in" svg:y2="1.7555in"><text:p/></draw:line><draw:line draw:style-name="gr3" svg:x1="1.1555in" svg:y1="1.7445in" svg:x2="1.1677in" svg:y2="1.7362in"><text:p/></draw:line><draw:line draw:style-name="gr3" svg:x1="1.1803in" svg:y1="1.7283in" svg:x2="1.1929in" svg:y2="1.7185in"><text:p/></draw:line><draw:line draw:style-name="gr3" svg:x1="1.2055in" svg:y1="1.7087in" svg:x2="1.2177in" svg:y2="1.7in"><text:p/></draw:line><draw:line draw:style-name="gr3" svg:x1="1.2291in" svg:y1="1.6906in" svg:x2="1.2413in" svg:y2="1.6807in"><text:p/></draw:line><draw:line draw:style-name="gr3" svg:x1="1.2539in" svg:y1="1.6736in" svg:x2="1.2665in" svg:y2="1.6638in"><text:p/></draw:line><draw:line draw:style-name="gr3" svg:x1="1.2791in" svg:y1="1.652in" svg:x2="1.2913in" svg:y2="1.6425in"><text:p/></draw:line><draw:line draw:style-name="gr3" svg:x1="1.3039in" svg:y1="1.6354in" svg:x2="1.3165in" svg:y2="1.6256in"><text:p/></draw:line><draw:line draw:style-name="gr3" svg:x1="1.3291in" svg:y1="1.6154in" svg:x2="1.3413in" svg:y2="1.6071in"><text:p/></draw:line><draw:line draw:style-name="gr3" svg:x1="1.3539in" svg:y1="1.5957in" svg:x2="1.3665in" svg:y2="1.5862in"><text:p/></draw:line><draw:line draw:style-name="gr3" svg:x1="1.3791in" svg:y1="1.5772in" svg:x2="1.3913in" svg:y2="1.5689in"><text:p/></draw:line><draw:line draw:style-name="gr3" svg:x1="1.4039in" svg:y1="1.5598in" svg:x2="1.4165in" svg:y2="1.55in"><text:p/></draw:line><draw:line draw:style-name="gr3" svg:x1="1.4291in" svg:y1="1.5417in" svg:x2="1.4413in" svg:y2="1.5319in"><text:p/></draw:line><draw:line draw:style-name="gr3" svg:x1="1.4539in" svg:y1="1.5236in" svg:x2="1.4665in" svg:y2="1.5138in"><text:p/></draw:line><draw:line draw:style-name="gr3" svg:x1="1.4776in" svg:y1="1.5047in" svg:x2="1.4902in" svg:y2="1.4949in"><text:p/></draw:line><draw:line draw:style-name="gr3" svg:x1="1.5024in" svg:y1="1.4854in" svg:x2="1.515in" svg:y2="1.4756in"><text:p/></draw:line><draw:line draw:style-name="gr3" svg:x1="1.5276in" svg:y1="1.4669in" svg:x2="1.5402in" svg:y2="1.4571in"><text:p/></draw:line><draw:line draw:style-name="gr3" svg:x1="1.5524in" svg:y1="1.4476in" svg:x2="1.565in" svg:y2="1.4394in"><text:p/></draw:line><draw:frame draw:style-name="gr98" draw:text-style-name="P39" svg:width="0.0287in" svg:height="0.1134in" draw:transform="rotate (0.647866218340173) translate (2.60416666666667in 1.51735017497813in)"><draw:text-box><text:p text:style-name="P38"><text:span text:style-name="T31"><text:s/></text:span></text:p></draw:text-box></draw:frame><draw:frame draw:style-name="gr94" draw:text-style-name="P39" svg:width="0.465in" svg:height="0.1134in" draw:transform="rotate (0.636870644052611) translate (1.13680555555556in 1.59304461942257in)"><draw:text-box><text:p text:style-name="P38"><text:span text:style-name="T31">Υπογραφή</text:span></text:p></draw:text-box></draw:frame><draw:frame draw:style-name="gr98" draw:text-style-name="P39" svg:width="0.0287in" svg:height="0.1134in" draw:transform="rotate (0.630412925820233) translate (1.34236111111111in 1.53401684164479in)"><draw:text-box><text:p text:style-name="P38"><text:span text:style-name="T31"><text:s/></text:span></text:p></draw:text-box></draw:frame><draw:polygon draw:style-name="gr4" svg:width="0.6957in" svg:height="0.3094in" svg:x="2.7858in" svg:y="1.7807in" svg:viewBox="0 0 1768 787" draw:points="886,787 0,787 0,0 1768,0 1768,787"><text:p/></draw:polygon><draw:frame draw:style-name="gr98" draw:text-style-name="P39" svg:width="0.0287in" svg:height="0.1134in" draw:transform="rotate (0.647866218340173) translate (1.36527777777778in 1.51735017497813in)"><draw:text-box><text:p text:style-name="P38"><text:span text:style-name="T31"><text:s/></text:span></text:p></draw:text-box></draw:frame><draw:frame draw:style-name="gr100" draw:text-style-name="P39" svg:width="0.5106in" svg:height="0.1134in" svg:x="2.9181in" svg:y="1.8374in"><draw:text-box><text:p text:style-name="P38"><text:span text:style-name="T31">Ιδιωτικό Κλ.</text:span></text:p></draw:text-box></draw:frame><draw:line draw:style-name="gr6" svg:x1="2.3217in" svg:y1="0.6189in" svg:x2="3.0173in" svg:y2="0.6189in"><text:p/></draw:line><draw:polygon draw:style-name="gr2" svg:width="0.0622in" svg:height="0.0913in" svg:x="1.748in" svg:y="0.6819in" svg:viewBox="0 0 159 233" draw:points="81,233 0,0 159,0"><text:p/></draw:polygon><draw:line draw:style-name="gr3" svg:x1="1.7803in" svg:y1="0.6189in" svg:x2="1.7803in" svg:y2="0.6992in"><text:p/></draw:line><draw:line draw:style-name="gr6" svg:x1="1.0831in" svg:y1="0.6189in" svg:x2="1.7803in" svg:y2="0.6189in"><text:p/></draw:line><draw:polygon draw:style-name="gr2" svg:width="0.0606in" svg:height="0.0913in" svg:x="0.511in" svg:y="0.6819in" svg:viewBox="0 0 155 233" draw:points="77,233 0,0 155,0"><text:p/></draw:polygon><draw:line draw:style-name="gr3" svg:x1="0.5413in" svg:y1="0.6189in" svg:x2="0.5413in" svg:y2="0.6992in"><text:p/></draw:line><draw:line draw:style-name="gr6" svg:x1="-0.0004in" svg:y1="0.6189in" svg:x2="0.5413in" svg:y2="0.6189in"><text:p/></draw:line><draw:frame draw:style-name="gr93" draw:text-style-name="P39" svg:width="0.5622in" svg:height="0.1134in" svg:x="2.8862in" svg:y="1.9457in"><draw:text-box><text:p text:style-name="P38"><text:span text:style-name="T31">3ου Κατόχου</text:span></text:p></draw:text-box></draw:frame><draw:frame draw:style-name="gr99" draw:text-style-name="P39" svg:width="0.5024in" svg:height="0.1134in" draw:transform="rotate (-0.409279709593779) translate (1.20138888888889in 0.918044619422572in)"><draw:text-box><text:p text:style-name="P38"><text:span text:style-name="T31">Επικύρωση</text:span></text:p></draw:text-box></draw:frame><draw:frame draw:style-name="gr94" draw:text-style-name="P39" svg:width="0.465in" svg:height="0.1134in" draw:transform="rotate (0.636870644052611) translate (2.36597222222222in 1.59373906386702in)"><draw:text-box><text:p text:style-name="P38"><text:span text:style-name="T31">Υπογραφή</text:span></text:p></draw:text-box></draw:frame></draw:g></text:p>
      <text:p text:style-name="P3"/>
      <text:list xml:id="list6093021686730381565" text:style-name="L1">
        <text:list-item>
          <text:p text:style-name="P24">Φυσικά, το πρόβλημα έγκειται στο ότι ο δικαιούχος δεν μπορεί να επαληθεύσει ότι κάποιος από τους κατόχους δεν ξόδεψε δύο φορές το ίδιο νόμισμα. Mια συνήθης λύση είναι η σύσταση μιας έμπιστης κεντρικής εξουσίας, ή νομισματοκοπείου, η οποία ελέγχει κάθε συναλλαγή για διπλές δαπάνες. Μετά από κάθε συναλλαγή, το νόμισμα πρέπει να επιστρέφεται στο νομισματοκοπείο για να εκδοθεί καινούριο, και τα μόνα αξιόπιστα νομίσματα που θεωρούνται ως μη διπλά δαπανημένα είναι εκείνα που έχουν εκδοθεί απευθείας από το νομισματοκοπείο. Το πρόβλημα με αυτή τη λύση είναι ότι η τύχη ολόκληρου του συστήματος πληρωμών εξαρτάται από την εταιρεία που διοικεί το νομισματοκοπείο, με κάθε συναλλαγή να πρέπει να περάσει μέσω αυτής, όπως ακριβώς και με μια τράπεζα. </text:p>
        </text:list-item>
      </text:list>
      <text:p text:style-name="P21"><text:span text:style-name="T11"><text:tab/>Χρειαζόμαστε ένα τρόπο ώστε ο δικαιούχος να γνωρίζει πως οι προηγούμενοι κάτοχοι δεν υπέγραψαν νωρίτερα άλλες συναλλαγές. Για τους σκοπούς μας, η πρώτη συναλλαγή είναι αυτή που μετράει, οπότε δεν μας ενδιαφέρουν επόμενες προσπάθειες διπλής δαπάνης. Ο μόνος τρόπος να επιβεβαιώσουμε την απουσία μιας συναλλαγής είναι το να γνωρίζουμε όλες τις συναλλαγές. Στο μοντέλο του νομισματοκοπείου, εκείνο γνώριζε όλες τις συναλλαγές και αποφάσιζε για το ποια ήρθε πρώτη. Για να το επιτύχουμε αυτό χωρίς ένα αξιόπιστο μέρος, οι</text:span><text:span text:style-name="T6"> </text:span><text:span text:style-name="T11">συναλλαγές πρέπει να ανακοινώνονται δημόσια[1]. Επίσης, χρειαζόμαστε ένα σύστημα όπου οι συμμετέχοντες συμφωνούν σε ένα κοινό ιστορικό για την σειρά που καταγράφηκαν οι </text:span><text:span text:style-name="T11">συναλλαγές. Τη στιγμή της κάθε συναλλαγής, ο δικαιούχος χρειάζεται απόδειξη πως ήταν ο </text:span><text:soft-page-break/><text:span text:style-name="T11">πρώτος που <text:s/>την έλαβε από την πλειοψηφία των κόμβων. </text:span></text:p>
      <text:h text:style-name="P36" text:outline-level="2">3. <text:s text:c="3"/>Διακομιστής Χρονοσήμανσης</text:h>
      <text:p text:style-name="P6">Η λύση που προτείνουμε ξεκινά με ένα διακομιστή χρονοσήμανσης (timestamp server). Ένας διακομιστής χρονοσήμανσης λειτουργεί παίρνοντας ένα hash από ένα μπλοκ αντικειμένων για να χρονοσημανθεί, και το δημοσιεύει ευρέως όπως σε μια εφημερίδα ή στο Usenet post [2-5]. Το χρονικό σημάδι αποδεικνύει ότι τα δεδομένα πρέπει προφανώς να υπήρχαν εκείνη τη στιγμή, για να συμπεριληφθούν στο hash. Κάθε χρονικό σημάδι περιλαμβάνει και το προηγούμενο μέσα στο hash του, σχηματίζοντας μια αλυσίδα, με κάθε προστιθέμενο σημάδι να ενισχύει εκείνα πριν από αυτό.</text:p>
      <text:p text:style-name="P3"/>
      <text:p text:style-name="P4"><draw:g text:anchor-type="as-char" draw:z-index="0" draw:style-name="gr1"><draw:polygon draw:style-name="gr2" svg:width="0.0941in" svg:height="0.0634in" svg:x="0.4571in" svg:y="0.048in" svg:viewBox="0 0 240 162" draw:points="240,81 0,162 0,0"><text:p/></draw:polygon><draw:line draw:style-name="gr3" svg:x1="0in" svg:y1="0.0799in" svg:x2="0.4752in" svg:y2="0.0799in"><text:p/></draw:line><draw:polygon draw:style-name="gr2" svg:width="0.0941in" svg:height="0.0634in" svg:x="1.9528in" svg:y="0.1272in" svg:viewBox="0 0 240 162" draw:points="240,81 0,162 0,0"><text:p/></draw:polygon><draw:line draw:style-name="gr3" svg:x1="1.811in" svg:y1="0.1591in" svg:x2="1.9724in" svg:y2="0.1591in"><text:p/></draw:line><draw:polygon draw:style-name="gr2" svg:width="0.0941in" svg:height="0.0634in" svg:x="3.1346in" svg:y="0.048in" svg:viewBox="0 0 240 162" draw:points="240,81 0,162 0,0"><text:p/></draw:polygon><draw:line draw:style-name="gr3" svg:x1="2.2835in" svg:y1="0.0799in" svg:x2="3.1528in" svg:y2="0.0799in"><text:p/></draw:line><draw:polygon draw:style-name="gr4" svg:width="1.2594in" svg:height="0.4803in" svg:x="0.2362in" svg:y="0.3189in" svg:viewBox="0 0 3200 1221" draw:points="1602,1221 0,1221 0,0 3200,0 3200,1221"><text:p/></draw:polygon><draw:polygon draw:style-name="gr5" svg:width="0.315in" svg:height="0.1594in" svg:x="0.3154in" svg:y="0.5591in" svg:viewBox="0 0 801 406" draw:points="399,406 0,406 0,0 801,0 801,406"><text:p/></draw:polygon><draw:polygon draw:style-name="gr6" svg:width="0.315in" svg:height="0.1594in" svg:x="0.3154in" svg:y="0.5591in" svg:viewBox="0 0 801 406" draw:points="399,406 0,406 0,0 801,0 801,406"><text:p/></draw:polygon><draw:frame draw:style-name="gr7" draw:text-style-name="P39" svg:width="0.3094in" svg:height="0.1161in" svg:x="0.311in" svg:y="0.3728in"><draw:text-box><text:p text:style-name="P38"><text:span text:style-name="T14">Μπλοκ</text:span></text:p></draw:text-box></draw:frame><draw:polygon draw:style-name="gr5" svg:width="0.315in" svg:height="0.1594in" svg:x="0.7083in" svg:y="0.5591in" svg:viewBox="0 0 801 406" draw:points="403,406 0,406 0,0 801,0 801,406"><text:p/></draw:polygon><draw:polygon draw:style-name="gr6" svg:width="0.315in" svg:height="0.1594in" svg:x="0.7083in" svg:y="0.5591in" svg:viewBox="0 0 801 406" draw:points="403,406 0,406 0,0 801,0 801,406"><text:p/></draw:polygon><draw:frame draw:style-name="gr8" draw:text-style-name="P39" svg:width="0.2579in" svg:height="0.1161in" svg:x="0.378in" svg:y="0.5898in"><draw:text-box><text:p text:style-name="P38"><text:span text:style-name="T14">Αντικ.</text:span></text:p></draw:text-box></draw:frame><draw:polygon draw:style-name="gr5" svg:width="0.315in" svg:height="0.1594in" svg:x="1.1028in" svg:y="0.5591in" svg:viewBox="0 0 801 406" draw:points="399,406 0,406 0,0 801,0 801,406"><text:p/></draw:polygon><draw:polygon draw:style-name="gr6" svg:width="0.315in" svg:height="0.1594in" svg:x="1.1028in" svg:y="0.5591in" svg:viewBox="0 0 801 406" draw:points="399,406 0,406 0,0 801,0 801,406"><text:p/></draw:polygon><draw:frame draw:style-name="gr8" draw:text-style-name="P39" svg:width="0.2579in" svg:height="0.1161in" svg:x="0.7709in" svg:y="0.5898in"><draw:text-box><text:p text:style-name="P38"><text:span text:style-name="T14">Αντικ.</text:span></text:p></draw:text-box></draw:frame><draw:polygon draw:style-name="gr4" svg:width="0.315in" svg:height="0.2398in" svg:x="2.0472in" svg:y="-0.0004in" svg:viewBox="0 0 801 610" draw:points="402,610 0,610 0,0 801,0 801,610"><text:p/></draw:polygon><draw:frame draw:style-name="gr9" draw:text-style-name="P39" svg:width="0.085in" svg:height="0.1161in" svg:x="1.222in" svg:y="0.5898in"><draw:text-box><text:p text:style-name="P38"><text:span text:style-name="T14">...</text:span></text:p></draw:text-box></draw:frame><draw:polygon draw:style-name="gr4" svg:width="1.261in" svg:height="0.4803in" svg:x="1.7319in" svg:y="0.3189in" svg:viewBox="0 0 3204 1221" draw:points="1602,1221 0,1221 0,0 3204,0 3204,1221"><text:p/></draw:polygon><draw:frame draw:style-name="gr10" draw:text-style-name="P39" svg:width="0.235in" svg:height="0.1161in" svg:x="2.0917in" svg:y="0.0728in"><draw:text-box><text:p text:style-name="P38"><text:span text:style-name="T14">Hash</text:span></text:p></draw:text-box></draw:frame><draw:polygon draw:style-name="gr5" svg:width="0.315in" svg:height="0.1594in" svg:x="1.811in" svg:y="0.5591in" svg:viewBox="0 0 801 406" draw:points="403,406 0,406 0,0 801,0 801,406"><text:p/></draw:polygon><draw:polygon draw:style-name="gr6" svg:width="0.315in" svg:height="0.1594in" svg:x="1.811in" svg:y="0.5591in" svg:viewBox="0 0 801 406" draw:points="403,406 0,406 0,0 801,0 801,406"><text:p/></draw:polygon><draw:frame draw:style-name="gr7" draw:text-style-name="P39" svg:width="0.3094in" svg:height="0.1161in" svg:x="1.8126in" svg:y="0.3728in"><draw:text-box><text:p text:style-name="P38"><text:span text:style-name="T14">Μπλοκ</text:span></text:p></draw:text-box></draw:frame><draw:polygon draw:style-name="gr5" svg:width="0.315in" svg:height="0.1594in" svg:x="2.2055in" svg:y="0.5591in" svg:viewBox="0 0 801 406" draw:points="399,406 0,406 0,0 801,0 801,406"><text:p/></draw:polygon><draw:polygon draw:style-name="gr6" svg:width="0.315in" svg:height="0.1594in" svg:x="2.2055in" svg:y="0.5591in" svg:viewBox="0 0 801 406" draw:points="399,406 0,406 0,0 801,0 801,406"><text:p/></draw:polygon><draw:frame draw:style-name="gr8" draw:text-style-name="P39" svg:width="0.2579in" svg:height="0.1161in" svg:x="1.8709in" svg:y="0.5898in"><draw:text-box><text:p text:style-name="P38"><text:span text:style-name="T14">Αντικ.</text:span></text:p></draw:text-box></draw:frame><draw:polygon draw:style-name="gr5" svg:width="0.315in" svg:height="0.1594in" svg:x="2.5984in" svg:y="0.5591in" svg:viewBox="0 0 801 406" draw:points="402,406 0,406 0,0 801,0 801,406"><text:p/></draw:polygon><draw:polygon draw:style-name="gr6" svg:width="0.315in" svg:height="0.1594in" svg:x="2.5984in" svg:y="0.5591in" svg:viewBox="0 0 801 406" draw:points="402,406 0,406 0,0 801,0 801,406"><text:p/></draw:polygon><draw:frame draw:style-name="gr8" draw:text-style-name="P39" svg:width="0.2579in" svg:height="0.1161in" svg:x="2.2646in" svg:y="0.5898in"><draw:text-box><text:p text:style-name="P38"><text:span text:style-name="T14">Αντικ.</text:span></text:p></draw:text-box></draw:frame><draw:line draw:style-name="gr6" svg:x1="1.811in" svg:y1="0.3189in" svg:x2="1.811in" svg:y2="0.1591in"><text:p/></draw:line><draw:polygon draw:style-name="gr2" svg:width="0.0941in" svg:height="0.0634in" svg:x="0.4571in" svg:y="0.1272in" svg:viewBox="0 0 240 162" draw:points="240,81 0,162 0,0"><text:p/></draw:polygon><draw:line draw:style-name="gr3" svg:x1="0.3154in" svg:y1="0.1591in" svg:x2="0.4752in" svg:y2="0.1591in"><text:p/></draw:line><draw:polygon draw:style-name="gr2" svg:width="0.0941in" svg:height="0.0634in" svg:x="1.9528in" svg:y="0.048in" svg:viewBox="0 0 240 162" draw:points="240,81 0,162 0,0"><text:p/></draw:polygon><draw:line draw:style-name="gr3" svg:x1="0.8669in" svg:y1="0.0799in" svg:x2="1.9724in" svg:y2="0.0799in"><text:p/></draw:line><draw:polygon draw:style-name="gr4" svg:width="0.315in" svg:height="0.2398in" svg:x="0.5516in" svg:y="-0.0004in" svg:viewBox="0 0 801 610" draw:points="398,610 0,610 0,0 801,0 801,610"><text:p/></draw:polygon><draw:frame draw:style-name="gr9" draw:text-style-name="P39" svg:width="0.085in" svg:height="0.1161in" svg:x="2.7154in" svg:y="0.5898in"><draw:text-box><text:p text:style-name="P38"><text:span text:style-name="T14">...</text:span></text:p></draw:text-box></draw:frame><draw:line draw:style-name="gr6" svg:x1="0.3154in" svg:y1="0.3189in" svg:x2="0.3154in" svg:y2="0.1591in"><text:p/></draw:line><draw:frame draw:style-name="gr10" draw:text-style-name="P39" svg:width="0.235in" svg:height="0.1161in" svg:x="0.5909in" svg:y="0.0728in"><draw:text-box><text:p text:style-name="P38"><text:span text:style-name="T14">Hash</text:span></text:p></draw:text-box></draw:frame></draw:g></text:p>
      <text:h text:style-name="P36" text:outline-level="2">4. <text:s text:c="3"/>Απόδειξη Εργασίας</text:h>
      <text:p text:style-name="P7">Για να υλοποιήσουμε ένα διανεμημένο διακομιστή χρονοσήμανσης βασισμένο σε ανταλλαγή από χρήστη σε χρήστη, αντί για εφημερίδα ή δημοσιεύσεις στο usenet, θα πρέπει να χρησιμοποιήσουμε ένα σύστημα απόδειξης εργασίας παρόμοιο με εκείνο του Adam Back [6]. Η απόδειξη εργασίας περιλαμβάνει την έρευνα <text:s/>για μια τιμή, που όταν κρυπτογραφηθεί όπως πχ με το SHA-256, το hash ξεκινά με μηδενικό αριθμό bits. Η μέση απαιτούμενη εργασία είναι εκθετική στον αριθμό bits που απαιτούνται, και μπορεί να επαληθευτεί εκτελώντας ένα μόνο hash.</text:p>
      <text:p text:style-name="P20"><text:span text:style-name="T6"><text:tab/>Για το δικό μας </text:span><text:span text:style-name="T6">δίκτυο</text:span><text:span text:style-name="T6"> χρονοσήμανσης, εφαρμόζουμε την απόδειξη εργασίας αυξάνοντας ένα nonce (αυθαίρετος αριθμός που χρησιμοποιείται μια μόνο φορά σε μια κρυπτογραφημένη επικοινωνία) στο μπλοκ, μέχρι να βρεθεί μια τιμή που δίνει τα απαιτούμενα μηδενικά bits στο hash του μπλοκ. Μόλις δαπανηθεί η υπολογιστική ισχύς για να ικανοποιήσει την απόδειξη εργασίας, το μπλοκ δεν μπορεί να αλλάξει χωρίς να επαναληφθεί η εργασία. Καθώς τα επόμενα μπλοκ είναι αλυσοδεμένα μετά από αυτό, η εργασία που απαιτείται για να αλλάξει το μπλοκ, περιλαμβάνει την επανάληψη της εργασίας και για όλα τα επόμενα μπλοκ.</text:span></text:p>
      <text:p text:style-name="P16"/>
      <text:p text:style-name="P4"><draw:g text:anchor-type="as-char" draw:z-index="1" draw:style-name="gr1"><draw:polygon draw:style-name="gr4" svg:width="1.3594in" svg:height="0.7205in" svg:x="0.3193in" svg:y="0in" svg:viewBox="0 0 3454 1831" draw:points="1729,1831 0,1831 0,0 3454,0 3454,1831"><text:p/></draw:polygon><draw:polygon draw:style-name="gr5" svg:width="0.6398in" svg:height="0.1591in" svg:x="0.4791in" svg:y="0.2406in" svg:viewBox="0 0 1626 405" draw:points="815,405 0,405 0,0 1626,0 1626,405"><text:p/></draw:polygon><draw:polygon draw:style-name="gr6" svg:width="0.6398in" svg:height="0.1591in" svg:x="0.4791in" svg:y="0.2406in" svg:viewBox="0 0 1626 405" draw:points="815,405 0,405 0,0 1626,0 1626,405"><text:p/></draw:polygon><draw:frame draw:style-name="gr7" draw:text-style-name="P39" svg:width="0.3094in" svg:height="0.1161in" svg:x="0.4in" svg:y="0.0583in"><draw:text-box><text:p text:style-name="P38"><text:span text:style-name="T14">Μπλοκ</text:span></text:p></draw:text-box></draw:frame><draw:polygon draw:style-name="gr5" svg:width="0.3996in" svg:height="0.1591in" svg:x="1.2in" svg:y="0.2406in" svg:viewBox="0 0 1016 405" draw:points="508,405 0,405 0,0 1016,0 1016,405"><text:p/></draw:polygon><draw:polygon draw:style-name="gr6" svg:width="0.3996in" svg:height="0.1591in" svg:x="1.2in" svg:y="0.2406in" svg:viewBox="0 0 1016 405" draw:points="508,405 0,405 0,0 1016,0 1016,405"><text:p/></draw:polygon><draw:frame draw:style-name="gr11" draw:text-style-name="P39" svg:width="0.5531in" svg:height="0.1161in" svg:x="0.5665in" svg:y="0.2752in"><draw:text-box><text:p text:style-name="P38"><text:span text:style-name="T14">Προηγ.Hash</text:span></text:p></draw:text-box></draw:frame><draw:polygon draw:style-name="gr5" svg:width="0.3205in" svg:height="0.1594in" svg:x="0.4791in" svg:y="0.4811in" svg:viewBox="0 0 815 406" draw:points="409,406 0,406 0,0 815,0 815,406"><text:p/></draw:polygon><draw:polygon draw:style-name="gr6" svg:width="0.3205in" svg:height="0.1594in" svg:x="0.4791in" svg:y="0.4811in" svg:viewBox="0 0 815 406" draw:points="409,406 0,406 0,0 815,0 815,406"><text:p/></draw:polygon><draw:frame draw:style-name="gr12" draw:text-style-name="P39" svg:width="0.2913in" svg:height="0.1161in" svg:x="1.2583in" svg:y="0.2752in"><draw:text-box><text:p text:style-name="P38"><text:span text:style-name="T14">Nonce</text:span></text:p></draw:text-box></draw:frame><draw:polygon draw:style-name="gr5" svg:width="0.3205in" svg:height="0.1594in" svg:x="0.8791in" svg:y="0.4811in" svg:viewBox="0 0 815 406" draw:points="409,406 0,406 0,0 815,0 815,406"><text:p/></draw:polygon><draw:polygon draw:style-name="gr6" svg:width="0.3205in" svg:height="0.1594in" svg:x="0.8791in" svg:y="0.4811in" svg:viewBox="0 0 815 406" draw:points="409,406 0,406 0,0 815,0 815,406"><text:p/></draw:polygon><draw:frame draw:style-name="gr13" draw:text-style-name="P39" svg:width="0.1961in" svg:height="0.1161in" svg:x="0.5835in" svg:y="0.5165in"><draw:text-box><text:p text:style-name="P38"><text:span text:style-name="T14">Συν.</text:span></text:p></draw:text-box></draw:frame><draw:polygon draw:style-name="gr5" svg:width="0.3205in" svg:height="0.1594in" svg:x="1.2791in" svg:y="0.4811in" svg:viewBox="0 0 815 406" draw:points="406,406 0,406 0,0 815,0 815,406"><text:p/></draw:polygon><draw:polygon draw:style-name="gr6" svg:width="0.3205in" svg:height="0.1594in" svg:x="1.2791in" svg:y="0.4811in" svg:viewBox="0 0 815 406" draw:points="406,406 0,406 0,0 815,0 815,406"><text:p/></draw:polygon><draw:frame draw:style-name="gr13" draw:text-style-name="P39" svg:width="0.1961in" svg:height="0.1161in" svg:x="0.9835in" svg:y="0.5165in"><draw:text-box><text:p text:style-name="P38"><text:span text:style-name="T14">Συν.</text:span></text:p></draw:text-box></draw:frame><draw:polygon draw:style-name="gr2" svg:width="0.0941in" svg:height="0.0634in" svg:x="0.3846in" svg:y="0.2902in" svg:viewBox="0 0 240 162" draw:points="240,81 0,162 0,0"><text:p/></draw:polygon><draw:line draw:style-name="gr3" svg:x1="0in" svg:y1="0.322in" svg:x2="0.4028in" svg:y2="0.322in"><text:p/></draw:line><draw:polygon draw:style-name="gr4" svg:width="1.3594in" svg:height="0.7205in" svg:x="1.9193in" svg:y="0in" svg:viewBox="0 0 3454 1831" draw:points="1725,1831 0,1831 0,0 3454,0 3454,1831"><text:p/></draw:polygon><draw:frame draw:style-name="gr9" draw:text-style-name="P39" svg:width="0.085in" svg:height="0.1161in" svg:x="1.4in" svg:y="0.5165in"><draw:text-box><text:p text:style-name="P38"><text:span text:style-name="T14">...</text:span></text:p></draw:text-box></draw:frame><draw:polygon draw:style-name="gr5" svg:width="0.6398in" svg:height="0.1591in" svg:x="2.0791in" svg:y="0.2406in" svg:viewBox="0 0 1626 405" draw:points="811,405 0,405 0,0 1626,0 1626,405"><text:p/></draw:polygon><draw:polygon draw:style-name="gr6" svg:width="0.6398in" svg:height="0.1591in" svg:x="2.0791in" svg:y="0.2406in" svg:viewBox="0 0 1626 405" draw:points="811,405 0,405 0,0 1626,0 1626,405"><text:p/></draw:polygon><draw:frame draw:style-name="gr7" draw:text-style-name="P39" svg:width="0.3094in" svg:height="0.1161in" svg:x="2in" svg:y="0.0583in"><draw:text-box><text:p text:style-name="P38"><text:span text:style-name="T14">Μπλοκ</text:span></text:p></draw:text-box></draw:frame><draw:polygon draw:style-name="gr5" svg:width="0.3996in" svg:height="0.1591in" svg:x="2.7984in" svg:y="0.2406in" svg:viewBox="0 0 1016 405" draw:points="508,405 0,405 0,0 1016,0 1016,405"><text:p/></draw:polygon><draw:polygon draw:style-name="gr6" svg:width="0.3996in" svg:height="0.1591in" svg:x="2.7984in" svg:y="0.2406in" svg:viewBox="0 0 1016 405" draw:points="508,405 0,405 0,0 1016,0 1016,405"><text:p/></draw:polygon><draw:frame draw:style-name="gr11" draw:text-style-name="P39" svg:width="0.5531in" svg:height="0.1161in" svg:x="2.1654in" svg:y="0.2752in"><draw:text-box><text:p text:style-name="P38"><text:span text:style-name="T14">Προηγ.Hash</text:span></text:p></draw:text-box></draw:frame><draw:polygon draw:style-name="gr5" svg:width="0.3189in" svg:height="0.1594in" svg:x="2.0791in" svg:y="0.4811in" svg:viewBox="0 0 811 406" draw:points="406,406 0,406 0,0 811,0 811,406"><text:p/></draw:polygon><draw:polygon draw:style-name="gr6" svg:width="0.3189in" svg:height="0.1594in" svg:x="2.0791in" svg:y="0.4811in" svg:viewBox="0 0 811 406" draw:points="406,406 0,406 0,0 811,0 811,406"><text:p/></draw:polygon><draw:frame draw:style-name="gr12" draw:text-style-name="P39" svg:width="0.2913in" svg:height="0.1161in" svg:x="2.8571in" svg:y="0.2752in"><draw:text-box><text:p text:style-name="P38"><text:span text:style-name="T14">Nonce</text:span></text:p></draw:text-box></draw:frame><draw:polygon draw:style-name="gr5" svg:width="0.3189in" svg:height="0.1594in" svg:x="2.4791in" svg:y="0.4811in" svg:viewBox="0 0 811 406" draw:points="406,406 0,406 0,0 811,0 811,406"><text:p/></draw:polygon><draw:polygon draw:style-name="gr6" svg:width="0.3189in" svg:height="0.1594in" svg:x="2.4791in" svg:y="0.4811in" svg:viewBox="0 0 811 406" draw:points="406,406 0,406 0,0 811,0 811,406"><text:p/></draw:polygon><draw:frame draw:style-name="gr13" draw:text-style-name="P39" svg:width="0.1961in" svg:height="0.1161in" svg:x="2.1819in" svg:y="0.5165in"><draw:text-box><text:p text:style-name="P38"><text:span text:style-name="T14">Συν.</text:span></text:p></draw:text-box></draw:frame><draw:polygon draw:style-name="gr5" svg:width="0.3189in" svg:height="0.1594in" svg:x="2.8791in" svg:y="0.4811in" svg:viewBox="0 0 811 406" draw:points="406,406 0,406 0,0 811,0 811,406"><text:p/></draw:polygon><draw:polygon draw:style-name="gr6" svg:width="0.3189in" svg:height="0.1594in" svg:x="2.8791in" svg:y="0.4811in" svg:viewBox="0 0 811 406" draw:points="406,406 0,406 0,0 811,0 811,406"><text:p/></draw:polygon><draw:frame draw:style-name="gr13" draw:text-style-name="P39" svg:width="0.1961in" svg:height="0.1161in" svg:x="2.5819in" svg:y="0.5165in"><draw:text-box><text:p text:style-name="P38"><text:span text:style-name="T14">Συν.</text:span></text:p></draw:text-box></draw:frame><draw:polygon draw:style-name="gr2" svg:width="0.0957in" svg:height="0.0634in" svg:x="1.9831in" svg:y="0.2902in" svg:viewBox="0 0 244 162" draw:points="244,81 0,162 0,0"><text:p/></draw:polygon><draw:line draw:style-name="gr3" svg:x1="1.6791in" svg:y1="0.322in" svg:x2="2.0028in" svg:y2="0.322in"><text:p/></draw:line><draw:frame draw:style-name="gr9" draw:text-style-name="P39" svg:width="0.085in" svg:height="0.1161in" svg:x="2.9984in" svg:y="0.5165in"><draw:text-box><text:p text:style-name="P38"><text:span text:style-name="T14">...</text:span></text:p></draw:text-box></draw:frame></draw:g></text:p>
      <text:p text:style-name="P4"/>
      <text:p text:style-name="P15"><text:span text:style-name="T11">Η απόδειξη εργασίας λύνει επίσης το πρόβλημα του προσδιορισμού της εκπροσώπησης στη λήψη αποφάσεων με πλειοψηφία. Η πλειοψηφία θα μπορούσε να υπονομευθεί από οποιονδήποτε μπορεί να κατανείμει πολλαπλές διαδικτυακές διευθύνσεις (IP), εάν βασιζόταν σε μια ψήφο ανά διαδικτυακή διεύθυνση. Η απόδειξη εργασίας είναι ουσιαστικά μια ψήφος ανά κεντρική υπολογιστική μονάδα (CPU). Η πλειοψηφική απόφαση, αντιπροσωπεύεται από την μεγαλύτερη αλυσίδα στην οποία έχει πραγματοποιηθεί η μεγαλύτερη προσπάθεια απόδειξης εργασίας. Εάν η πλειοψηφία της υπολογιστικής ισχύος ελέγχεται από έντιμους κόμβους, η έντιμη αλυσίδα θα</text:span><text:span text:style-name="T6"> </text:span><text:span text:style-name="T11">μεγαλώσει ταχύτερα και θα ξεπεράσει οποιαδήποτε ανταγωνιστική αλυσίδα. Για να τροποποιήσει κάποιο προηγούμενο μπλοκ ένας επιτιθέμενος, θα πρέπει να επαναλάβει όχι μόνο την απόδειξη εργασίας για το συγκεκριμένο μπλοκ, αλλά και για όλα τα επόμενα και στη συνέχεια να καλύψει και να ξεπεράσει όλη την εργασία των έντιμων κόμβων. Αργότερα θα </text:span><text:span text:style-name="T11">δείξουμε ότι η πιθανότητα κάλυψης όλης της εργασίας από κάποιον αργό επιτιθέμενο μειώνεται </text:span><text:soft-page-break/><text:span text:style-name="T11">εκθετικά καθώς προστίθενται τα επόμενα μπλοκ.</text:span></text:p>
      <text:p text:style-name="P25"><text:tab/>H δυσκολία απόδειξης της εργασίας καθορίζεται από μια μεταβαλλόμενη μέση τιμή, στοχεύοντας για ένα μέσο αριθμό μπλοκ ανά ώρα. Εάν <text:s/>τα μπλοκ δημιουργούνται πολύ γρήγορα, η δυσκολία αυξάνεται. <text:s/>Έτσι αντισταθμίζεται η αυξημένη ανάγκη για αναβάθμιση του υπολογιστικού υλικού, αλλά και το μεταβαλλόμενο ενδιαφέρον για την λειτουργία κόμβων με την πάροδο του χρόνου.</text:p>
      <text:h text:style-name="P36" text:outline-level="2">5. <text:s text:c="3"/>Το Δίκτυο</text:h>
      <text:p text:style-name="P7">Τα βήματα για την εκτέλεση του δικτύου έχουν ως εξής:</text:p>
      <text:p text:style-name="P8"/>
      <text:p text:style-name="P8"><text:tab/>1) <text:s text:c="2"/>Οι καινούριες συναλλαγές μεταδίδονται σε όλους τους κόμβους.</text:p>
      <text:p text:style-name="P8"><text:tab/>2) <text:s text:c="2"/>Ο κάθε κόμβος συλλέγει τις καινούριες συναλλαγές σε ένα μπλοκ.</text:p>
      <text:p text:style-name="P9"><text:tab/>3) <text:s text:c="2"/>Ο κάθε κόμβος προσπαθεί να βρει μια δύσκολη απόδειξη εργασίας για το μπλοκ <text:tab/><text:tab/> <text:s text:c="6"/>του.</text:p>
      <text:p text:style-name="P8"><text:tab/>4) <text:s text:c="2"/>Μόλις ένας κόμβος βρει μια απόδειξη εργασίας, μεταδίδει το μπλοκ σε όλους τους <text:tab/> <text:s text:c="4"/><text:tab/> <text:s text:c="5"/>κόμβους.</text:p>
      <text:p text:style-name="P8"><text:tab/>5) <text:s text:c="2"/>Οι κόμβοι αποδέχονται το μπλοκ μόνο εάν όλες οι συναλλαγές που περιέχονται σε <text:tab/><text:tab/> <text:s text:c="6"/>αυτό είναι έγκυρες και δεν έχουν ήδη δαπανηθεί.</text:p>
      <text:p text:style-name="P9"><text:tab/>6) <text:s text:c="2"/>Οι κόμβοι εκφράζουν την αποδοχή του μπλοκ, δουλεύοντας πάνω στη δημιουργία <text:tab/> <text:s text:c="5"/><text:tab/> <text:s text:c="5"/>του επόμενου μπλοκ στην αλυσίδα, χρησιμοποιώντας το hash του αποδεκτού μπλοκ <text:tab/> <text:s text:c="5"/>ως το προηγούμενο hash. </text:p>
      <text:p text:style-name="P8"/>
      <text:p text:style-name="P8"><text:tab/>Οι κόμβοι πάντοτε θεωρούν ότι η μεγαλύτερη αλυσίδα είναι η σωστή και συνεχίζουν να εργάζονται για την επέκταση της. Εάν δύο κόμβοι μεταδώσουν ταυτόχρονα διαφορετικές εκδοχές για το επόμενο μπλοκ, ενδέχεται κάποιοι κόμβοι να λάβουν το ένα ή το άλλο πρώτο. Σε αυτή την περίπτωση, εργάζονται πάνω στο πρώτο μπλοκ που έλαβαν αλλά αποθηκεύουν τον άλλο κλάδο σε περίπτωση που μεγαλώσει. Η ισοπαλία θα σπάσει όταν βρεθεί η επόμενη απόδειξη εργασίας και ένας από τους δύο κλάδους θα γίνει μεγαλύτερος. Οι κόμβοι που εργάζονταν στον άλλο κλάδο θα αλλάξουν προς τον μεγαλύτερο.</text:p>
      <text:p text:style-name="P30"><text:tab/>Οι μεταδόσεις καινούριων συναλλαγών δεν χρειάζεται απαραίτητα να φτάσουν σε όλους τους κόμβους. Εφόσον θα φτάσουν σε πολλούς, θα συμπεριληφθούν γρήγορα σε ένα μπλοκ. Οι μεταδόσεις μπλοκ είναι επίσης ανεκτικές στα μη αποδεκτά μηνύματα. Εάν ένας κόμβος δεν λάβει ένα μπλοκ, θα το ζητήσει μόλις λάβει το επόμενο, συνειδητοποιώντας ότι ξέχασε ένα.</text:p>
      <text:p text:style-name="P31"/>
      <text:p text:style-name="P32">6. <text:s text:c="3"/>Το Κίνητρο</text:p>
      <text:p text:style-name="P32"/>
      <text:p text:style-name="P5"><text:span text:style-name="T13">Η πρώτη συναλλαγή σε ένα μπλοκ είναι κατά συνθήκη μια ειδική συναλλαγή που ξεκινά ένα καινούριο νόμισμα, που ανήκει στο δημιουργό του μπλοκ. Αυτό προσθέτει ένα κίνητρο στους κόμβους να υποστηρίζουν το δίκτυο, και καθώς δεν υπάρχει κεντρική αρχή για την έκδοση των νομισμάτων, παρέχει και ένα τρόπο για την αρχική τοποθέτηση τους σε κυκλοφορία. Η σταθερή προσθήκη μιας σταθερής ποσότητας καινούριων νομισμάτων είναι ανάλογη με τη διάθεση πόρων από τους ανθρακωρύχους χρυσού, για να προσθέσουν χρυσό στην κυκλοφορία. Στην περίπτωση μας αυτό που καταναλώνεται</text:span> <text:span text:style-name="T13">είναι η υπολογιστική ισχύς και η ηλεκτρική ενέργεια.</text:span></text:p>
      <text:p text:style-name="P8"><text:tab/>Το κίνητρο μπορεί επίσης να χρηματοδοτείται μέσω των τελών συναλλαγής. Εάν η τελική αξία μιας συναλλαγής είναι μικρότερη από την αρχική εισαγόμενη αξία, η διαφορά αυτή είναι ένα τέλος συναλλαγής που προστίθεται στην αξία του μπλοκ που περιέχει τη συναλλαγή, ως κίνητρο. Μόλις ένας προκαθορισμένος αριθμός νομισμάτων έχει τεθεί σε κυκλοφορία, το κίνητρο μπορεί να μετατραπεί εξ’ολοκλήρου σε τέλη συναλλαγών και έτσι δεν θα υπάρχει καθόλου πληθωρισμός.</text:p>
      <text:p text:style-name="P30"><text:soft-page-break/><text:tab/>Το κίνητρο ενδέχεται να βοηθήσει τους κόμβους να παραμείνουν ειλικρινείς. Εάν κάποιος άπληστος εισβολέας είναι σε θέση να συγκεντρώσει περισσότερη υπολογιστική ισχύ από όλους τους έντιμους κόμβους, θα πρέπει να επιλέξει μεταξύ του να εξαπατήσει τους ανθρώπους αποδίδοντας πίσω τις πληρωμές του, ή να δημιουργήσει καινούρια νομίσματα χρησιμοποιώντας τη. Θα βρει ότι είναι πιο κερδοφόρο το να παίζει σύμφωνα με τους κανόνες, που τον ευνοούν με περισσότερα νέα νομίσματα από όλους τους υπόλοιπους χρήστες μαζί, από το να υπονομεύσει το σύστημα και την εγκυρότητα του πλούτου του. </text:p>
      <text:h text:style-name="P36" text:outline-level="2">7. <text:s text:c="3"/>Ανακτώντας Χώρο στο Σκληρό Δίσκο</text:h>
      <text:p text:style-name="P12"><text:span text:style-name="T6">Γ</text:span><text:span text:style-name="T6">ια να εξοικονομηθεί χώρος στο σκληρό δίσκο, οι συναλλαγές που έχουν ξοδευτεί πριν από την τελευταία νομισματική συναλλαγή μπορούν να απορριφθούν, μόλις αυτή θαφτεί κάτω από αρκετά μπλοκ. Για να διευκολυνθεί αυτό χωρίς να σπάσει το hash του μπλοκ, οι συναλλαγές κρυπτογραφούνται σε ένα Merkle Tree [7][2][5], και περιλαμβάνουν στο hash του μπλοκ μόνο τη ρίζα. Έπειτα, τα παλιά μπλοκ μπορούν να συμπιεστούν αποκόπτοντας κλαδιά από το δέντρο. Τα εσωτερικά hashes δεν χρειάζονται αποθήκευση.</text:span></text:p>
      <text:p text:style-name="P3"/>
      <text:p text:style-name="P4"><draw:g text:anchor-type="as-char" draw:z-index="2" draw:style-name="gr1"><draw:polygon draw:style-name="gr4" svg:width="1.8996in" svg:height="2.0606in" svg:x="2.2209in" svg:y="0.0004in" svg:viewBox="0 0 4826 5235" draw:points="2413,5235 0,5235 0,0 4826,0 4826,5235"><text:p/></draw:polygon><draw:polygon draw:style-name="gr4" svg:width="1.9134in" svg:height="2.0606in" svg:x="0in" svg:y="0.0004in" svg:viewBox="0 0 4861 5235" draw:points="2430,5235 0,5235 0,0 4861,0 4861,5235"><text:p/></draw:polygon><draw:frame draw:style-name="gr14" draw:text-style-name="P39" svg:width="0.2969in" svg:height="0.1114in" svg:x="2.2972in" svg:y="0.0465in"><draw:text-box><text:p text:style-name="P38"><text:span text:style-name="T15">Μπλοκ</text:span></text:p></draw:text-box></draw:frame><draw:polygon draw:style-name="gr4" svg:width="1.3776in" svg:height="0.687in" svg:x="0.3831in" svg:y="0.0768in" svg:viewBox="0 0 3500 1746" draw:points="1750,1746 0,1746 0,0 3500,0 3500,1746"><text:p/></draw:polygon><draw:frame draw:style-name="gr14" draw:text-style-name="P39" svg:width="0.2969in" svg:height="0.1114in" svg:x="0.0717in" svg:y="0.0465in"><draw:text-box><text:p text:style-name="P38"><text:span text:style-name="T15">Μπλοκ</text:span></text:p></draw:text-box></draw:frame><draw:polygon draw:style-name="gr5" svg:width="0.6118in" svg:height="0.1524in" svg:x="0.5362in" svg:y="0.3055in" svg:viewBox="0 0 1555 388" draw:points="776,388 0,388 0,0 1555,0 1555,388"><text:p/></draw:polygon><draw:polygon draw:style-name="gr6" svg:width="0.6118in" svg:height="0.1524in" svg:x="0.5362in" svg:y="0.3055in" svg:viewBox="0 0 1555 388" draw:points="776,388 0,388 0,0 1555,0 1555,388"><text:p/></draw:polygon><draw:frame draw:style-name="gr15" draw:text-style-name="P39" svg:width="1.2898in" svg:height="0.1114in" svg:x="0.4535in" svg:y="0.1256in"><draw:text-box><text:p text:style-name="P40"><text:span text:style-name="T16">Επικεφ. Μπλοκ (Μπλοκ Hash)</text:span></text:p></draw:text-box></draw:frame><draw:polygon draw:style-name="gr5" svg:width="0.4594in" svg:height="0.1524in" svg:x="1.2248in" svg:y="0.3055in" svg:viewBox="0 0 1168 388" draw:points="582,388 0,388 0,0 1168,0 1168,388"><text:p/></draw:polygon><draw:polygon draw:style-name="gr6" svg:width="0.4594in" svg:height="0.1524in" svg:x="1.2248in" svg:y="0.3055in" svg:viewBox="0 0 1168 388" draw:points="582,388 0,388 0,0 1168,0 1168,388"><text:p/></draw:polygon><draw:frame draw:style-name="gr16" draw:text-style-name="P39" svg:width="0.5413in" svg:height="0.1114in" svg:x="0.6217in" svg:y="0.3335in"><draw:text-box><text:p text:style-name="P40"><text:span text:style-name="T16">Προηγ. hash</text:span></text:p></draw:text-box></draw:frame><draw:polygon draw:style-name="gr5" svg:width="0.4583in" svg:height="0.1524in" svg:x="0.3067in" svg:y="0.9937in" svg:viewBox="0 0 1165 388" draw:points="583,388 0,388 0,0 1165,0 1165,388"><text:p/></draw:polygon><draw:polygon draw:style-name="gr17" svg:width="0.4583in" svg:height="0.1524in" svg:x="0.3067in" svg:y="0.9937in" svg:viewBox="0 0 1165 388" draw:points="583,388 0,388 0,0 1165,0 1165,388"><text:p/></draw:polygon><draw:frame draw:style-name="gr18" draw:text-style-name="P39" svg:width="0.2787in" svg:height="0.1114in" svg:x="1.3161in" svg:y="0.3335in"><draw:text-box><text:p text:style-name="P38"><text:span text:style-name="T15">Nonce</text:span></text:p></draw:text-box></draw:frame><draw:polygon draw:style-name="gr19" svg:width="0.3067in" svg:height="0.1524in" svg:x="0.1528in" svg:y="1.4504in" svg:viewBox="0 0 780 388" draw:points="391,388 0,388 0,0 780,0 780,388"><text:p/></draw:polygon><draw:polygon draw:style-name="gr17" svg:width="0.3067in" svg:height="0.1524in" svg:x="0.1528in" svg:y="1.4504in" svg:viewBox="0 0 780 388" draw:points="391,388 0,388 0,0 780,0 780,388"><text:p/></draw:polygon><draw:frame draw:style-name="gr20" draw:text-style-name="P39" svg:width="0.3323in" svg:height="0.1114in" svg:x="0.3661in" svg:y="1.0252in"><draw:text-box><text:p text:style-name="P38"><text:span text:style-name="T15">Hash01</text:span></text:p></draw:text-box></draw:frame><draw:polygon draw:style-name="gr19" svg:width="0.3063in" svg:height="0.1524in" svg:x="0.6126in" svg:y="1.4504in" svg:viewBox="0 0 779 388" draw:points="388,388 0,388 0,0 779,0 779,388"><text:p/></draw:polygon><draw:polygon draw:style-name="gr17" svg:width="0.3063in" svg:height="0.1524in" svg:x="0.6126in" svg:y="1.4504in" svg:viewBox="0 0 779 388" draw:points="388,388 0,388 0,0 779,0 779,388"><text:p/></draw:polygon><draw:frame draw:style-name="gr18" draw:text-style-name="P39" svg:width="0.2787in" svg:height="0.1114in" svg:x="0.1681in" svg:y="1.478in"><draw:text-box><text:p text:style-name="P38"><text:span text:style-name="T15">Hash0</text:span></text:p></draw:text-box></draw:frame><draw:polygon draw:style-name="gr19" svg:width="0.3051in" svg:height="0.1524in" svg:x="1.072in" svg:y="1.4504in" svg:viewBox="0 0 776 388" draw:points="388,388 0,388 0,0 776,0 776,388"><text:p/></draw:polygon><draw:polygon draw:style-name="gr17" svg:width="0.3051in" svg:height="0.1524in" svg:x="1.072in" svg:y="1.4504in" svg:viewBox="0 0 776 388" draw:points="388,388 0,388 0,0 776,0 776,388"><text:p/></draw:polygon><draw:frame draw:style-name="gr18" draw:text-style-name="P39" svg:width="0.2787in" svg:height="0.1114in" svg:x="0.6299in" svg:y="1.478in"><draw:text-box><text:p text:style-name="P38"><text:span text:style-name="T15">Hash1</text:span></text:p></draw:text-box></draw:frame><draw:polygon draw:style-name="gr19" svg:width="0.3051in" svg:height="0.1524in" svg:x="1.5315in" svg:y="1.4504in" svg:viewBox="0 0 776 388" draw:points="388,388 0,388 0,0 776,0 776,388"><text:p/></draw:polygon><draw:polygon draw:style-name="gr17" svg:width="0.3051in" svg:height="0.1524in" svg:x="1.5315in" svg:y="1.4504in" svg:viewBox="0 0 776 388" draw:points="388,388 0,388 0,0 776,0 776,388"><text:p/></draw:polygon><draw:frame draw:style-name="gr18" draw:text-style-name="P39" svg:width="0.2787in" svg:height="0.1114in" svg:x="1.0839in" svg:y="1.478in"><draw:text-box><text:p text:style-name="P38"><text:span text:style-name="T15">Hash2</text:span></text:p></draw:text-box></draw:frame><draw:polygon draw:style-name="gr19" svg:width="0.4594in" svg:height="0.1524in" svg:x="1.2248in" svg:y="0.9937in" svg:viewBox="0 0 1168 388" draw:points="582,388 0,388 0,0 1168,0 1168,388"><text:p/></draw:polygon><draw:polygon draw:style-name="gr17" svg:width="0.4594in" svg:height="0.1524in" svg:x="1.2248in" svg:y="0.9937in" svg:viewBox="0 0 1168 388" draw:points="582,388 0,388 0,0 1168,0 1168,388"><text:p/></draw:polygon><draw:frame draw:style-name="gr18" draw:text-style-name="P39" svg:width="0.2787in" svg:height="0.1114in" svg:x="1.5472in" svg:y="1.478in"><draw:text-box><text:p text:style-name="P38"><text:span text:style-name="T15">Hash3</text:span></text:p></draw:text-box></draw:frame><draw:polygon draw:style-name="gr21" svg:width="0.0677in" svg:height="0.0941in" svg:x="0.3917in" svg:y="1.1465in" svg:viewBox="0 0 173 240" draw:points="173,0 137,240 0,173"><text:p/></draw:polygon><draw:line draw:style-name="gr3" svg:x1="0.3067in" svg:y1="1.45in" svg:x2="0.4264in" svg:y2="1.211in"><text:p/></draw:line><draw:polygon draw:style-name="gr2" svg:width="0.0673in" svg:height="0.0941in" svg:x="0.6126in" svg:y="1.1465in" svg:viewBox="0 0 172 240" draw:points="0,0 172,173 35,240"><text:p/></draw:polygon><draw:line draw:style-name="gr3" svg:x1="0.7654in" svg:y1="1.45in" svg:x2="0.6457in" svg:y2="1.211in"><text:p/></draw:line><draw:polygon draw:style-name="gr2" svg:width="0.0673in" svg:height="0.0941in" svg:x="1.3098in" svg:y="1.1465in" svg:viewBox="0 0 172 240" draw:points="172,0 141,240 0,173"><text:p/></draw:polygon><draw:line draw:style-name="gr3" svg:x1="1.2248in" svg:y1="1.45in" svg:x2="1.3457in" svg:y2="1.211in"><text:p/></draw:line><draw:polygon draw:style-name="gr22" svg:width="0.0677in" svg:height="0.0941in" svg:x="1.5315in" svg:y="1.1465in" svg:viewBox="0 0 173 240" draw:points="0,0 173,173 32,240"><text:p/></draw:polygon><draw:polygon draw:style-name="gr3" svg:width="0.0677in" svg:height="0.0941in" svg:x="1.5315in" svg:y="1.1465in" svg:viewBox="0 0 173 240" draw:points="0,0 173,173 32,240"><text:p/></draw:polygon><draw:line draw:style-name="gr3" svg:x1="1.6846in" svg:y1="1.45in" svg:x2="1.5638in" svg:y2="1.211in"><text:p/></draw:line><draw:polygon draw:style-name="gr5" svg:width="0.6118in" svg:height="0.1524in" svg:x="0.689in" svg:y="0.5346in" svg:viewBox="0 0 1555 388" draw:points="779,388 0,388 0,0 1555,0 1555,388"><text:p/></draw:polygon><draw:polygon draw:style-name="gr6" svg:width="0.6118in" svg:height="0.1524in" svg:x="0.689in" svg:y="0.5346in" svg:viewBox="0 0 1555 388" draw:points="779,388 0,388 0,0 1555,0 1555,388"><text:p/></draw:polygon><draw:frame draw:style-name="gr20" draw:text-style-name="P39" svg:width="0.3323in" svg:height="0.1114in" svg:x="1.2917in" svg:y="1.0252in"><draw:text-box><text:p text:style-name="P38"><text:span text:style-name="T15">Hash23</text:span></text:p></draw:text-box></draw:frame><draw:polygon draw:style-name="gr2" svg:width="0.0787in" svg:height="0.0913in" svg:x="0.7626in" svg:y="0.6874in" svg:viewBox="0 0 201 233" draw:points="201,0 127,233 0,138"><text:p/></draw:polygon><draw:line draw:style-name="gr3" svg:x1="0.6126in" svg:y1="0.9937in" svg:x2="0.7984in" svg:y2="0.7465in"><text:p/></draw:line><draw:polygon draw:style-name="gr2" svg:width="0.0787in" svg:height="0.0913in" svg:x="1.1484in" svg:y="0.6874in" svg:viewBox="0 0 201 233" draw:points="0,0 201,138 78,233"><text:p/></draw:polygon><draw:line draw:style-name="gr3" svg:x1="1.3776in" svg:y1="0.9937in" svg:x2="1.1929in" svg:y2="0.7465in"><text:p/></draw:line><draw:polygon draw:style-name="gr5" svg:width="0.4591in" svg:height="0.1524in" svg:x="2.5126in" svg:y="0.9937in" svg:viewBox="0 0 1167 388" draw:points="585,388 0,388 0,0 1167,0 1167,388"><text:p/></draw:polygon><draw:polygon draw:style-name="gr6" svg:width="0.4591in" svg:height="0.1524in" svg:x="2.5126in" svg:y="0.9937in" svg:viewBox="0 0 1167 388" draw:points="585,388 0,388 0,0 1167,0 1167,388"><text:p/></draw:polygon><draw:frame draw:style-name="gr23" draw:text-style-name="P39" svg:width="0.4543in" svg:height="0.1114in" svg:x="0.7654in" svg:y="0.5638in"><draw:text-box><text:p text:style-name="P41"><text:span text:style-name="T16">Ρίζα Hash</text:span></text:p></draw:text-box></draw:frame><draw:polygon draw:style-name="gr5" svg:width="0.3051in" svg:height="0.1524in" svg:x="3.2929in" svg:y="1.4504in" svg:viewBox="0 0 776 388" draw:points="388,388 0,388 0,0 776,0 776,388"><text:p/></draw:polygon><draw:polygon draw:style-name="gr6" svg:width="0.3051in" svg:height="0.1524in" svg:x="3.2929in" svg:y="1.4504in" svg:viewBox="0 0 776 388" draw:points="388,388 0,388 0,0 776,0 776,388"><text:p/></draw:polygon><draw:frame draw:style-name="gr20" draw:text-style-name="P39" svg:width="0.3323in" svg:height="0.1114in" svg:x="2.5764in" svg:y="1.0252in"><draw:text-box><text:p text:style-name="P38"><text:span text:style-name="T15">Hash01</text:span></text:p></draw:text-box></draw:frame><draw:polygon draw:style-name="gr5" svg:width="0.3067in" svg:height="0.1524in" svg:x="3.7512in" svg:y="1.8319in" svg:viewBox="0 0 780 388" draw:points="392,388 0,388 0,0 780,0 780,388"><text:p/></draw:polygon><draw:polygon draw:style-name="gr6" svg:width="0.3067in" svg:height="0.1524in" svg:x="3.7512in" svg:y="1.8319in" svg:viewBox="0 0 780 388" draw:points="392,388 0,388 0,0 780,0 780,388"><text:p/></draw:polygon><draw:frame draw:style-name="gr18" draw:text-style-name="P39" svg:width="0.2787in" svg:height="0.1114in" svg:x="3.3098in" svg:y="1.478in"><draw:text-box><text:p text:style-name="P38"><text:span text:style-name="T15">Hash2</text:span></text:p></draw:text-box></draw:frame><draw:polygon draw:style-name="gr5" svg:width="0.4594in" svg:height="0.1524in" svg:x="3.4315in" svg:y="0.9937in" svg:viewBox="0 0 1168 388" draw:points="582,388 0,388 0,0 1168,0 1168,388"><text:p/></draw:polygon><draw:polygon draw:style-name="gr17" svg:width="0.4594in" svg:height="0.1524in" svg:x="3.4315in" svg:y="0.9937in" svg:viewBox="0 0 1168 388" draw:points="582,388 0,388 0,0 1168,0 1168,388"><text:p/></draw:polygon><draw:frame draw:style-name="gr24" draw:text-style-name="P39" svg:width="0.2413in" svg:height="0.1114in" svg:x="3.8272in" svg:y="1.8598in"><draw:text-box><text:p text:style-name="P40"><text:span text:style-name="T16">Συν.3</text:span></text:p></draw:text-box></draw:frame><draw:polygon draw:style-name="gr21" svg:width="0.0677in" svg:height="0.0941in" svg:x="3.5165in" svg:y="1.1465in" svg:viewBox="0 0 173 240" draw:points="173,0 138,240 0,173"><text:p/></draw:polygon><draw:line draw:style-name="gr3" svg:x1="3.4315in" svg:y1="1.45in" svg:x2="3.5508in" svg:y2="1.211in"><text:p/></draw:line><draw:polygon draw:style-name="gr2" svg:width="0.0689in" svg:height="0.0941in" svg:x="3.737in" svg:y="1.1465in" svg:viewBox="0 0 176 240" draw:points="0,0 176,173 35,240"><text:p/></draw:polygon><draw:line draw:style-name="gr3" svg:x1="3.8917in" svg:y1="1.45in" svg:x2="3.7709in" svg:y2="1.211in"><text:p/></draw:line><draw:polygon draw:style-name="gr4" svg:width="1.3787in" svg:height="0.687in" svg:x="2.6028in" svg:y="0.0768in" svg:viewBox="0 0 3503 1746" draw:points="1753,1746 0,1746 0,0 3503,0 3503,1746"><text:p/></draw:polygon><draw:frame draw:style-name="gr20" draw:text-style-name="P39" svg:width="0.3323in" svg:height="0.1114in" svg:x="3.4925in" svg:y="1.0252in"><draw:text-box><text:p text:style-name="P38"><text:span text:style-name="T15">Hash23</text:span></text:p></draw:text-box></draw:frame><draw:polygon draw:style-name="gr5" svg:width="0.6118in" svg:height="0.1524in" svg:x="2.9098in" svg:y="0.5346in" svg:viewBox="0 0 1555 388" draw:points="776,388 0,388 0,0 1555,0 1555,388"><text:p/></draw:polygon><draw:polygon draw:style-name="gr6" svg:width="0.6118in" svg:height="0.1524in" svg:x="2.9098in" svg:y="0.5346in" svg:viewBox="0 0 1555 388" draw:points="776,388 0,388 0,0 1555,0 1555,388"><text:p/></draw:polygon><draw:frame draw:style-name="gr15" draw:text-style-name="P39" svg:width="1.2898in" svg:height="0.1114in" svg:x="2.6799in" svg:y="0.1256in"><draw:text-box><text:p text:style-name="P40"><text:span text:style-name="T16">Επικεφ. Μπλοκ (Μπλοκ Hash)</text:span></text:p></draw:text-box></draw:frame><draw:polygon draw:style-name="gr2" svg:width="0.0787in" svg:height="0.0913in" svg:x="2.9693in" svg:y="0.6874in" svg:viewBox="0 0 201 233" draw:points="201,0 124,233 0,138"><text:p/></draw:polygon><draw:line draw:style-name="gr3" svg:x1="2.8193in" svg:y1="0.9937in" svg:x2="3.0055in" svg:y2="0.7465in"><text:p/></draw:line><draw:polygon draw:style-name="gr2" svg:width="0.0787in" svg:height="0.0913in" svg:x="3.3551in" svg:y="0.6874in" svg:viewBox="0 0 201 233" draw:points="0,0 201,138 78,233"><text:p/></draw:polygon><draw:line draw:style-name="gr3" svg:x1="3.5846in" svg:y1="0.9937in" svg:x2="3.3984in" svg:y2="0.7465in"><text:p/></draw:line><draw:frame draw:style-name="gr23" draw:text-style-name="P39" svg:width="0.4543in" svg:height="0.1114in" svg:x="2.9917in" svg:y="0.5638in"><draw:text-box><text:p text:style-name="P41"><text:span text:style-name="T16">Ρίζα Hash</text:span></text:p></draw:text-box></draw:frame><draw:frame draw:style-name="gr25" draw:text-style-name="P39" svg:width="2.1906in" svg:height="0.1114in" svg:x="0.1508in" svg:y="2.1465in"><draw:text-box><text:p text:style-name="P40"><text:span text:style-name="T16">Συναλλαγές κρυπτογραφημένες σε ένα Merkle Tree</text:span></text:p></draw:text-box></draw:frame><draw:polygon draw:style-name="gr5" svg:width="0.6122in" svg:height="0.1524in" svg:x="2.7567in" svg:y="0.3055in" svg:viewBox="0 0 1556 388" draw:points="777,388 0,388 0,0 1556,0 1556,388"><text:p/></draw:polygon><draw:polygon draw:style-name="gr6" svg:width="0.6122in" svg:height="0.1524in" svg:x="2.7567in" svg:y="0.3055in" svg:viewBox="0 0 1556 388" draw:points="777,388 0,388 0,0 1556,0 1556,388"><text:p/></draw:polygon><draw:frame draw:style-name="gr26" draw:text-style-name="P39" svg:width="2.2516in" svg:height="0.1114in" svg:x="2.4563in" svg:y="2.1465in"><draw:text-box><text:p text:style-name="P40"><text:span text:style-name="T16">Μετά το κλάδεμα των συναλλαγών 0-2 από το μπλοκ</text:span></text:p></draw:text-box></draw:frame><draw:polygon draw:style-name="gr5" svg:width="0.4594in" svg:height="0.1524in" svg:x="3.4457in" svg:y="0.3055in" svg:viewBox="0 0 1168 388" draw:points="582,388 0,388 0,0 1168,0 1168,388"><text:p/></draw:polygon><draw:polygon draw:style-name="gr6" svg:width="0.4594in" svg:height="0.1524in" svg:x="3.4457in" svg:y="0.3055in" svg:viewBox="0 0 1168 388" draw:points="582,388 0,388 0,0 1168,0 1168,388"><text:p/></draw:polygon><draw:frame draw:style-name="gr16" draw:text-style-name="P39" svg:width="0.5413in" svg:height="0.1114in" svg:x="2.839in" svg:y="0.3335in"><draw:text-box><text:p text:style-name="P40"><text:span text:style-name="T16">Προηγ. hash</text:span></text:p></draw:text-box></draw:frame><draw:polygon draw:style-name="gr5" svg:width="0.2929in" svg:height="0.1524in" svg:x="3.7512in" svg:y="1.4504in" svg:viewBox="0 0 745 388" draw:points="374,388 0,388 0,0 745,0 745,388"><text:p/></draw:polygon><draw:polygon draw:style-name="gr17" svg:width="0.2929in" svg:height="0.1524in" svg:x="3.7512in" svg:y="1.4504in" svg:viewBox="0 0 745 388" draw:points="374,388 0,388 0,0 745,0 745,388"><text:p/></draw:polygon><draw:frame draw:style-name="gr18" draw:text-style-name="P39" svg:width="0.2787in" svg:height="0.1114in" svg:x="3.5327in" svg:y="0.3335in"><draw:text-box><text:p text:style-name="P38"><text:span text:style-name="T15">Nonce</text:span></text:p></draw:text-box></draw:frame><draw:polygon draw:style-name="gr19" svg:width="0.3067in" svg:height="0.1524in" svg:x="0.1528in" svg:y="1.8319in" svg:viewBox="0 0 780 388" draw:points="391,388 0,388 0,0 780,0 780,388"><text:p/></draw:polygon><draw:polygon draw:style-name="gr6" svg:width="0.3067in" svg:height="0.1524in" svg:x="0.1528in" svg:y="1.8319in" svg:viewBox="0 0 780 388" draw:points="391,388 0,388 0,0 780,0 780,388"><text:p/></draw:polygon><draw:frame draw:style-name="gr18" draw:text-style-name="P39" svg:width="0.2787in" svg:height="0.1114in" svg:x="3.7563in" svg:y="1.478in"><draw:text-box><text:p text:style-name="P38"><text:span text:style-name="T15">Hash3</text:span></text:p></draw:text-box></draw:frame><draw:polygon draw:style-name="gr5" svg:width="0.3063in" svg:height="0.1524in" svg:x="0.6126in" svg:y="1.8319in" svg:viewBox="0 0 779 388" draw:points="388,388 0,388 0,0 779,0 779,388"><text:p/></draw:polygon><draw:polygon draw:style-name="gr6" svg:width="0.3063in" svg:height="0.1524in" svg:x="0.6126in" svg:y="1.8319in" svg:viewBox="0 0 779 388" draw:points="388,388 0,388 0,0 779,0 779,388"><text:p/></draw:polygon><draw:frame draw:style-name="gr24" draw:text-style-name="P39" svg:width="0.2413in" svg:height="0.1114in" svg:x="0.2311in" svg:y="1.8598in"><draw:text-box><text:p text:style-name="P40"><text:span text:style-name="T16">Συν.0</text:span></text:p></draw:text-box></draw:frame><draw:polygon draw:style-name="gr5" svg:width="0.3051in" svg:height="0.1524in" svg:x="1.072in" svg:y="1.8319in" svg:viewBox="0 0 776 388" draw:points="388,388 0,388 0,0 776,0 776,388"><text:p/></draw:polygon><draw:polygon draw:style-name="gr6" svg:width="0.3051in" svg:height="0.1524in" svg:x="1.072in" svg:y="1.8319in" svg:viewBox="0 0 776 388" draw:points="388,388 0,388 0,0 776,0 776,388"><text:p/></draw:polygon><draw:frame draw:style-name="gr24" draw:text-style-name="P39" svg:width="0.2413in" svg:height="0.1114in" svg:x="0.6862in" svg:y="1.8598in"><draw:text-box><text:p text:style-name="P40"><text:span text:style-name="T16">Συν.1</text:span></text:p></draw:text-box></draw:frame><draw:polygon draw:style-name="gr5" svg:width="0.3051in" svg:height="0.1524in" svg:x="1.5315in" svg:y="1.8319in" svg:viewBox="0 0 776 388" draw:points="388,388 0,388 0,0 776,0 776,388"><text:p/></draw:polygon><draw:polygon draw:style-name="gr6" svg:width="0.3051in" svg:height="0.1524in" svg:x="1.5315in" svg:y="1.8319in" svg:viewBox="0 0 776 388" draw:points="388,388 0,388 0,0 776,0 776,388"><text:p/></draw:polygon><draw:frame draw:style-name="gr24" draw:text-style-name="P39" svg:width="0.2413in" svg:height="0.1114in" svg:x="1.148in" svg:y="1.8598in"><draw:text-box><text:p text:style-name="P40"><text:span text:style-name="T16">Συν.2</text:span></text:p></draw:text-box></draw:frame><draw:polygon draw:style-name="gr2" svg:width="0.0606in" svg:height="0.0913in" svg:x="0.2764in" svg:y="1.6031in" svg:viewBox="0 0 155 233" draw:points="77,0 155,233 0,233"><text:p/></draw:polygon><draw:line draw:style-name="gr3" svg:x1="0.3067in" svg:y1="1.8323in" svg:x2="0.3067in" svg:y2="1.6768in"><text:p/></draw:line><draw:polygon draw:style-name="gr2" svg:width="0.0606in" svg:height="0.0913in" svg:x="0.7343in" svg:y="1.6031in" svg:viewBox="0 0 155 233" draw:points="78,0 155,233 0,233"><text:p/></draw:polygon><draw:line draw:style-name="gr3" svg:x1="0.7654in" svg:y1="1.8323in" svg:x2="0.7654in" svg:y2="1.6768in"><text:p/></draw:line><draw:polygon draw:style-name="gr2" svg:width="0.0606in" svg:height="0.0913in" svg:x="1.1945in" svg:y="1.6031in" svg:viewBox="0 0 155 233" draw:points="77,0 155,233 0,233"><text:p/></draw:polygon><draw:line draw:style-name="gr3" svg:x1="1.2248in" svg:y1="1.8323in" svg:x2="1.2248in" svg:y2="1.6768in"><text:p/></draw:line><draw:polygon draw:style-name="gr2" svg:width="0.061in" svg:height="0.0913in" svg:x="1.6539in" svg:y="1.6031in" svg:viewBox="0 0 156 233" draw:points="78,0 156,233 0,233"><text:p/></draw:polygon><draw:line draw:style-name="gr3" svg:x1="1.6843in" svg:y1="1.8323in" svg:x2="1.6843in" svg:y2="1.6768in"><text:p/></draw:line><draw:polygon draw:style-name="gr2" svg:width="0.061in" svg:height="0.0913in" svg:x="3.8748in" svg:y="1.6031in" svg:viewBox="0 0 156 233" draw:points="78,0 156,233 0,233"><text:p/></draw:polygon><draw:line draw:style-name="gr3" svg:x1="3.9051in" svg:y1="1.8323in" svg:x2="3.9051in" svg:y2="1.6768in"><text:p/></draw:line><draw:frame draw:style-name="gr24" draw:text-style-name="P39" svg:width="0.2413in" svg:height="0.1114in" svg:x="1.6028in" svg:y="1.8598in"><draw:text-box><text:p text:style-name="P40"><text:span text:style-name="T16">Συν.3</text:span></text:p></draw:text-box></draw:frame></draw:g></text:p>
      <text:p text:style-name="P3"/>
      <text:p text:style-name="P18">Μια επικεφαλίδα ενός μπλοκ χωρίς συναλλαγές θα ήταν περίπου 80 bytes. Εάν υποθέσουμε ότι τα μπλοκ δημιουργούνται ανά 10 λεπτά, 80 bytes x 6 x 24 x 365 = 4.2MB ετησίως. Με τα τυπικά συστήματα Η/Υ που πωλούνται με 2GB μνήμη RAM εν έτη 2008, και με το νόμο του Moore που προβλέπει τρέχουσα ανάπτυξη 1.2GB κάθε χρόνο, η αποθήκευση δεν θα αποτελεί πρόβλημα ακόμη και αν οι επικεφαλίδες των μπλοκ πρέπει να διατηρούνται αποθηκευμένες.</text:p>
      <text:h text:style-name="P36" text:outline-level="2">8. <text:s text:c="3"/>Απλοποιημένη Επιβεβαίωση Πληρωμής</text:h>
      <text:p text:style-name="P7">Η επιβεβαίωση των συναλλαγών είναι δυνατή χωρίς την λειτουργία ενός πλήρους δικτυακού κόμβου. Ένας χρήστης χρειάζεται να αποθηκεύσει μόνο ένα αντίγραφο των επικεφαλίδων του μπλοκ από την μεγαλύτερη αλυσίδα απόδειξης εργασίας, και μπορεί να το λάβει ερωτώντας τους δικτυακούς κόμβoυς μέχρι να πειστεί οτι κατέχει τη μεαγλύτερη αλυσίδα. Έτσι, αποκτά το κλαδί από το Merkle Tree που συνδέει τη χρονικά σημαδεμένη συναλλαγή που εμπεριέχεται στο μπλοκ. Ο ίδιος δεν μπορεί να ελέγξει τη συναλλαγή, αλλά συνδέοντας τη σε μια θέση στην αλυσίδα, μπορεί να δει ότι ένας δικτυακός κόμβος την έχει αποδεχθεί. Τα επόμενα μπλοκ που έχουν προστεθεί επιβεβαιώνουν περαιτέρω ότι το δίκτυο έχει αποδεχθεί τη συναλλαγή.</text:p>
      <text:p text:style-name="P3"/>
      <text:p text:style-name="P4"><text:soft-page-break/><draw:g text:anchor-type="as-char" draw:z-index="3" draw:style-name="gr1"><draw:polygon draw:style-name="gr5" svg:width="0.4732in" svg:height="0.1579in" svg:x="1.7417in" svg:y="1.1433in" svg:viewBox="0 0 1203 402" draw:points="603,402 0,402 0,0 1203,0 1203,402"><text:p/></draw:polygon><draw:polygon draw:style-name="gr6" svg:width="0.4732in" svg:height="0.1579in" svg:x="1.7417in" svg:y="1.1433in" svg:viewBox="0 0 1203 402" draw:points="603,402 0,402 0,0 1203,0 1203,402"><text:p/></draw:polygon><draw:polygon draw:style-name="gr5" svg:width="0.3941in" svg:height="0.1579in" svg:x="2.4528in" svg:y="1.6169in" svg:viewBox="0 0 1002 402" draw:points="501,402 0,402 0,0 1002,0 1002,402"><text:p/></draw:polygon><draw:polygon draw:style-name="gr6" svg:width="0.3941in" svg:height="0.1579in" svg:x="2.4528in" svg:y="1.6169in" svg:viewBox="0 0 1002 402" draw:points="501,402 0,402 0,0 1002,0 1002,402"><text:p/></draw:polygon><draw:frame draw:style-name="gr27" draw:text-style-name="P39" svg:width="0.3421in" svg:height="0.115in" svg:x="1.8098in" svg:y="1.1752in"><draw:text-box><text:p text:style-name="P38"><text:span text:style-name="T17">Hash01</text:span></text:p></draw:text-box></draw:frame><draw:polygon draw:style-name="gr5" svg:width="0.3957in" svg:height="0.1579in" svg:x="3.0039in" svg:y="1.6169in" svg:viewBox="0 0 1006 402" draw:points="505,402 0,402 0,0 1006,0 1006,402"><text:p/></draw:polygon><draw:polygon draw:style-name="gr17" svg:width="0.3957in" svg:height="0.1579in" svg:x="3.0039in" svg:y="1.6169in" svg:viewBox="0 0 1006 402" draw:points="505,402 0,402 0,0 1006,0 1006,402"><text:p/></draw:polygon><draw:frame draw:style-name="gr28" draw:text-style-name="P39" svg:width="0.287in" svg:height="0.115in" svg:x="2.5083in" svg:y="1.6528in"><draw:text-box><text:p text:style-name="P38"><text:span text:style-name="T17">Hash2</text:span></text:p></draw:text-box></draw:frame><draw:polygon draw:style-name="gr19" svg:width="0.4732in" svg:height="0.1579in" svg:x="2.689in" svg:y="1.1433in" svg:viewBox="0 0 1203 402" draw:points="603,402 0,402 0,0 1203,0 1203,402"><text:p/></draw:polygon><draw:polygon draw:style-name="gr17" svg:width="0.4732in" svg:height="0.1579in" svg:x="2.689in" svg:y="1.1433in" svg:viewBox="0 0 1203 402" draw:points="603,402 0,402 0,0 1203,0 1203,402"><text:p/></draw:polygon><draw:frame draw:style-name="gr28" draw:text-style-name="P39" svg:width="0.287in" svg:height="0.115in" svg:x="3.0598in" svg:y="1.6528in"><draw:text-box><text:p text:style-name="P38"><text:span text:style-name="T17">Hash3</text:span></text:p></draw:text-box></draw:frame><draw:polygon draw:style-name="gr21" svg:width="0.0705in" svg:height="0.0984in" svg:x="2.7764in" svg:y="1.302in" svg:viewBox="0 0 180 251" draw:points="180,0 145,251 0,180"><text:p/></draw:polygon><draw:line draw:style-name="gr3" svg:x1="2.689in" svg:y1="1.6169in" svg:x2="2.8126in" svg:y2="1.3697in"><text:p/></draw:line><draw:polygon draw:style-name="gr2" svg:width="0.0705in" svg:height="0.0984in" svg:x="3.0039in" svg:y="1.302in" svg:viewBox="0 0 180 251" draw:points="0,0 180,180 39,251"><text:p/></draw:polygon><draw:line draw:style-name="gr3" svg:x1="3.1626in" svg:y1="1.6169in" svg:x2="3.039in" svg:y2="1.3697in"><text:p/></draw:line><draw:polygon draw:style-name="gr4" svg:width="1.4205in" svg:height="0.7106in" svg:x="1.8209in" svg:y="0.1961in" svg:viewBox="0 0 3609 1806" draw:points="1803,1806 0,1806 0,0 3609,0 3609,1806"><text:p/></draw:polygon><draw:frame draw:style-name="gr27" draw:text-style-name="P39" svg:width="0.3421in" svg:height="0.115in" svg:x="2.7555in" svg:y="1.1752in"><draw:text-box><text:p text:style-name="P38"><text:span text:style-name="T17">Hash23</text:span></text:p></draw:text-box></draw:frame><draw:polygon draw:style-name="gr5" svg:width="0.6315in" svg:height="0.1579in" svg:x="2.122in" svg:y="0.6697in" svg:viewBox="0 0 1605 402" draw:points="801,402 0,402 0,0 1605,0 1605,402"><text:p/></draw:polygon><draw:polygon draw:style-name="gr6" svg:width="0.6315in" svg:height="0.1579in" svg:x="2.122in" svg:y="0.6697in" svg:viewBox="0 0 1605 402" draw:points="801,402 0,402 0,0 1605,0 1605,402"><text:p/></draw:polygon><draw:frame draw:style-name="gr29" draw:text-style-name="P39" svg:width="0.8858in" svg:height="0.115in" svg:x="1.9in" svg:y="0.2555in"><draw:text-box><text:p text:style-name="P40"><text:span text:style-name="T18">Επικεφαλίδα Μπλοκ</text:span></text:p></draw:text-box></draw:frame><draw:polygon draw:style-name="gr2" svg:width="0.0815in" svg:height="0.0941in" svg:x="2.2126in" svg:y="0.8283in" svg:viewBox="0 0 208 240" draw:points="208,0 127,240 0,145"><text:p/></draw:polygon><draw:line draw:style-name="gr3" svg:x1="2.0571in" svg:y1="1.1433in" svg:x2="2.2484in" svg:y2="0.889in"><text:p/></draw:line><draw:polygon draw:style-name="gr2" svg:width="0.0815in" svg:height="0.0941in" svg:x="2.6098in" svg:y="0.8283in" svg:viewBox="0 0 208 240" draw:points="0,0 208,145 81,240"><text:p/></draw:polygon><draw:line draw:style-name="gr3" svg:x1="2.8472in" svg:y1="1.1433in" svg:x2="2.6555in" svg:y2="0.889in"><text:p/></draw:line><draw:polygon draw:style-name="gr5" svg:width="0.6303in" svg:height="0.1567in" svg:x="1.9791in" svg:y="0.4339in" svg:viewBox="0 0 1602 399" draw:points="801,399 0,399 0,0 1602,0 1602,399"><text:p/></draw:polygon><draw:polygon draw:style-name="gr6" svg:width="0.6303in" svg:height="0.1567in" svg:x="1.9791in" svg:y="0.4339in" svg:viewBox="0 0 1602 399" draw:points="801,399 0,399 0,0 1602,0 1602,399"><text:p/></draw:polygon><draw:frame draw:style-name="gr30" draw:text-style-name="P39" svg:width="0.5335in" svg:height="0.115in" svg:x="2.1709in" svg:y="0.6984in"><draw:text-box><text:p text:style-name="P41"><text:span text:style-name="T18">Ρίζα Merkle</text:span></text:p></draw:text-box></draw:frame><draw:polygon draw:style-name="gr5" svg:width="0.4732in" svg:height="0.1567in" svg:x="2.689in" svg:y="0.4339in" svg:viewBox="0 0 1203 399" draw:points="603,399 0,399 0,0 1203,0 1203,399"><text:p/></draw:polygon><draw:polygon draw:style-name="gr6" svg:width="0.4732in" svg:height="0.1567in" svg:x="2.689in" svg:y="0.4339in" svg:viewBox="0 0 1203 399" draw:points="603,399 0,399 0,0 1203,0 1203,399"><text:p/></draw:polygon><draw:frame draw:style-name="gr31" draw:text-style-name="P39" svg:width="0.5567in" svg:height="0.115in" svg:x="2.0638in" svg:y="0.461in"><draw:text-box><text:p text:style-name="P41"><text:span text:style-name="T18">Προηγ. hash</text:span></text:p></draw:text-box></draw:frame><draw:polygon draw:style-name="gr4" svg:width="1.4205in" svg:height="0.7106in" svg:x="0.1626in" svg:y="0.1961in" svg:viewBox="0 0 3609 1806" draw:points="1806,1806 0,1806 0,0 3609,0 3609,1806"><text:p/></draw:polygon><draw:frame draw:style-name="gr28" draw:text-style-name="P39" svg:width="0.287in" svg:height="0.115in" svg:x="2.7791in" svg:y="0.461in"><draw:text-box><text:p text:style-name="P38"><text:span text:style-name="T17">Nonce</text:span></text:p></draw:text-box></draw:frame><draw:polygon draw:style-name="gr5" svg:width="0.6315in" svg:height="0.1579in" svg:x="0.45in" svg:y="0.6697in" svg:viewBox="0 0 1605 402" draw:points="804,402 0,402 0,0 1605,0 1605,402"><text:p/></draw:polygon><draw:polygon draw:style-name="gr6" svg:width="0.6315in" svg:height="0.1579in" svg:x="0.45in" svg:y="0.6697in" svg:viewBox="0 0 1605 402" draw:points="804,402 0,402 0,0 1605,0 1605,402"><text:p/></draw:polygon><draw:frame draw:style-name="gr29" draw:text-style-name="P39" svg:width="0.8858in" svg:height="0.115in" svg:x="0.239in" svg:y="0.2555in"><draw:text-box><text:p text:style-name="P40"><text:span text:style-name="T18">Επικεφαλίδα Μπλοκ</text:span></text:p></draw:text-box></draw:frame><draw:polygon draw:style-name="gr5" svg:width="0.6315in" svg:height="0.1567in" svg:x="0.3071in" svg:y="0.4339in" svg:viewBox="0 0 1605 399" draw:points="800,399 0,399 0,0 1605,0 1605,399"><text:p/></draw:polygon><draw:polygon draw:style-name="gr6" svg:width="0.6315in" svg:height="0.1567in" svg:x="0.3071in" svg:y="0.4339in" svg:viewBox="0 0 1605 399" draw:points="800,399 0,399 0,0 1605,0 1605,399"><text:p/></draw:polygon><draw:frame draw:style-name="gr30" draw:text-style-name="P39" svg:width="0.5335in" svg:height="0.115in" svg:x="0.5016in" svg:y="0.6984in"><draw:text-box><text:p text:style-name="P41"><text:span text:style-name="T18">Ρίζα Merkle</text:span></text:p></draw:text-box></draw:frame><draw:polygon draw:style-name="gr5" svg:width="0.4732in" svg:height="0.1567in" svg:x="1.0165in" svg:y="0.4339in" svg:viewBox="0 0 1203 399" draw:points="603,399 0,399 0,0 1203,0 1203,399"><text:p/></draw:polygon><draw:polygon draw:style-name="gr6" svg:width="0.4732in" svg:height="0.1567in" svg:x="1.0165in" svg:y="0.4339in" svg:viewBox="0 0 1203 399" draw:points="603,399 0,399 0,0 1203,0 1203,399"><text:p/></draw:polygon><draw:frame draw:style-name="gr31" draw:text-style-name="P39" svg:width="0.5567in" svg:height="0.115in" svg:x="0.3945in" svg:y="0.461in"><draw:text-box><text:p text:style-name="P41"><text:span text:style-name="T18">Προηγ. hash</text:span></text:p></draw:text-box></draw:frame><draw:polygon draw:style-name="gr4" svg:width="1.4205in" svg:height="0.7106in" svg:x="3.4776in" svg:y="0.1961in" svg:viewBox="0 0 3609 1806" draw:points="1807,1806 0,1806 0,0 3609,0 3609,1806"><text:p/></draw:polygon><draw:frame draw:style-name="gr28" draw:text-style-name="P39" svg:width="0.287in" svg:height="0.115in" svg:x="1.1098in" svg:y="0.461in"><draw:text-box><text:p text:style-name="P38"><text:span text:style-name="T17">Nonce</text:span></text:p></draw:text-box></draw:frame><draw:polygon draw:style-name="gr5" svg:width="0.6299in" svg:height="0.1579in" svg:x="3.7807in" svg:y="0.6697in" svg:viewBox="0 0 1601 402" draw:points="800,402 0,402 0,0 1601,0 1601,402"><text:p/></draw:polygon><draw:polygon draw:style-name="gr6" svg:width="0.6299in" svg:height="0.1579in" svg:x="3.7807in" svg:y="0.6697in" svg:viewBox="0 0 1601 402" draw:points="800,402 0,402 0,0 1601,0 1601,402"><text:p/></draw:polygon><draw:frame draw:style-name="gr29" draw:text-style-name="P39" svg:width="0.8858in" svg:height="0.115in" svg:x="3.5528in" svg:y="0.2555in"><draw:text-box><text:p text:style-name="P40"><text:span text:style-name="T18">Επικεφαλίδα Μπλοκ</text:span></text:p></draw:text-box></draw:frame><draw:polygon draw:style-name="gr5" svg:width="0.6315in" svg:height="0.1567in" svg:x="3.6362in" svg:y="0.4339in" svg:viewBox="0 0 1605 399" draw:points="800,399 0,399 0,0 1605,0 1605,399"><text:p/></draw:polygon><draw:polygon draw:style-name="gr6" svg:width="0.6315in" svg:height="0.1567in" svg:x="3.6362in" svg:y="0.4339in" svg:viewBox="0 0 1605 399" draw:points="800,399 0,399 0,0 1605,0 1605,399"><text:p/></draw:polygon><draw:frame draw:style-name="gr30" draw:text-style-name="P39" svg:width="0.5335in" svg:height="0.115in" svg:x="3.8319in" svg:y="0.6984in"><draw:text-box><text:p text:style-name="P41"><text:span text:style-name="T18">Ρίζα Merkle</text:span></text:p></draw:text-box></draw:frame><draw:polygon draw:style-name="gr5" svg:width="0.4732in" svg:height="0.1567in" svg:x="4.3472in" svg:y="0.4339in" svg:viewBox="0 0 1203 399" draw:points="600,399 0,399 0,0 1203,0 1203,399"><text:p/></draw:polygon><draw:polygon draw:style-name="gr6" svg:width="0.4732in" svg:height="0.1567in" svg:x="4.3472in" svg:y="0.4339in" svg:viewBox="0 0 1203 399" draw:points="600,399 0,399 0,0 1203,0 1203,399"><text:p/></draw:polygon><draw:frame draw:style-name="gr31" draw:text-style-name="P39" svg:width="0.5567in" svg:height="0.115in" svg:x="3.7252in" svg:y="0.461in"><draw:text-box><text:p text:style-name="P41"><text:span text:style-name="T18">Προηγ. hash</text:span></text:p></draw:text-box></draw:frame><draw:polygon draw:style-name="gr2" svg:width="0.0941in" svg:height="0.0622in" svg:x="3.5417in" svg:y="0.4811in" svg:viewBox="0 0 240 159" draw:points="240,81 0,159 0,0"><text:p/></draw:polygon><draw:line draw:style-name="gr3" svg:x1="3.2417in" svg:y1="0.5126in" svg:x2="3.561in" svg:y2="0.5126in"><text:p/></draw:line><draw:polygon draw:style-name="gr2" svg:width="0.0941in" svg:height="0.0622in" svg:x="1.8846in" svg:y="0.4811in" svg:viewBox="0 0 240 159" draw:points="240,81 0,159 0,0"><text:p/></draw:polygon><draw:line draw:style-name="gr3" svg:x1="1.5835in" svg:y1="0.5126in" svg:x2="1.9028in" svg:y2="0.5126in"><text:p/></draw:line><draw:polygon draw:style-name="gr2" svg:width="0.0941in" svg:height="0.0622in" svg:x="5.0417in" svg:y="0.4811in" svg:viewBox="0 0 240 159" draw:points="240,81 0,159 0,0"><text:p/></draw:polygon><draw:line draw:style-name="gr3" svg:x1="4.8984in" svg:y1="0.5126in" svg:x2="5.0598in" svg:y2="0.5126in"><text:p/></draw:line><draw:polygon draw:style-name="gr2" svg:width="0.0941in" svg:height="0.0622in" svg:x="0.2264in" svg:y="0.4811in" svg:viewBox="0 0 240 159" draw:points="240,81 0,159 0,0"><text:p/></draw:polygon><draw:line draw:style-name="gr3" svg:x1="0.0055in" svg:y1="0.5126in" svg:x2="0.2457in" svg:y2="0.5126in"><text:p/></draw:line><draw:frame draw:style-name="gr28" draw:text-style-name="P39" svg:width="0.287in" svg:height="0.115in" svg:x="4.4402in" svg:y="0.461in"><draw:text-box><text:p text:style-name="P38"><text:span text:style-name="T17">Nonce</text:span></text:p></draw:text-box></draw:frame><draw:frame draw:style-name="gr32" draw:text-style-name="P39" svg:width="1.4413in" svg:height="0.115in" svg:x="3.3138in" svg:y="1.389in"><draw:text-box><text:p text:style-name="P40"><text:span text:style-name="T18">Κλαδί Merkle για τη Συναλλαγή 3</text:span></text:p></draw:text-box></draw:frame><draw:polygon draw:style-name="gr5" svg:width="0.3161in" svg:height="0.1579in" svg:x="3.0835in" svg:y="2.0114in" svg:viewBox="0 0 804 402" draw:points="402,402 0,402 0,0 804,0 804,402"><text:p/></draw:polygon><draw:polygon draw:style-name="gr6" svg:width="0.3161in" svg:height="0.1579in" svg:x="3.0835in" svg:y="2.0114in" svg:viewBox="0 0 804 402" draw:points="402,402 0,402 0,0 804,0 804,402"><text:p/></draw:polygon><draw:frame draw:style-name="gr33" draw:text-style-name="P39" svg:width="1.848in" svg:height="0.1953in" svg:x="0in" svg:y="0in"><draw:text-box><text:p text:style-name="P42"><text:span text:style-name="T18">Μεγαλύτερη Αλυσίδα Απόδειξης Εργασίας</text:span></text:p></draw:text-box></draw:frame><draw:polygon draw:style-name="gr2" svg:width="0.0634in" svg:height="0.0941in" svg:x="3.2098in" svg:y="1.7756in" svg:viewBox="0 0 162 240" draw:points="81,0 162,240 0,240"><text:p/></draw:polygon><draw:line draw:style-name="gr3" svg:x1="3.2417in" svg:y1="2.0114in" svg:x2="3.2417in" svg:y2="1.8504in"><text:p/></draw:line><draw:frame draw:style-name="gr34" draw:text-style-name="P39" svg:width="0.248in" svg:height="0.115in" svg:x="3.1583in" svg:y="2.0472in"><draw:text-box><text:p text:style-name="P40"><text:span text:style-name="T18">Συν.3</text:span></text:p></draw:text-box></draw:frame></draw:g></text:p>
      <text:p text:style-name="P3"/>
      <text:p text:style-name="P18">Ως εκ τούτου η επιβεβαίωση είναι αξιόπιστη εφόσον οι έντιμοι κόμβοι ελέγχουν το δίκτυο, αλλά είναι πιο ευάλωτη εάν το δίκτυο υπερφορτωθεί από έναν εισβολέα. Ενώ οι δικτυακοί κόμβοι μπορούν να επιβεβαιώσουν τις συναλλαγές για τον εαυτό τους, οι κατασκευασμένες συναλλαγές ενός εισβολέα μπορούν να ξεγελάσουν την απλοποιημένη μέθοδο, για όσο διάστημα εκείνος μπορεί να συνεχίζει την εξουδετέρωση του δικτύου. Μια στρατηγική για την προστασία από αυτό είναι η αποδοχή ειδοποιήσεων από δικτυακούς κόμβους μόλις εντοπίσουν ένα μη έγκυρο μπλοκ, ζητώντας από το λογισμικό του χρήστη να κάνει λήψη των πλήρων μπλοκ αλλά και των ειδοποιημένων συναλλαγών ούτως ώστε να να επιβεβαιωθεί η ασυνέπεια. Οι επιχειρήσεις που λαμβάνουν συχνά πληρωμές θα θέλουν πιθανότατα να λειτουργούν τους δικούς τους κόμβους για μεγαλύτερη ανεξάρτητη ασφάλεια, όπως και ταχύτερη επιβεβαίωση.</text:p>
      <text:h text:style-name="P36" text:outline-level="2">9. <text:s text:c="3"/>Συνδυασμός και Διαίρεση της Αξίας</text:h>
      <text:p text:style-name="P7">Αν και θα ήταν δυνατόν να χειριστούμε μεμονωμένα τα νομίσματα, θα ήταν δύσκολο να πραγματοποιούμε μια ξεχωριστή συναλλαγή για κάθε λεπτό (cent) σε μια μεταφορά. Για μπορεί μια αξία να διαιρείται και να συνδυάζεται, οι συναλλαγές περιέχουν πολλαπλές εισόδους και εξόδους. Φυσιολογικά θα πρέπει να υπάρχει είτε μια είσοδος από μια μεγαλύτερη προηγούμενη συναλλαγή, είτε πολλαπλές είσοδοι που συνδυάζουν μικρότερα ποσά, και το πολύ δύο έξοδοι: μια για την πληρωμή και μια για την επιστροφή του υπολοίπου, εάν υπάρχει, πίσω στον αποστολέα.</text:p>
      <text:p text:style-name="P3"/>
      <text:p text:style-name="P4"><draw:g text:anchor-type="as-char" draw:z-index="4" draw:style-name="gr1"><draw:polygon draw:style-name="gr4" svg:width="0.8469in" svg:height="0.9205in" svg:x="0.3083in" svg:y="0in" svg:viewBox="0 0 2152 2339" draw:points="1076,2339 0,2339 0,0 2152,0 2152,2339"><text:p/></draw:polygon><draw:polygon draw:style-name="gr5" svg:width="0.2299in" svg:height="0.1535in" svg:x="0.4626in" svg:y="0.4602in" svg:viewBox="0 0 585 391" draw:points="293,391 0,391 0,0 585,0 585,391"><text:p/></draw:polygon><draw:polygon draw:style-name="gr6" svg:width="0.2299in" svg:height="0.1535in" svg:x="0.4626in" svg:y="0.4602in" svg:viewBox="0 0 585 391" draw:points="293,391 0,391 0,0 585,0 585,391"><text:p/></draw:polygon><draw:frame draw:style-name="gr35" draw:text-style-name="P39" svg:width="0.4988in" svg:height="0.1114in" svg:x="0.3846in" svg:y="0.039in"><draw:text-box><text:p text:style-name="P38"><text:span text:style-name="T15">Συναλλαγή</text:span></text:p></draw:text-box></draw:frame><draw:polygon draw:style-name="gr5" svg:width="0.2299in" svg:height="0.1539in" svg:x="0.4626in" svg:y="0.6906in" svg:viewBox="0 0 585 392" draw:points="293,392 0,392 0,0 585,0 585,392"><text:p/></draw:polygon><draw:polygon draw:style-name="gr6" svg:width="0.2299in" svg:height="0.1539in" svg:x="0.4626in" svg:y="0.6906in" svg:viewBox="0 0 585 392" draw:points="293,392 0,392 0,0 585,0 585,392"><text:p/></draw:polygon><draw:frame draw:style-name="gr36" draw:text-style-name="P39" svg:width="0.1724in" svg:height="0.1114in" svg:x="0.5374in" svg:y="0.4874in"><draw:text-box><text:p text:style-name="P38"><text:span text:style-name="T15">Είσ.</text:span></text:p></draw:text-box></draw:frame><draw:polygon draw:style-name="gr5" svg:width="0.2299in" svg:height="0.1524in" svg:x="0.4626in" svg:y="0.2311in" svg:viewBox="0 0 585 388" draw:points="293,388 0,388 0,0 585,0 585,388"><text:p/></draw:polygon><draw:polygon draw:style-name="gr6" svg:width="0.2299in" svg:height="0.1524in" svg:x="0.4626in" svg:y="0.2311in" svg:viewBox="0 0 585 388" draw:points="293,388 0,388 0,0 585,0 585,388"><text:p/></draw:polygon><draw:frame draw:style-name="gr37" draw:text-style-name="P39" svg:width="0.0815in" svg:height="0.1114in" svg:x="0.5374in" svg:y="0.7181in"><draw:text-box><text:p text:style-name="P38"><text:span text:style-name="T15">...</text:span></text:p></draw:text-box></draw:frame><draw:polygon draw:style-name="gr5" svg:width="0.2315in" svg:height="0.1524in" svg:x="0.8472in" svg:y="0.2311in" svg:viewBox="0 0 589 388" draw:points="296,388 0,388 0,0 589,0 589,388"><text:p/></draw:polygon><draw:polygon draw:style-name="gr6" svg:width="0.2315in" svg:height="0.1524in" svg:x="0.8472in" svg:y="0.2311in" svg:viewBox="0 0 589 388" draw:points="296,388 0,388 0,0 589,0 589,388"><text:p/></draw:polygon><draw:frame draw:style-name="gr36" draw:text-style-name="P39" svg:width="0.1724in" svg:height="0.1114in" svg:x="0.5374in" svg:y="0.2555in"><draw:text-box><text:p text:style-name="P38"><text:span text:style-name="T15">Είσ.</text:span></text:p></draw:text-box></draw:frame><draw:polygon draw:style-name="gr5" svg:width="0.2315in" svg:height="0.1535in" svg:x="0.8472in" svg:y="0.4602in" svg:viewBox="0 0 589 391" draw:points="296,391 0,391 0,0 589,0 589,391"><text:p/></draw:polygon><draw:polygon draw:style-name="gr6" svg:width="0.2315in" svg:height="0.1535in" svg:x="0.8472in" svg:y="0.4602in" svg:viewBox="0 0 589 391" draw:points="296,391 0,391 0,0 589,0 589,391"><text:p/></draw:polygon><draw:frame draw:style-name="gr38" draw:text-style-name="P39" svg:width="0.2531in" svg:height="0.1114in" svg:x="0.8835in" svg:y="0.2555in"><draw:text-box><text:p text:style-name="P38"><text:span text:style-name="T15">Έξοδ.</text:span></text:p></draw:text-box></draw:frame><draw:polygon draw:style-name="gr2" svg:width="0.0925in" svg:height="0.0606in" svg:x="0.3697in" svg:y="0.2764in" svg:viewBox="0 0 236 155" draw:points="236,78 0,155 0,0"><text:p/></draw:polygon><draw:line draw:style-name="gr3" svg:x1="0in" svg:y1="0.3075in" svg:x2="0.389in" svg:y2="0.3075in"><text:p/></draw:line><draw:polygon draw:style-name="gr2" svg:width="0.0925in" svg:height="0.0606in" svg:x="0.3697in" svg:y="0.5075in" svg:viewBox="0 0 236 155" draw:points="236,77 0,155 0,0"><text:p/></draw:polygon><draw:line draw:style-name="gr3" svg:x1="0in" svg:y1="0.5374in" svg:x2="0.389in" svg:y2="0.5374in"><text:p/></draw:line><draw:polygon draw:style-name="gr2" svg:width="0.0925in" svg:height="0.0606in" svg:x="0.3697in" svg:y="0.7366in" svg:viewBox="0 0 236 155" draw:points="236,77 0,155 0,0"><text:p/></draw:polygon><draw:line draw:style-name="gr3" svg:x1="0in" svg:y1="0.7669in" svg:x2="0.389in" svg:y2="0.7669in"><text:p/></draw:line><draw:polygon draw:style-name="gr2" svg:width="0.0925in" svg:height="0.0606in" svg:x="1.4488in" svg:y="0.2764in" svg:viewBox="0 0 236 155" draw:points="236,78 0,155 0,0"><text:p/></draw:polygon><draw:line draw:style-name="gr3" svg:x1="1.0791in" svg:y1="0.3075in" svg:x2="1.4665in" svg:y2="0.3075in"><text:p/></draw:line><draw:polygon draw:style-name="gr2" svg:width="0.0925in" svg:height="0.0606in" svg:x="1.4488in" svg:y="0.5075in" svg:viewBox="0 0 236 155" draw:points="236,77 0,155 0,0"><text:p/></draw:polygon><draw:line draw:style-name="gr3" svg:x1="1.0791in" svg:y1="0.5374in" svg:x2="1.4665in" svg:y2="0.5374in"><text:p/></draw:line><draw:frame draw:style-name="gr37" draw:text-style-name="P39" svg:width="0.0815in" svg:height="0.1114in" svg:x="0.9236in" svg:y="0.4874in"><draw:text-box><text:p text:style-name="P38"><text:span text:style-name="T15">...</text:span></text:p></draw:text-box></draw:frame></draw:g></text:p>
      <text:p text:style-name="P3"/>
      <text:p text:style-name="P18">Πρέπει να σημειωθεί ότι δεν αποτελεί πρόβλημα το fan-out (ο αριθμός των εισόδων που μπορούν να συνδεθούν σε μια συγκεκριμένη έξοδο), όπου μια συναλλαγή εξαρτάται από πολλές συναλλαγές, και αυτές οι συναλλαγές εξαρτώνται από πολλές άλλες. Δεν είναι αναγκαία η εξαγωγή ενός πλήρους αυτόνομου αντιγράφου ενός ιστορικού συναλλαγών.</text:p>
      <text:p text:style-name="P3"/>
      <text:p text:style-name="P3"/>
      <text:p text:style-name="P3"/>
      <text:h text:style-name="P36" text:outline-level="2"><text:soft-page-break/>10. <text:s text:c="3"/>Ιδιωτικότητα</text:h>
      <text:p text:style-name="P7">Στο παραδοσιακό τραπεζικό μοντέλο ένα επίπεδο προστασίας της ιδιωτικότητας επιτυγχάνεται περιορίζοντας <text:s/>την πρόσβαση στις πληροφορίες στα εμπλεκόμενα μέρη αλλά και στο αξιόπιστο τρίτο μέρος. Η αναγκαιότητα της δημοσιοποίησης όλων των συναλλαγών αποκλείει αυτή τη μέθοδο, αλλά η ιδιωτικότητα μπορεί ακόμη να διατηρηθεί, παραβιάζοντας τη ροή των πληροφοριών σε μια διαφορετική θέση: διατηρώντας τα δημόσια κλειδιά ανώνυμα. Το κοινό μπορεί να δει ότι κάποιος στέλνει ένα ποσό σε κάποιον άλλο, αλλά χωρίς τις πληροφορίες που συνδέουν τη συναλλαγή με οποιονδήποτε. Αυτό είναι παρόμοιο με το επίπεδο των πληροφοριών που απελευθερώνουν τα χρηματιστήρια, όπου ο χρόνος και το μέγεθος μεμονωμένων συναλλαγών (η ταινία) δημοσιοποιούνται, χωρίς να αναφέρονται οι συμβαλλόμενοι.</text:p>
      <text:p text:style-name="P3"/>
      <text:p text:style-name="P4"><draw:g text:anchor-type="as-char" svg:y="-0.602in" draw:z-index="5" draw:style-name="gr39"><draw:polygon draw:style-name="gr4" svg:width="0.6134in" svg:height="0.2024in" svg:x="0.072in" svg:y="0.2248in" svg:viewBox="0 0 1559 515" draw:points="780,515 0,515 0,0 1559,0 1559,515"><text:p/></draw:polygon><draw:polygon draw:style-name="gr4" svg:width="0.6138in" svg:height="0.2024in" svg:x="0.8913in" svg:y="0.2248in" svg:viewBox="0 0 1560 515" draw:points="780,515 0,515 0,0 1560,0 1560,515"><text:p/></draw:polygon><draw:frame draw:style-name="gr40" draw:text-style-name="P39" svg:width="0.4217in" svg:height="0.0988in" svg:x="0.2055in" svg:y="0.2835in"><draw:text-box><text:p text:style-name="P38"><text:span text:style-name="T19">Ταυτότητες</text:span></text:p></draw:text-box></draw:frame><draw:polygon draw:style-name="gr4" svg:width="0.6134in" svg:height="0.3382in" svg:x="1.7776in" svg:y="0.1559in" svg:viewBox="0 0 1559 860" draw:points="780,860 0,860 0,0 1559,0 1559,860"><text:p/></draw:polygon><draw:frame draw:style-name="gr41" draw:text-style-name="P39" svg:width="0.4835in" svg:height="0.0988in" svg:x="0.9528in" svg:y="0.2835in"><draw:text-box><text:p text:style-name="P38"><text:span text:style-name="T19">Συναλλαγές</text:span></text:p></draw:text-box></draw:frame><draw:frame draw:style-name="gr42" draw:text-style-name="P39" svg:width="0.3276in" svg:height="0.0988in" svg:x="1.9417in" svg:y="0.2417in"><draw:text-box><text:p text:style-name="P38"><text:span text:style-name="T19">Έμπιστο</text:span></text:p></draw:text-box></draw:frame><draw:polygon draw:style-name="gr4" svg:width="0.6138in" svg:height="0.3382in" svg:x="2.665in" svg:y="0.1559in" svg:viewBox="0 0 1560 860" draw:points="780,860 0,860 0,0 1560,0 1560,860"><text:p/></draw:polygon><draw:frame draw:style-name="gr43" draw:text-style-name="P39" svg:width="0.4689in" svg:height="0.0988in" svg:x="1.8764in" svg:y="0.3346in"><draw:text-box><text:p text:style-name="P38"><text:span text:style-name="T19">Τρίτο Μέρος</text:span></text:p></draw:text-box></draw:frame><draw:polygon draw:style-name="gr4" svg:width="0.615in" svg:height="0.3382in" svg:x="3.5512in" svg:y="0.1559in" svg:viewBox="0 0 1563 860" draw:points="783,860 0,860 0,0 1563,0 1563,860"><text:p/></draw:polygon><draw:frame draw:style-name="gr44" draw:text-style-name="P39" svg:width="0.7469in" svg:height="0.0988in" svg:x="2.722in" svg:y="0.2835in"><draw:text-box><text:p text:style-name="P38"><text:span text:style-name="T19">Αντισυμβαλλόμενος</text:span></text:p></draw:text-box></draw:frame><draw:line draw:style-name="gr6" svg:x1="3.415in" svg:y1="0.0866in" svg:x2="3.415in" svg:y2="0.5614in"><text:p/></draw:line><draw:polygon draw:style-name="gr4" svg:width="0.6134in" svg:height="0.2039in" svg:x="0.072in" svg:y="0.9709in" svg:viewBox="0 0 1559 519" draw:points="780,519 0,519 0,0 1559,0 1559,519"><text:p/></draw:polygon><draw:frame draw:style-name="gr45" draw:text-style-name="P39" svg:width="0.2323in" svg:height="0.0988in" svg:x="3.7457in" svg:y="0.2835in"><draw:text-box><text:p text:style-name="P38"><text:span text:style-name="T19">Κοινό</text:span></text:p></draw:text-box></draw:frame><draw:polygon draw:style-name="gr4" svg:width="0.6134in" svg:height="0.2039in" svg:x="0.9594in" svg:y="0.9709in" svg:viewBox="0 0 1559 519" draw:points="780,519 0,519 0,0 1559,0 1559,519"><text:p/></draw:polygon><draw:frame draw:style-name="gr40" draw:text-style-name="P39" svg:width="0.4217in" svg:height="0.0988in" svg:x="0.2055in" svg:y="1.0335in"><draw:text-box><text:p text:style-name="P38"><text:span text:style-name="T19">Ταυτότητες</text:span></text:p></draw:text-box></draw:frame><draw:polygon draw:style-name="gr4" svg:width="0.615in" svg:height="0.3398in" svg:x="1.8457in" svg:y="0.9031in" svg:viewBox="0 0 1563 864" draw:points="780,864 0,864 0,0 1563,0 1563,864"><text:p/></draw:polygon><draw:frame draw:style-name="gr41" draw:text-style-name="P39" svg:width="0.4835in" svg:height="0.0988in" svg:x="1.0228in" svg:y="1.0335in"><draw:text-box><text:p text:style-name="P38"><text:span text:style-name="T19">Συναλλαγές</text:span></text:p></draw:text-box></draw:frame><draw:line draw:style-name="gr6" svg:x1="0.8232in" svg:y1="0.9031in" svg:x2="0.8232in" svg:y2="1.2433in"><text:p/></draw:line><draw:polygon draw:style-name="gr2" svg:width="0.1012in" svg:height="0.0677in" svg:x="1.7441in" svg:y="1.0398in" svg:viewBox="0 0 258 173" draw:points="258,85 0,173 0,0"><text:p/></draw:polygon><draw:line draw:style-name="gr3" svg:x1="1.5732in" svg:y1="1.072in" svg:x2="1.7638in" svg:y2="1.072in"><text:p/></draw:line><draw:frame draw:style-name="gr45" draw:text-style-name="P39" svg:width="0.2323in" svg:height="0.0988in" svg:x="2.0402in" svg:y="1.0335in"><draw:text-box><text:p text:style-name="P38"><text:span text:style-name="T19">Κοινό</text:span></text:p></draw:text-box></draw:frame><draw:frame draw:style-name="gr46" draw:text-style-name="P39" svg:width="1.2453in" svg:height="0.1539in" svg:x="0in" svg:y="0.7429in"><draw:text-box><text:p text:style-name="P43"><text:span text:style-name="T20">Καινούριο Μοντέλο Ιδιωτικότητας</text:span></text:p></draw:text-box></draw:frame><draw:polygon draw:style-name="gr2" svg:width="0.1008in" svg:height="0.0677in" svg:x="1.6764in" svg:y="0.2917in" svg:viewBox="0 0 257 173" draw:points="257,85 0,173 0,0"><text:p/></draw:polygon><draw:line draw:style-name="gr3" svg:x1="1.5055in" svg:y1="0.3256in" svg:x2="1.6957in" svg:y2="0.3256in"><text:p/></draw:line><draw:polygon draw:style-name="gr2" svg:width="0.1024in" svg:height="0.0677in" svg:x="2.5622in" svg:y="0.2917in" svg:viewBox="0 0 261 173" draw:points="261,85 0,173 0,0"><text:p/></draw:polygon><draw:line draw:style-name="gr3" svg:x1="2.3913in" svg:y1="0.3256in" svg:x2="2.5831in" svg:y2="0.3256in"><text:p/></draw:line><draw:line draw:style-name="gr6" svg:x1="0.6858in" svg:y1="0.3256in" svg:x2="0.8913in" svg:y2="0.3256in"><text:p/></draw:line><draw:frame draw:style-name="gr47" draw:text-style-name="P39" svg:width="1.5469in" svg:height="0.1953in" svg:x="0.0071in" svg:y="0in"><draw:text-box><text:p text:style-name="P44"><text:span text:style-name="T20"><text:s text:c="7"/></text:span><text:span text:style-name="T20">Παραδοσιακό Μοντέλο Ιδιωτικότητας</text:span></text:p></draw:text-box></draw:frame></draw:g></text:p>
      <text:p text:style-name="P3"/>
      <text:p text:style-name="P18">Ως ένα πρόσθετο τείχος προστασίας, για κάθε συναλλαγή θα πρέπει να χρησιμοποιείται ένα νέο ζεύγος κλειδιών ούτως ώστε να μην τις συνδέει με ένα κοινό κάτοχο. Στις συναλλαγές πολλαπλών εισόδων, ορισμένη σύνδεση εξακολουθεί να είναι αναπόφευκτη, καθώς αναγκαστικά αποκαλύπτεται ότι οι εισροές τους ανήκαν στον ίδιο ιδιοκτήτη. Εάν αποκαλυφθεί ο κατόχος ενός κλειδιού, υπάρχει το ρίσκο ότι άλλες συναλλαγές που ανήκουν στον ίδιο μπορούν να αποκαλυφθούν λόγω αυτής της σύνδεσης.</text:p>
      <text:h text:style-name="P36" text:outline-level="2">11. <text:s text:c="3"/>Υπολογισμοί</text:h>
      <text:p text:style-name="P7">Ας εξετάσουμε το σενάριο όπου ένας εισβολέας προσπαθεί να δημιουργήσει μια εναλλακτική αλυσίδα γρηγορότερα από την έντιμη αλυσίδα. Ακόμη και αν αυτό επιτευχθεί, το σύστημα δεν αφήνεται ανοικτό σε αυθαίρετες αλλαγές, όπως η δημιουργία αξίας από το πουθενά ή η λήψη χρημάτων που δεν ανήκαν ποτέ στον εισβολέα. Οι κόμβοι δεν πρόκειται ποτέ να δεχθούν μια άκυρη συναλλαγή ως πληρωμή, και οι έμπιστοι κόμβοι δεν πρόκειται ποτέ να δεχθούν ένα μπλοκ που τους περιέχει. Ένας εισβολέας μπορεί μόνο να προσπαθήσει να αλλάξει μια από τις δικές του συναλλαγές για να πάρει πίσω χρήματα που ξόδεψε πρόσφατα. </text:p>
      <text:p text:style-name="P8"><text:tab/>Ο αγώνας μεταξύ της έντιμης αλυσίδας και της αλυσίδας του εισβολέα μπορεί να χαρακτηριστεί ως μια Διόρθωση Τυχαίων Διόδων (Binomial Random Walk). Το πετυχημένο γεγονός είναι όταν η έντιμη αλυσίδα επεκτείνεται κατά ένα μπλοκ αυξάνοντας το προβάδισμα της κατά +1, και το αποτυχημένο γεγονός είναι η επέκταση της αλυσίδας του εισβολέα κατά ένα μπλοκ, μειώνοντας το κενό κατά -1.</text:p>
      <text:p text:style-name="P8"><text:tab/>Η πιθανότητα να πλησιάσει ένας εισβολέας από ένα δεδομένο έλλειμμα είναι ανάλογο με το πρόβλημα της Καταστροφής του Χαρτοπαίχτη (Gambler’s Ruin problem). Ας υποθέσουμε ότι ένας χαρτοπαίκτης με απεριόριστη πίστωση, ξεκινά με έλλειμμα και παίζει δυνητικά έναν άπειρο αριθμό προσπαθειών προσπαθώντας να φτάσει στο σημείο ισοσκελισμού. Μπορούμε να υπολογίσουμε την πιθανότητα να φτάσει στο σημείο ισοσκελισμού, ή το πως ο εισβολεάς καταφέρνει να προφτάσει την έντιμη αλυσίδα ως εξής [8]:</text:p>
      <text:p text:style-name="P8"/>
      <text:p text:style-name="P8"/>
      <text:p text:style-name="P8"/>
      <text:p text:style-name="P8"/>
      <text:p text:style-name="P10"><text:soft-page-break/></text:p>
      <text:p text:style-name="P13"><text:span text:style-name="T7"><text:tab/></text:span><text:span text:style-name="T9">p = </text:span><text:span text:style-name="T10">η πιθανότητα ένας κόμβος να βρει το επόμενο μπλοκ</text:span></text:p>
      <text:p text:style-name="P13"><text:span text:style-name="T9"><text:tab/>q = </text:span><text:span text:style-name="T10">η πιθανότητα ένας εισβολέας να βρει το επόμενο μπλοκ</text:span></text:p>
      <text:p text:style-name="P14"><text:span text:style-name="T9"><text:tab/>q</text:span><text:span text:style-name="T12">z</text:span><text:span text:style-name="T9"> = </text:span><text:span text:style-name="T10">η πιθανότητα ένας εισβολέας να προφτάσει από z αριθμό προηγούμενων μπλοκ</text:span></text:p>
      <text:p text:style-name="P3"/>
      <text:p text:style-name="P17"><draw:g text:anchor-type="as-char" draw:z-index="6" draw:style-name="gr48"><draw:frame draw:style-name="gr49" draw:text-style-name="P39" svg:width="0.078in" svg:height="0.1768in" svg:x="0in" svg:y="0.1693in"><draw:text-box><text:p text:style-name="P38"><text:span text:style-name="T21">q</text:span></text:p></draw:text-box></draw:frame><draw:frame draw:style-name="gr50" draw:text-style-name="P39" svg:width="0.037in" svg:height="0.1071in" svg:x="0.0945in" svg:y="0.2563in"><draw:text-box><text:p text:style-name="P38"><text:span text:style-name="T22">z</text:span></text:p></draw:text-box></draw:frame><draw:frame draw:style-name="gr51" draw:text-style-name="P39" svg:width="0.1232in" svg:height="0.1894in" svg:x="0.1362in" svg:y="0.1839in"><draw:text-box><text:p text:style-name="P38"><text:span text:style-name="T23">=</text:span></text:p></draw:text-box></draw:frame><draw:frame draw:style-name="gr52" draw:text-style-name="P39" svg:width="0.1598in" svg:height="0.5122in" svg:x="0.25in" svg:y="0in"><draw:text-box><text:p text:style-name="P38"><text:span text:style-name="T24">{</text:span></text:p></draw:text-box></draw:frame><draw:frame draw:style-name="gr49" draw:text-style-name="P39" svg:width="0.078in" svg:height="0.1768in" svg:x="0.5134in" svg:y="0.1209in"><draw:text-box><text:p text:style-name="P38"><text:span text:style-name="T25">1</text:span></text:p></draw:text-box></draw:frame><draw:frame draw:style-name="gr53" draw:text-style-name="P39" svg:width="0.0862in" svg:height="0.1768in" svg:x="0.8898in" svg:y="0.1063in"><draw:text-box><text:p text:style-name="P38"><text:span text:style-name="T21">if</text:span></text:p></draw:text-box></draw:frame><draw:frame draw:style-name="gr49" draw:text-style-name="P39" svg:width="0.078in" svg:height="0.1768in" svg:x="1.0453in" svg:y="0.1063in"><draw:text-box><text:p text:style-name="P38"><text:span text:style-name="T21">p</text:span></text:p></draw:text-box></draw:frame><draw:frame draw:style-name="gr51" draw:text-style-name="P39" svg:width="0.1232in" svg:height="0.1894in" svg:x="1.1283in" svg:y="0.089in"><draw:text-box><text:p text:style-name="P38"><text:span text:style-name="T23">≤</text:span></text:p></draw:text-box></draw:frame><draw:frame draw:style-name="gr49" draw:text-style-name="P39" svg:width="0.078in" svg:height="0.1768in" svg:x="1.2634in" svg:y="0.1063in"><draw:text-box><text:p text:style-name="P38"><text:span text:style-name="T21">q</text:span></text:p></draw:text-box></draw:frame><draw:frame draw:style-name="gr54" draw:text-style-name="P39" svg:width="0.0496in" svg:height="0.1894in" svg:x="0.3465in" svg:y="0.2972in"><draw:text-box><text:p text:style-name="P38"><text:span text:style-name="T23"></text:span></text:p></draw:text-box></draw:frame><draw:frame draw:style-name="gr49" draw:text-style-name="P39" svg:width="0.078in" svg:height="0.1768in" svg:x="0.3992in" svg:y="0.3098in"><draw:text-box><text:p text:style-name="P38"><text:span text:style-name="T21">q</text:span></text:p></draw:text-box></draw:frame><draw:frame draw:style-name="gr55" draw:text-style-name="P39" svg:width="0.0441in" svg:height="0.1894in" svg:x="0.4925in" svg:y="0.2972in"><draw:text-box><text:p text:style-name="P38"><text:span text:style-name="T23">/</text:span></text:p></draw:text-box></draw:frame><draw:frame draw:style-name="gr49" draw:text-style-name="P39" svg:width="0.078in" svg:height="0.1768in" svg:x="0.5756in" svg:y="0.3098in"><draw:text-box><text:p text:style-name="P38"><text:span text:style-name="T21">p</text:span></text:p></draw:text-box></draw:frame><draw:frame draw:style-name="gr54" draw:text-style-name="P39" svg:width="0.0496in" svg:height="0.1894in" svg:x="0.6602in" svg:y="0.2972in"><draw:text-box><text:p text:style-name="P38"><text:span text:style-name="T23"></text:span></text:p></draw:text-box></draw:frame><draw:frame draw:style-name="gr50" draw:text-style-name="P39" svg:width="0.037in" svg:height="0.1071in" svg:x="0.7118in" svg:y="0.2728in"><draw:text-box><text:p text:style-name="P38"><text:span text:style-name="T22">z</text:span></text:p></draw:text-box></draw:frame><draw:frame draw:style-name="gr53" draw:text-style-name="P39" svg:width="0.0862in" svg:height="0.1768in" svg:x="0.8898in" svg:y="0.3146in"><draw:text-box><text:p text:style-name="P38"><text:span text:style-name="T21">if</text:span></text:p></draw:text-box></draw:frame><draw:frame draw:style-name="gr49" draw:text-style-name="P39" svg:width="0.078in" svg:height="0.1768in" svg:x="1.0453in" svg:y="0.3146in"><draw:text-box><text:p text:style-name="P38"><text:span text:style-name="T21">p</text:span></text:p></draw:text-box></draw:frame><draw:frame draw:style-name="gr51" draw:text-style-name="P39" svg:width="0.1232in" svg:height="0.1894in" svg:x="1.1283in" svg:y="0.2972in"><draw:text-box><text:p text:style-name="P38"><text:span text:style-name="T23"></text:span></text:p></draw:text-box></draw:frame><draw:frame draw:style-name="gr49" draw:text-style-name="P39" svg:width="0.078in" svg:height="0.1768in" svg:x="1.2634in" svg:y="0.3146in"><draw:text-box><text:p text:style-name="P38"><text:span text:style-name="T21">q</text:span></text:p></draw:text-box></draw:frame><draw:frame draw:style-name="gr52" draw:text-style-name="P39" svg:width="0.1598in" svg:height="0.5122in" svg:x="1.322in" svg:y="0in"><draw:text-box><text:p text:style-name="P38"><text:span text:style-name="T24">}</text:span></text:p></draw:text-box></draw:frame></draw:g></text:p>
      <text:p text:style-name="P3"/>
      <text:p text:style-name="P12"><text:span text:style-name="T6">Με δεδομένη την παραδοχή μας ότι </text:span><text:span text:style-name="T9">p &gt; q </text:span><text:span text:style-name="T10">η πιθανότητα μειώνεται εκθετικά όσο αυξάνεται ο αριθμός των μπλοκ που πρέπει να καλύψει ο εισβολέας. Με τις πιθανότητες εναντίον του, εάν δεν κάνει νωρίς ένα αιφνιδιασμό προς τα εμπρός κατά τύχη, οι πιθανότητες του γίνονται απίστευτα μικρές καθώς παραμένει πιο πίσω. </text:span></text:p>
      <text:p text:style-name="P11"><text:tab/>Τώρα εξετάζουμε πόσο χρονικό διάστημα πρέπει να περιμένει ο παραλήπτης μιας νέας συναλλαγής πριν να είναι αρκετά σίγουρος ότι ο αποστολέας δεν μπορεί να την αλλάξει. Υποθέτουμε ότι ο αποστολέας είναι ένας εισβολέας που θέλει να κάνει τον παραλήπτη να πιστέψει ότι τον έχει πληρώσει εδώ και ώρα, και στη συνέχεια να το αλλάξει επιστρέφοντας τα χρήματα στον εαυτό του μετά από κάποιο χρονικό διάστημα. Μόλις αυτό συμβεί ο παραλήπτης θα ειδοποιηθεί, αλλά ο αποστολέας ελπίζει ότι θα είναι πολύ αργά.</text:p>
      <text:p text:style-name="P11"><text:tab/>Ο αποδέκτης παράγει ένα νέο ζεύγος κλειδιών και δίνει το δημόσιο στον αποστολέα πριν υπογράψει. Αυτό εμποδίζει τον αποστολέα να προετοιμάσει μια μελλοντική αλυσίδα από μπλοκ, δουλεύοντας πάνω σε αυτή συνεχώς μέχρι να είναι αρκετά τυχερός ώστε να φτάσει αρκετά μπροστά, και στη συνέχεια να εκτελέσει τη συναλλαγή εκείνη τη στιγμή. Μόλις η συναλλαγή αποσταλλεί, ο ανέντιμος αποστολέας ξεκινά να εργάζεται μυστικά σε μια παράλληλη αλυσίδα που περιέχει μια εναλλακτική έκδοση της συναλλαγής του.</text:p>
      <text:p text:style-name="P13"><text:span text:style-name="T10"><text:tab/>Ο παραλήπτης περιμένει έως ότου η συναλλαγή προστεθεί σε ένα μπλοκ, και όταν </text:span><text:span text:style-name="T9">z</text:span><text:span text:style-name="T10"> μπλοκ έχουν συνδεθεί μετά από αυτό. Δεν γνωρίζει ακριβώς πόση πρόοδο έχει κάνει ο επιτιθέμενος, αλλά υποθέτοντας ότι τα έντιμα μπλοκ δημιουργήθηκαν κατά τον μέσο αναμενόμενο χρόνο δημιουργίας, η πιθανή πρόοδος του επιτιθέμενου θα είναι μια κατανομή Poisson με αναμενόμενη αξία:</text:span></text:p>
      <text:p text:style-name="P11"/>
      <text:p text:style-name="P17"><draw:g text:anchor-type="as-char" draw:z-index="7" draw:style-name="gr48"><draw:frame draw:style-name="gr56" draw:text-style-name="P39" svg:width="0.2051in" svg:height="0.1894in" svg:x="0in" svg:y="0.0972in"><draw:text-box><text:p text:style-name="P38"><text:span text:style-name="T23"></text:span><text:span text:style-name="T23">=</text:span></text:p></draw:text-box></draw:frame><draw:frame draw:style-name="gr57" draw:text-style-name="P39" svg:width="0.0614in" svg:height="0.1768in" svg:x="0.2181in" svg:y="0.1102in"><draw:text-box><text:p text:style-name="P38"><text:span text:style-name="T21">z</text:span></text:p></draw:text-box></draw:frame><draw:polygon draw:style-name="gr2" svg:width="0.1189in" svg:height="0.0067in" svg:x="0.3126in" svg:y="0.1965in" svg:viewBox="0 0 303 18" draw:points="0,18 303,18 303,0 0,0"><text:p/></draw:polygon><draw:frame draw:style-name="gr49" draw:text-style-name="P39" svg:width="0.078in" svg:height="0.1768in" svg:x="0.3335in" svg:y="0in"><draw:text-box><text:p text:style-name="P38"><text:span text:style-name="T21">q</text:span></text:p></draw:text-box></draw:frame><draw:frame draw:style-name="gr49" draw:text-style-name="P39" svg:width="0.078in" svg:height="0.1768in" svg:x="0.3445in" svg:y="0.1874in"><draw:text-box><text:p text:style-name="P38"><text:span text:style-name="T21">p</text:span></text:p></draw:text-box></draw:frame></draw:g></text:p>
      <text:p text:style-name="P3"/>
      <text:p text:style-name="P7">Παίρνοντας την πιθανότητα ότι ο επιτιθέμενος μπορεί ακόμα να καλύψει τη διαφορά, πολλαπλασιάζουμε την πυκνότητα Poisson για κάθε αξία προόδου που θα μπορούσε να έχει σημειώσει, με την πιθανότητα ότι θα μπορούσε να προφτάσει μέχρι το σημείο αυτό.</text:p>
      <text:p text:style-name="P3"/>
      <text:p text:style-name="P17"><draw:g text:anchor-type="as-char" draw:z-index="8" draw:style-name="gr48"><draw:frame draw:style-name="gr58" draw:text-style-name="P39" svg:width="0.178in" svg:height="0.2748in" svg:x="0in" svg:y="0.1409in"><draw:text-box><text:p text:style-name="P38"><text:span text:style-name="T26">∑</text:span></text:p></draw:text-box></draw:frame><draw:frame draw:style-name="gr59" draw:text-style-name="P39" svg:width="0.0425in" svg:height="0.1071in" svg:x="0in" svg:y="0.3874in"><draw:text-box><text:p text:style-name="P38"><text:span text:style-name="T22">k</text:span></text:p></draw:text-box></draw:frame><draw:frame draw:style-name="gr60" draw:text-style-name="P39" svg:width="0.0748in" svg:height="0.1142in" svg:x="0.0516in" svg:y="0.3807in"><draw:text-box><text:p text:style-name="P38"><text:span text:style-name="T27">=</text:span></text:p></draw:text-box></draw:frame><draw:frame draw:style-name="gr61" draw:text-style-name="P39" svg:width="0.0476in" svg:height="0.1071in" svg:x="0.1252in" svg:y="0.3874in"><draw:text-box><text:p text:style-name="P38"><text:span text:style-name="T28">0</text:span></text:p></draw:text-box></draw:frame><draw:frame draw:style-name="gr62" draw:text-style-name="P39" svg:width="0.0705in" svg:height="0.1142in" svg:x="0.0516in" svg:y="0.0972in"><draw:text-box><text:p text:style-name="P38"><text:span text:style-name="T27">∞</text:span></text:p></draw:text-box></draw:frame><draw:frame draw:style-name="gr63" draw:text-style-name="P39" svg:width="0.0835in" svg:height="0.1894in" svg:x="0.2181in" svg:y="0.1071in"><draw:text-box><text:p text:style-name="P38"><text:span text:style-name="T23"></text:span></text:p></draw:text-box></draw:frame><draw:frame draw:style-name="gr59" draw:text-style-name="P39" svg:width="0.0425in" svg:height="0.1071in" svg:x="0.3126in" svg:y="0.0925in"><draw:text-box><text:p text:style-name="P38"><text:span text:style-name="T22">k</text:span></text:p></draw:text-box></draw:frame><draw:frame draw:style-name="gr64" draw:text-style-name="P39" svg:width="0.0697in" svg:height="0.1768in" svg:x="0.3752in" svg:y="0.1209in"><draw:text-box><text:p text:style-name="P38"><text:span text:style-name="T21">e</text:span></text:p></draw:text-box></draw:frame><draw:polygon draw:style-name="gr2" svg:width="0.3634in" svg:height="0.0067in" svg:x="0.2185in" svg:y="0.2953in" svg:viewBox="0 0 924 18" draw:points="0,18 924,18 924,0 0,0"><text:p/></draw:polygon><draw:frame draw:style-name="gr65" draw:text-style-name="P39" svg:width="0.124in" svg:height="0.1142in" svg:x="0.4484in" svg:y="0.0866in"><draw:text-box><text:p text:style-name="P38"><text:span text:style-name="T27">−</text:span></text:p></draw:text-box></draw:frame><draw:frame draw:style-name="gr64" draw:text-style-name="P39" svg:width="0.0697in" svg:height="0.1768in" svg:x="0.3335in" svg:y="0.3071in"><draw:text-box><text:p text:style-name="P38"><text:span text:style-name="T21">k</text:span></text:p></draw:text-box></draw:frame><draw:frame draw:style-name="gr66" draw:text-style-name="P39" svg:width="0.0469in" svg:height="0.1894in" svg:x="0.4165in" svg:y="0.2929in"><draw:text-box><text:p text:style-name="P38"><text:span text:style-name="T23">!</text:span></text:p></draw:text-box></draw:frame><draw:frame draw:style-name="gr67" draw:text-style-name="P39" svg:width="0.0898in" svg:height="0.1894in" svg:x="0.572in" svg:y="0.189in"><draw:text-box><text:p text:style-name="P38"><text:span text:style-name="T23">⋅</text:span></text:p></draw:text-box></draw:frame><draw:frame draw:style-name="gr52" draw:text-style-name="P39" svg:width="0.1598in" svg:height="0.5122in" svg:x="0.6362in" svg:y="0in"><draw:text-box><text:p text:style-name="P38"><text:span text:style-name="T24">{</text:span></text:p></draw:text-box></draw:frame><draw:frame draw:style-name="gr54" draw:text-style-name="P39" svg:width="0.0496in" svg:height="0.1894in" svg:x="0.722in" svg:y="0.1236in"><draw:text-box><text:p text:style-name="P38"><text:span text:style-name="T23"></text:span></text:p></draw:text-box></draw:frame><draw:frame draw:style-name="gr49" draw:text-style-name="P39" svg:width="0.078in" svg:height="0.1768in" svg:x="0.7717in" svg:y="0.1362in"><draw:text-box><text:p text:style-name="P38"><text:span text:style-name="T21">q</text:span></text:p></draw:text-box></draw:frame><draw:frame draw:style-name="gr55" draw:text-style-name="P39" svg:width="0.0441in" svg:height="0.1894in" svg:x="0.8681in" svg:y="0.1236in"><draw:text-box><text:p text:style-name="P38"><text:span text:style-name="T23">/</text:span></text:p></draw:text-box></draw:frame><draw:frame draw:style-name="gr49" draw:text-style-name="P39" svg:width="0.078in" svg:height="0.1768in" svg:x="0.9492in" svg:y="0.1362in"><draw:text-box><text:p text:style-name="P38"><text:span text:style-name="T21">p</text:span></text:p></draw:text-box></draw:frame><draw:frame draw:style-name="gr54" draw:text-style-name="P39" svg:width="0.0496in" svg:height="0.1894in" svg:x="1.0335in" svg:y="0.1236in"><draw:text-box><text:p text:style-name="P38"><text:span text:style-name="T23"></text:span></text:p></draw:text-box></draw:frame><draw:frame draw:style-name="gr68" draw:text-style-name="P39" svg:width="0.0303in" svg:height="0.1142in" svg:x="1.0752in" svg:y="0.0984in"><draw:text-box><text:p text:style-name="P38"><text:span text:style-name="T27"></text:span></text:p></draw:text-box></draw:frame><draw:frame draw:style-name="gr50" draw:text-style-name="P39" svg:width="0.037in" svg:height="0.1071in" svg:x="1.1181in" svg:y="0.1043in"><draw:text-box><text:p text:style-name="P38"><text:span text:style-name="T22">z</text:span></text:p></draw:text-box></draw:frame><draw:frame draw:style-name="gr60" draw:text-style-name="P39" svg:width="0.0748in" svg:height="0.1142in" svg:x="1.1598in" svg:y="0.0984in"><draw:text-box><text:p text:style-name="P38"><text:span text:style-name="T27">−</text:span></text:p></draw:text-box></draw:frame><draw:frame draw:style-name="gr59" draw:text-style-name="P39" svg:width="0.0425in" svg:height="0.1071in" svg:x="1.2417in" svg:y="0.1043in"><draw:text-box><text:p text:style-name="P38"><text:span text:style-name="T22">k</text:span></text:p></draw:text-box></draw:frame><draw:frame draw:style-name="gr68" draw:text-style-name="P39" svg:width="0.0303in" svg:height="0.1142in" svg:x="1.2945in" svg:y="0.0984in"><draw:text-box><text:p text:style-name="P38"><text:span text:style-name="T27"></text:span></text:p></draw:text-box></draw:frame><draw:frame draw:style-name="gr69" draw:text-style-name="P39" svg:width="0.1925in" svg:height="0.1768in" svg:x="1.461in" svg:y="0.1091in"><draw:text-box><text:p text:style-name="P38"><text:span text:style-name="T21">if k</text:span></text:p></draw:text-box></draw:frame><draw:frame draw:style-name="gr51" draw:text-style-name="P39" svg:width="0.1232in" svg:height="0.1894in" svg:x="1.6807in" svg:y="0.0953in"><draw:text-box><text:p text:style-name="P38"><text:span text:style-name="T23">≤</text:span></text:p></draw:text-box></draw:frame><draw:frame draw:style-name="gr57" draw:text-style-name="P39" svg:width="0.0614in" svg:height="0.1768in" svg:x="1.8252in" svg:y="0.1091in"><draw:text-box><text:p text:style-name="P38"><text:span text:style-name="T21">z</text:span></text:p></draw:text-box></draw:frame><draw:frame draw:style-name="gr49" draw:text-style-name="P39" svg:width="0.078in" svg:height="0.1768in" svg:x="0.9819in" svg:y="0.3126in"><draw:text-box><text:p text:style-name="P38"><text:span text:style-name="T25">1</text:span></text:p></draw:text-box></draw:frame><draw:frame draw:style-name="gr69" draw:text-style-name="P39" svg:width="0.1925in" svg:height="0.1768in" svg:x="1.461in" svg:y="0.2953in"><draw:text-box><text:p text:style-name="P38"><text:span text:style-name="T21">if k</text:span></text:p></draw:text-box></draw:frame><draw:frame draw:style-name="gr51" draw:text-style-name="P39" svg:width="0.1232in" svg:height="0.1894in" svg:x="1.6807in" svg:y="0.2811in"><draw:text-box><text:p text:style-name="P38"><text:span text:style-name="T23"></text:span></text:p></draw:text-box></draw:frame><draw:frame draw:style-name="gr57" draw:text-style-name="P39" svg:width="0.0614in" svg:height="0.1768in" svg:x="1.8252in" svg:y="0.2953in"><draw:text-box><text:p text:style-name="P38"><text:span text:style-name="T21">z</text:span></text:p></draw:text-box></draw:frame><draw:frame draw:style-name="gr52" draw:text-style-name="P39" svg:width="0.1598in" svg:height="0.5122in" svg:x="1.8752in" svg:y="0in"><draw:text-box><text:p text:style-name="P38"><text:span text:style-name="T24">}</text:span></text:p></draw:text-box></draw:frame></draw:g></text:p>
      <text:p text:style-name="P3"/>
      <text:p text:style-name="P5"><text:span text:style-name="T13">Επαναδιατάσσουμε για την αποφυγή άθροισης της άπειρης ουράς της διανομής…</text:span> </text:p>
      <text:p text:style-name="P3"/>
      <text:p text:style-name="P17"><draw:g text:anchor-type="as-char" draw:z-index="9" draw:style-name="gr48"><draw:frame draw:style-name="gr49" draw:text-style-name="P39" svg:width="0.078in" svg:height="0.1768in" svg:x="0in" svg:y="0.1055in"><draw:text-box><text:p text:style-name="P38"><text:span text:style-name="T25">1</text:span></text:p></draw:text-box></draw:frame><draw:frame draw:style-name="gr51" draw:text-style-name="P39" svg:width="0.1232in" svg:height="0.1894in" svg:x="0.072in" svg:y="0.0929in"><draw:text-box><text:p text:style-name="P38"><text:span text:style-name="T23">−</text:span></text:p></draw:text-box></draw:frame><draw:frame draw:style-name="gr58" draw:text-style-name="P39" svg:width="0.178in" svg:height="0.2748in" svg:x="0.1972in" svg:y="0.0583in"><draw:text-box><text:p text:style-name="P38"><text:span text:style-name="T26">∑</text:span></text:p></draw:text-box></draw:frame><draw:frame draw:style-name="gr59" draw:text-style-name="P39" svg:width="0.0425in" svg:height="0.1071in" svg:x="0.2083in" svg:y="0.311in"><draw:text-box><text:p text:style-name="P38"><text:span text:style-name="T22">k</text:span></text:p></draw:text-box></draw:frame><draw:frame draw:style-name="gr60" draw:text-style-name="P39" svg:width="0.0748in" svg:height="0.1142in" svg:x="0.2598in" svg:y="0.3043in"><draw:text-box><text:p text:style-name="P38"><text:span text:style-name="T27">=</text:span></text:p></draw:text-box></draw:frame><draw:frame draw:style-name="gr61" draw:text-style-name="P39" svg:width="0.0476in" svg:height="0.1071in" svg:x="0.3335in" svg:y="0.311in"><draw:text-box><text:p text:style-name="P38"><text:span text:style-name="T28">0</text:span></text:p></draw:text-box></draw:frame><draw:frame draw:style-name="gr50" draw:text-style-name="P39" svg:width="0.037in" svg:height="0.1071in" svg:x="0.2728in" svg:y="0in"><draw:text-box><text:p text:style-name="P38"><text:span text:style-name="T22">z</text:span></text:p></draw:text-box></draw:frame><draw:frame draw:style-name="gr63" draw:text-style-name="P39" svg:width="0.0835in" svg:height="0.1894in" svg:x="0.4236in" svg:y="0.0173in"><draw:text-box><text:p text:style-name="P38"><text:span text:style-name="T23"></text:span></text:p></draw:text-box></draw:frame><draw:frame draw:style-name="gr59" draw:text-style-name="P39" svg:width="0.0425in" svg:height="0.1071in" svg:x="0.5071in" svg:y="0.0173in"><draw:text-box><text:p text:style-name="P38"><text:span text:style-name="T22">k</text:span></text:p></draw:text-box></draw:frame><draw:frame draw:style-name="gr64" draw:text-style-name="P39" svg:width="0.0697in" svg:height="0.1768in" svg:x="0.5807in" svg:y="0.0366in"><draw:text-box><text:p text:style-name="P38"><text:span text:style-name="T21">e</text:span></text:p></draw:text-box></draw:frame><draw:polygon draw:style-name="gr2" svg:width="0.3634in" svg:height="0.0067in" svg:x="0.4142in" svg:y="0.215in" svg:viewBox="0 0 924 18" draw:points="0,18 924,18 924,0 0,0"><text:p/></draw:polygon><draw:frame draw:style-name="gr65" draw:text-style-name="P39" svg:width="0.124in" svg:height="0.1142in" svg:x="0.65in" svg:y="0.0098in"><draw:text-box><text:p text:style-name="P38"><text:span text:style-name="T27">−</text:span></text:p></draw:text-box></draw:frame><draw:frame draw:style-name="gr64" draw:text-style-name="P39" svg:width="0.0697in" svg:height="0.1768in" svg:x="0.539in" svg:y="0.2339in"><draw:text-box><text:p text:style-name="P38"><text:span text:style-name="T21">k</text:span></text:p></draw:text-box></draw:frame><draw:frame draw:style-name="gr66" draw:text-style-name="P39" svg:width="0.0469in" svg:height="0.1894in" svg:x="0.6209in" svg:y="0.2154in"><draw:text-box><text:p text:style-name="P38"><text:span text:style-name="T23">!</text:span></text:p></draw:text-box></draw:frame><draw:frame draw:style-name="gr70" draw:text-style-name="P39" svg:width="0.065in" svg:height="0.2512in" svg:x="0.7984in" svg:y="0.0528in"><draw:text-box><text:p text:style-name="P38"><text:span text:style-name="T29"></text:span></text:p></draw:text-box></draw:frame><draw:frame draw:style-name="gr49" draw:text-style-name="P39" svg:width="0.078in" svg:height="0.1768in" svg:x="0.8484in" svg:y="0.1055in"><draw:text-box><text:p text:style-name="P38"><text:span text:style-name="T25">1</text:span></text:p></draw:text-box></draw:frame><draw:frame draw:style-name="gr71" draw:text-style-name="P39" svg:width="0.1713in" svg:height="0.1894in" svg:x="0.9264in" svg:y="0.0929in"><draw:text-box><text:p text:style-name="P38"><text:span text:style-name="T23">−</text:span></text:p></draw:text-box></draw:frame><draw:frame draw:style-name="gr49" draw:text-style-name="P39" svg:width="0.078in" svg:height="0.1768in" svg:x="1.1083in" svg:y="0.1055in"><draw:text-box><text:p text:style-name="P38"><text:span text:style-name="T21">q</text:span></text:p></draw:text-box></draw:frame><draw:frame draw:style-name="gr55" draw:text-style-name="P39" svg:width="0.0441in" svg:height="0.1894in" svg:x="1.1957in" svg:y="0.0929in"><draw:text-box><text:p text:style-name="P38"><text:span text:style-name="T23">/</text:span></text:p></draw:text-box></draw:frame><draw:frame draw:style-name="gr49" draw:text-style-name="P39" svg:width="0.078in" svg:height="0.1768in" svg:x="1.2846in" svg:y="0.1055in"><draw:text-box><text:p text:style-name="P38"><text:span text:style-name="T21">p</text:span></text:p></draw:text-box></draw:frame><draw:frame draw:style-name="gr54" draw:text-style-name="P39" svg:width="0.0496in" svg:height="0.1894in" svg:x="1.3626in" svg:y="0.0929in"><draw:text-box><text:p text:style-name="P38"><text:span text:style-name="T23"></text:span></text:p></draw:text-box></draw:frame><draw:frame draw:style-name="gr68" draw:text-style-name="P39" svg:width="0.0303in" svg:height="0.1142in" svg:x="1.4043in" svg:y="0.0744in"><draw:text-box><text:p text:style-name="P38"><text:span text:style-name="T27"></text:span></text:p></draw:text-box></draw:frame><draw:frame draw:style-name="gr50" draw:text-style-name="P39" svg:width="0.037in" svg:height="0.1071in" svg:x="1.4457in" svg:y="0.0783in"><draw:text-box><text:p text:style-name="P38"><text:span text:style-name="T22">z</text:span></text:p></draw:text-box></draw:frame><draw:frame draw:style-name="gr60" draw:text-style-name="P39" svg:width="0.0748in" svg:height="0.1142in" svg:x="1.4874in" svg:y="0.0744in"><draw:text-box><text:p text:style-name="P38"><text:span text:style-name="T27">−</text:span></text:p></draw:text-box></draw:frame><draw:frame draw:style-name="gr59" draw:text-style-name="P39" svg:width="0.0425in" svg:height="0.1071in" svg:x="1.5709in" svg:y="0.0783in"><draw:text-box><text:p text:style-name="P38"><text:span text:style-name="T22">k</text:span></text:p></draw:text-box></draw:frame><draw:frame draw:style-name="gr68" draw:text-style-name="P39" svg:width="0.0303in" svg:height="0.1142in" svg:x="1.622in" svg:y="0.0744in"><draw:text-box><text:p text:style-name="P38"><text:span text:style-name="T27"></text:span></text:p></draw:text-box></draw:frame><draw:frame draw:style-name="gr70" draw:text-style-name="P39" svg:width="0.065in" svg:height="0.2512in" svg:x="1.6543in" svg:y="0.0528in"><draw:text-box><text:p text:style-name="P38"><text:span text:style-name="T29"></text:span></text:p></draw:text-box></draw:frame></draw:g></text:p>
      <text:p text:style-name="P3"/>
      <text:p text:style-name="P3"/>
      <text:p text:style-name="P3"/>
      <text:p text:style-name="P3"/>
      <text:p text:style-name="P7"><text:soft-page-break/>Μετατρέπουμε σε γλώσσα προγραμματισμού C…</text:p>
      <text:p text:style-name="P3"/>
      <text:p text:style-name="P3"/>
      <text:p text:style-name="P17"><draw:g text:anchor-type="as-char" draw:z-index="10" draw:style-name="gr1"><draw:frame draw:style-name="gr72" draw:text-style-name="P39" svg:width="1.135in" svg:height="0.1268in" svg:x="0in" svg:y="0in"><draw:text-box><text:p text:style-name="P38"><text:span text:style-name="T30">#include &lt;math.h&gt;</text:span></text:p></draw:text-box></draw:frame><draw:frame draw:style-name="gr73" draw:text-style-name="P39" svg:width="3.3358in" svg:height="0.1268in" svg:x="0in" svg:y="0.1264in"><draw:text-box><text:p text:style-name="P38"><text:span text:style-name="T30">double AttackerSuccessProbability(double q, int z)</text:span></text:p></draw:text-box></draw:frame><draw:frame draw:style-name="gr74" draw:text-style-name="P39" svg:width="0.0685in" svg:height="0.1268in" svg:x="0in" svg:y="0.2516in"><draw:text-box><text:p text:style-name="P38"><text:span text:style-name="T30">{</text:span></text:p></draw:text-box></draw:frame><draw:frame draw:style-name="gr75" draw:text-style-name="P39" svg:width="1.535in" svg:height="0.1268in" svg:x="0in" svg:y="0.378in"><draw:text-box><text:p text:style-name="P38"><text:span text:style-name="T30"><text:s text:c="4"/></text:span><text:span text:style-name="T30">double p = 1.0 - q;</text:span></text:p></draw:text-box></draw:frame><draw:frame draw:style-name="gr76" draw:text-style-name="P39" svg:width="2.1358in" svg:height="0.1268in" svg:x="0in" svg:y="0.5028in"><draw:text-box><text:p text:style-name="P38"><text:span text:style-name="T30"><text:s text:c="4"/></text:span><text:span text:style-name="T30">double lambda = z * (q / p);</text:span></text:p></draw:text-box></draw:frame><draw:frame draw:style-name="gr77" draw:text-style-name="P39" svg:width="1.4016in" svg:height="0.1268in" svg:x="0in" svg:y="0.6291in"><draw:text-box><text:p text:style-name="P38"><text:span text:style-name="T30"><text:s text:c="4"/></text:span><text:span text:style-name="T30">double sum = 1.0;</text:span></text:p></draw:text-box></draw:frame><draw:frame draw:style-name="gr78" draw:text-style-name="P39" svg:width="0.8685in" svg:height="0.1268in" svg:x="0in" svg:y="0.7543in"><draw:text-box><text:p text:style-name="P38"><text:span text:style-name="T30"><text:s text:c="4"/></text:span><text:span text:style-name="T30">int i, k;</text:span></text:p></draw:text-box></draw:frame><draw:frame draw:style-name="gr79" draw:text-style-name="P39" svg:width="1.8685in" svg:height="0.1268in" svg:x="0in" svg:y="0.8807in"><draw:text-box><text:p text:style-name="P38"><text:span text:style-name="T30"><text:s text:c="4"/></text:span><text:span text:style-name="T30">for (k = 0; k &lt;= z; k++)</text:span></text:p></draw:text-box></draw:frame><draw:frame draw:style-name="gr80" draw:text-style-name="P39" svg:width="0.335in" svg:height="0.1268in" svg:x="0in" svg:y="1.0055in"><draw:text-box><text:p text:style-name="P38"><text:span text:style-name="T30"><text:s text:c="4"/></text:span><text:span text:style-name="T30">{</text:span></text:p></draw:text-box></draw:frame><draw:frame draw:style-name="gr81" draw:text-style-name="P39" svg:width="2.5358in" svg:height="0.1268in" svg:x="0in" svg:y="1.1319in"><draw:text-box><text:p text:style-name="P38"><text:span text:style-name="T30"><text:s text:c="8"/></text:span><text:span text:style-name="T30">double poisson = exp(-lambda);</text:span></text:p></draw:text-box></draw:frame><draw:frame draw:style-name="gr82" draw:text-style-name="P39" svg:width="2.135in" svg:height="0.1268in" svg:x="0in" svg:y="1.2571in"><draw:text-box><text:p text:style-name="P38"><text:span text:style-name="T30"><text:s text:c="8"/></text:span><text:span text:style-name="T30">for (i = 1; i &lt;= k; i++)</text:span></text:p></draw:text-box></draw:frame><draw:frame draw:style-name="gr83" draw:text-style-name="P39" svg:width="2.2685in" svg:height="0.1268in" svg:x="0in" svg:y="1.3835in"><draw:text-box><text:p text:style-name="P38"><text:span text:style-name="T30"><text:s text:c="12"/></text:span><text:span text:style-name="T30">poisson *= lambda / i;</text:span></text:p></draw:text-box></draw:frame><draw:frame draw:style-name="gr84" draw:text-style-name="P39" svg:width="3.2689in" svg:height="0.1268in" svg:x="0in" svg:y="1.5083in"><draw:text-box><text:p text:style-name="P38"><text:span text:style-name="T30"><text:s text:c="8"/></text:span><text:span text:style-name="T30">sum -= poisson * (1 - pow(q / p, z - k));</text:span></text:p></draw:text-box></draw:frame><draw:frame draw:style-name="gr80" draw:text-style-name="P39" svg:width="0.335in" svg:height="0.1268in" svg:x="0in" svg:y="1.6346in"><draw:text-box><text:p text:style-name="P38"><text:span text:style-name="T30"><text:s text:c="4"/></text:span><text:span text:style-name="T30">}</text:span></text:p></draw:text-box></draw:frame><draw:frame draw:style-name="gr85" draw:text-style-name="P39" svg:width="1.0016in" svg:height="0.1268in" svg:x="0in" svg:y="1.7598in"><draw:text-box><text:p text:style-name="P38"><text:span text:style-name="T30"><text:s text:c="4"/></text:span><text:span text:style-name="T30">return sum;</text:span></text:p></draw:text-box></draw:frame><draw:frame draw:style-name="gr74" draw:text-style-name="P39" svg:width="0.0685in" svg:height="0.1268in" svg:x="0in" svg:y="1.8862in"><draw:text-box><text:p text:style-name="P38"><text:span text:style-name="T30">}</text:span></text:p></draw:text-box></draw:frame></draw:g></text:p>
      <text:p text:style-name="P3"/>
      <text:p text:style-name="P3"/>
      <text:p text:style-name="P12"><text:span text:style-name="T6">Εκτελώντας κάποια αποτελέσματα, βλέπουμε την πιθανότητα να πέφτει εκθετικά με το </text:span><text:span text:style-name="T9">z</text:span></text:p>
      <text:p text:style-name="P3"/>
      <text:p text:style-name="P3"/>
      <text:p text:style-name="P17"><draw:g text:anchor-type="as-char" draw:z-index="11" draw:style-name="gr1"><draw:frame draw:style-name="gr80" draw:text-style-name="P39" svg:width="0.335in" svg:height="0.1268in" svg:x="0in" svg:y="0in"><draw:text-box><text:p text:style-name="P38"><text:span text:style-name="T30">q=0.1</text:span></text:p></draw:text-box></draw:frame><draw:frame draw:style-name="gr86" draw:text-style-name="P39" svg:width="1.2016in" svg:height="0.1268in" svg:x="0in" svg:y="0.1252in"><draw:text-box><text:p text:style-name="P38"><text:span text:style-name="T30">z=0 <text:s text:c="3"/>P=1.0000000</text:span></text:p></draw:text-box></draw:frame><draw:frame draw:style-name="gr86" draw:text-style-name="P39" svg:width="1.2016in" svg:height="0.1268in" svg:x="0in" svg:y="0.2516in"><draw:text-box><text:p text:style-name="P38"><text:span text:style-name="T30">z=1 <text:s text:c="3"/>P=0.2045873</text:span></text:p></draw:text-box></draw:frame><draw:frame draw:style-name="gr86" draw:text-style-name="P39" svg:width="1.2016in" svg:height="0.1268in" svg:x="0in" svg:y="0.3764in"><draw:text-box><text:p text:style-name="P38"><text:span text:style-name="T30">z=2 <text:s text:c="3"/>P=0.0509779</text:span></text:p></draw:text-box></draw:frame><draw:frame draw:style-name="gr86" draw:text-style-name="P39" svg:width="1.2016in" svg:height="0.1268in" svg:x="0in" svg:y="0.5028in"><draw:text-box><text:p text:style-name="P38"><text:span text:style-name="T30">z=3 <text:s text:c="3"/>P=0.0131722</text:span></text:p></draw:text-box></draw:frame><draw:frame draw:style-name="gr86" draw:text-style-name="P39" svg:width="1.2016in" svg:height="0.1268in" svg:x="0in" svg:y="0.628in"><draw:text-box><text:p text:style-name="P38"><text:span text:style-name="T30">z=4 <text:s text:c="3"/>P=0.0034552</text:span></text:p></draw:text-box></draw:frame><draw:frame draw:style-name="gr86" draw:text-style-name="P39" svg:width="1.2016in" svg:height="0.1268in" svg:x="0in" svg:y="0.7543in"><draw:text-box><text:p text:style-name="P38"><text:span text:style-name="T30">z=5 <text:s text:c="3"/>P=0.0009137</text:span></text:p></draw:text-box></draw:frame><draw:frame draw:style-name="gr86" draw:text-style-name="P39" svg:width="1.2016in" svg:height="0.1268in" svg:x="0in" svg:y="0.8791in"><draw:text-box><text:p text:style-name="P38"><text:span text:style-name="T30">z=6 <text:s text:c="3"/>P=0.0002428</text:span></text:p></draw:text-box></draw:frame><draw:frame draw:style-name="gr86" draw:text-style-name="P39" svg:width="1.2016in" svg:height="0.1268in" svg:x="0in" svg:y="1.0055in"><draw:text-box><text:p text:style-name="P38"><text:span text:style-name="T30">z=7 <text:s text:c="3"/>P=0.0000647</text:span></text:p></draw:text-box></draw:frame><draw:frame draw:style-name="gr86" draw:text-style-name="P39" svg:width="1.2016in" svg:height="0.1268in" svg:x="0in" svg:y="1.1307in"><draw:text-box><text:p text:style-name="P38"><text:span text:style-name="T30">z=8 <text:s text:c="3"/>P=0.0000173</text:span></text:p></draw:text-box></draw:frame><draw:frame draw:style-name="gr86" draw:text-style-name="P39" svg:width="1.2016in" svg:height="0.1268in" svg:x="0in" svg:y="1.2571in"><draw:text-box><text:p text:style-name="P38"><text:span text:style-name="T30">z=9 <text:s text:c="3"/>P=0.0000046</text:span></text:p></draw:text-box></draw:frame><draw:frame draw:style-name="gr86" draw:text-style-name="P39" svg:width="1.2016in" svg:height="0.1268in" svg:x="0in" svg:y="1.3819in"><draw:text-box><text:p text:style-name="P38"><text:span text:style-name="T30">z=10 <text:s text:c="2"/>P=0.0000012</text:span></text:p></draw:text-box></draw:frame><draw:frame draw:style-name="gr80" draw:text-style-name="P39" svg:width="0.335in" svg:height="0.1268in" svg:x="0in" svg:y="1.6484in"><draw:text-box><text:p text:style-name="P38"><text:span text:style-name="T30">q=0.3</text:span></text:p></draw:text-box></draw:frame><draw:frame draw:style-name="gr86" draw:text-style-name="P39" svg:width="1.2016in" svg:height="0.1268in" svg:x="0in" svg:y="1.7736in"><draw:text-box><text:p text:style-name="P38"><text:span text:style-name="T30">z=0 <text:s text:c="3"/>P=1.0000000</text:span></text:p></draw:text-box></draw:frame><draw:frame draw:style-name="gr86" draw:text-style-name="P39" svg:width="1.2016in" svg:height="0.1268in" svg:x="0in" svg:y="1.9in"><draw:text-box><text:p text:style-name="P38"><text:span text:style-name="T30">z=5 <text:s text:c="3"/>P=0.1773523</text:span></text:p></draw:text-box></draw:frame><draw:frame draw:style-name="gr86" draw:text-style-name="P39" svg:width="1.2016in" svg:height="0.1268in" svg:x="0in" svg:y="2.0252in"><draw:text-box><text:p text:style-name="P38"><text:span text:style-name="T30">z=10 <text:s text:c="2"/>P=0.0416605</text:span></text:p></draw:text-box></draw:frame><draw:frame draw:style-name="gr86" draw:text-style-name="P39" svg:width="1.2016in" svg:height="0.1268in" svg:x="0in" svg:y="2.1516in"><draw:text-box><text:p text:style-name="P38"><text:span text:style-name="T30">z=15 <text:s text:c="2"/>P=0.0101008</text:span></text:p></draw:text-box></draw:frame><draw:frame draw:style-name="gr86" draw:text-style-name="P39" svg:width="1.2016in" svg:height="0.1268in" svg:x="0in" svg:y="2.2764in"><draw:text-box><text:p text:style-name="P38"><text:span text:style-name="T30">z=20 <text:s text:c="2"/>P=0.0024804</text:span></text:p></draw:text-box></draw:frame><draw:frame draw:style-name="gr86" draw:text-style-name="P39" svg:width="1.2016in" svg:height="0.1268in" svg:x="0in" svg:y="2.4028in"><draw:text-box><text:p text:style-name="P38"><text:span text:style-name="T30">z=25 <text:s text:c="2"/>P=0.0006132</text:span></text:p></draw:text-box></draw:frame><draw:frame draw:style-name="gr86" draw:text-style-name="P39" svg:width="1.2016in" svg:height="0.1268in" svg:x="0in" svg:y="2.528in"><draw:text-box><text:p text:style-name="P38"><text:span text:style-name="T30">z=30 <text:s text:c="2"/>P=0.0001522</text:span></text:p></draw:text-box></draw:frame><draw:frame draw:style-name="gr86" draw:text-style-name="P39" svg:width="1.2016in" svg:height="0.1268in" svg:x="0in" svg:y="2.6543in"><draw:text-box><text:p text:style-name="P38"><text:span text:style-name="T30">z=35 <text:s text:c="2"/>P=0.0000379</text:span></text:p></draw:text-box></draw:frame><draw:frame draw:style-name="gr86" draw:text-style-name="P39" svg:width="1.2016in" svg:height="0.1268in" svg:x="0in" svg:y="2.7791in"><draw:text-box><text:p text:style-name="P38"><text:span text:style-name="T30">z=40 <text:s text:c="2"/>P=0.0000095</text:span></text:p></draw:text-box></draw:frame><draw:frame draw:style-name="gr86" draw:text-style-name="P39" svg:width="1.2016in" svg:height="0.1268in" svg:x="0in" svg:y="2.9055in"><draw:text-box><text:p text:style-name="P38"><text:span text:style-name="T30">z=45 <text:s text:c="2"/>P=0.0000024</text:span></text:p></draw:text-box></draw:frame><draw:frame draw:style-name="gr86" draw:text-style-name="P39" svg:width="1.2016in" svg:height="0.1268in" svg:x="0in" svg:y="3.0307in"><draw:text-box><text:p text:style-name="P38"><text:span text:style-name="T30">z=50 <text:s text:c="2"/>P=0.0000006</text:span></text:p></draw:text-box></draw:frame></draw:g></text:p>
      <text:p text:style-name="P3"/>
      <text:p text:style-name="P7">Επιλύοντας για P μικρότερο από 0,1%…</text:p>
      <text:p text:style-name="P3"/>
      <text:p text:style-name="P3"/>
      <text:p text:style-name="P17"><draw:g text:anchor-type="as-char" draw:z-index="12" draw:style-name="gr1"><draw:frame draw:style-name="gr87" draw:text-style-name="P39" svg:width="0.6016in" svg:height="0.1268in" svg:x="0in" svg:y="0in"><draw:text-box><text:p text:style-name="P38"><text:span text:style-name="T30">P &lt; 0.001</text:span></text:p></draw:text-box></draw:frame><draw:frame draw:style-name="gr88" draw:text-style-name="P39" svg:width="0.8016in" svg:height="0.1268in" svg:x="0in" svg:y="0.1264in"><draw:text-box><text:p text:style-name="P38"><text:span text:style-name="T30">q=0.10 <text:s text:c="2"/>z=5</text:span></text:p></draw:text-box></draw:frame><draw:frame draw:style-name="gr88" draw:text-style-name="P39" svg:width="0.8016in" svg:height="0.1268in" svg:x="0in" svg:y="0.2516in"><draw:text-box><text:p text:style-name="P38"><text:span text:style-name="T30">q=0.15 <text:s text:c="2"/>z=8</text:span></text:p></draw:text-box></draw:frame><draw:frame draw:style-name="gr78" draw:text-style-name="P39" svg:width="0.8685in" svg:height="0.1268in" svg:x="0in" svg:y="0.378in"><draw:text-box><text:p text:style-name="P38"><text:span text:style-name="T30">q=0.20 <text:s text:c="2"/>z=11</text:span></text:p></draw:text-box></draw:frame><draw:frame draw:style-name="gr78" draw:text-style-name="P39" svg:width="0.8685in" svg:height="0.1268in" svg:x="0in" svg:y="0.5028in"><draw:text-box><text:p text:style-name="P38"><text:span text:style-name="T30">q=0.25 <text:s text:c="2"/>z=15</text:span></text:p></draw:text-box></draw:frame><draw:frame draw:style-name="gr78" draw:text-style-name="P39" svg:width="0.8685in" svg:height="0.1268in" svg:x="0in" svg:y="0.6291in"><draw:text-box><text:p text:style-name="P38"><text:span text:style-name="T30">q=0.30 <text:s text:c="2"/>z=24</text:span></text:p></draw:text-box></draw:frame><draw:frame draw:style-name="gr78" draw:text-style-name="P39" svg:width="0.8685in" svg:height="0.1268in" svg:x="0in" svg:y="0.7543in"><draw:text-box><text:p text:style-name="P38"><text:span text:style-name="T30">q=0.35 <text:s text:c="2"/>z=41</text:span></text:p></draw:text-box></draw:frame><draw:frame draw:style-name="gr78" draw:text-style-name="P39" svg:width="0.8685in" svg:height="0.1268in" svg:x="0in" svg:y="0.8807in"><draw:text-box><text:p text:style-name="P38"><text:span text:style-name="T30">q=0.40 <text:s text:c="2"/>z=89</text:span></text:p></draw:text-box></draw:frame><draw:frame draw:style-name="gr89" draw:text-style-name="P39" svg:width="0.935in" svg:height="0.1268in" svg:x="0in" svg:y="1.0055in"><draw:text-box><text:p text:style-name="P38"><text:span text:style-name="T30">q=0.45 <text:s text:c="2"/>z=340</text:span></text:p></draw:text-box></draw:frame></draw:g></text:p>
      <text:h text:style-name="P36" text:outline-level="2"><text:soft-page-break/>12. <text:s text:c="3"/>Συμπεράσματα</text:h>
      <text:p text:style-name="P7">Προτείναμε ένα σύστημα ηλεκτρονικών συναλλαγών χωρίς να στηρίζεται στην εμπιστοσύνη. Ξεκινήσαμε με το συνηθισμένο πλαίσιο νομισμάτων που προέρχονται από ψηφιακές υπογραφές, το οποίο παρέχει ισχυρό έλεγχο ιδιοκτησίας, αλλά και που είναι ελλιπές χωρίς ένα τρόπο για να αποτραπεί η διπλή δαπάνη. Για να το λύσουμε, προτείναμε τη δημιουργία ενός δικτύου από χρήστη σε χρήστη, χρησιμοποιώντας την απόδειξη εργασίας για την καταγραφή ενός δημόσιου ιστορικού συναλλαγών. Το δίκτυο αυτό γίνεται γρήγορα μη πρακτικό υπολογιστικά να αλλαχθεί από έναν εισβολέα, εφόσον οι έντιμοι κόμβοι ελέγχουν την πλειοψηφία της υπολογιστικής ισχύος. Το δίκτυο είναι ανθεκτικό μέσα στη μη δομημένη απλότητα του. Οι κόμβοι εργάζονται ταυτόχρονα με ελάχιστο συντονισμό. Δεν χρειάζεται να αναγνωρισθούν, δεδομένου ότι τα μηνύματα δεν μεταφέρονται σε συγκεκριμένο μέρος και πρέπει να παραδοθούν μόνο με βάση τη μεγαλύτερη προσπάθεια. Οι κόμβοι μπορούν να εγκαταλείψουν και να επανέλθουν στο δίκτυο κατά βούληση, αποδεχόμενοι την αλυσίδα απόδειξης εργασίας ως απόδειξη του τι συνέβη όσο είχαν φύγει. Ψηφίζουν σύμφωνα με την υπολογιστική τους ισχύ, εκφράζοντας την αποδοχή των έγκυρων μπλοκ, δουλεύοντας για την επέκταση τους και απορρίπτοντας άκυρα μπλοκ αρνούμενοι να εργαστούν σε αυτά. Όλοι οι απαραίτητοι κανόνες μπορούν να επιβληθούν με αυτό το μηχανισμό συναίνεσης. <text:s/></text:p>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36" text:outline-level="2"><text:soft-page-break/>Βιβλιογραφία</text:h>
      <text:list xml:id="list6335488076498583178" text:style-name="Numbering_20_2">
        <text:list-item>
          <text:p text:style-name="P33">W. Dai, "b-money," http://www.weidai.com/bmoney.txt, 1998. </text:p>
        </text:list-item>
        <text:list-item>
          <text:p text:style-name="P34"><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34"><text:span text:style-name="T1">S. Haber, W.S. Stornetta, "How to time-stamp a digital document," In </text:span><text:span text:style-name="T2">Journal of Cryptology</text:span><text:span text:style-name="T1">, vol 3, no 2, pages 99-111, 1991. </text:span></text:p>
        </text:list-item>
        <text:list-item>
          <text:p text:style-name="P34"><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34"><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33">A. Back, "Hashcash - a denial of service counter-measure," <text:line-break/>http://www.hashcash.org/papers/hashcash.pdf, 2002. </text:p>
        </text:list-item>
        <text:list-item>
          <text:p text:style-name="P34"><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33">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Lohit Hindi3" svg:font-family="'Lohit Hindi'"/>
    <style:font-face style:name="OpenSymbol" svg:font-family="OpenSymbol"/>
    <style:font-face style:name="Times New Roman2" svg:font-family="'Times New Roman'"/>
    <style:font-face style:name="TimesNewRomanPSMT2" svg:font-family="TimesNewRomanPSMT"/>
    <style:font-face style:name="Times-Roman" svg:font-family="Times-Roman"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Century Schoolbook L" svg:font-family="'Century Schoolbook L'" style:font-family-generic="roman" style:font-pitch="variable"/>
    <style:font-face style:name="DejaVu Sans1" svg:font-family="'DejaVu Sans'" style:font-family-generic="roman" style:font-pitch="variable"/>
    <style:font-face style:name="Lohit Hindi2" svg:font-family="'Lohit Hindi'"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NewRomanPSMT1" svg:font-family="TimesNewRomanPSMT"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7-12-17T22:50:58</dc:date>
    <meta:editing-duration>PT4H32M12S</meta:editing-duration>
    <meta:editing-cycles>39</meta:editing-cycles>
    <meta:generator>OpenOffice/4.1.4$Unix OpenOffice.org_project/414m5$Build-9788</meta:generator>
    <meta:document-statistic meta:table-count="0" meta:image-count="0" meta:object-count="0" meta:page-count="11" meta:paragraph-count="89" meta:word-count="3438" meta:character-count="23294"/>
  </office:meta>
</office:document-meta>
</file>